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0pt" style:use-optimal-column-width="false"/>
    </style:style>
    <style:style style:name="ACOL-2" style:family="table-column">
      <style:table-column-properties style:column-width="57pt" style:use-optimal-column-width="false"/>
    </style:style>
    <style:style style:name="ACOL-3" style:family="table-column">
      <style:table-column-properties style:column-width="60.75pt" style:use-optimal-column-width="false"/>
    </style:style>
    <style:style style:name="ACOL-4" style:family="table-column">
      <style:table-column-properties style:column-width="63.75pt" style:use-optimal-column-width="false"/>
    </style:style>
    <style:style style:name="ACOL-5" style:family="table-column">
      <style:table-column-properties style:column-width="60pt" style:use-optimal-column-width="false"/>
    </style:style>
    <style:style style:name="ACOL-6" style:family="table-column">
      <style:table-column-properties style:column-width="68.25pt" style:use-optimal-column-width="false"/>
    </style:style>
    <style:style style:name="ACOL-7" style:family="table-column">
      <style:table-column-properties style:column-width="66.75pt" style:use-optimal-column-width="false"/>
    </style:style>
    <style:style style:name="ACOL-8" style:family="table-column">
      <style:table-column-properties style:column-width="70.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247.5pt" style:use-optimal-column-width="true"/>
    </style:style>
    <style:style style:name="ACOL-11" style:family="table-column">
      <style:table-column-properties style:column-width="312.75pt" style:use-optimal-column-width="true"/>
    </style:style>
    <style:style style:name="ACOL-12" style:family="table-column"/>
    <style:style style:name="ACOL-13" style:family="table-column">
      <style:table-column-properties style:column-width="111pt" style:use-optimal-column-width="true"/>
    </style:style>
    <style:style style:name="ACOL-14" style:family="table-column">
      <style:table-column-properties style:column-width="79.5pt" style:use-optimal-column-width="false"/>
    </style:style>
    <style:style style:name="ACOL-15" style:family="table-column">
      <style:table-column-properties style:column-width="102.75pt" style:use-optimal-column-width="false"/>
    </style:style>
    <style:style style:name="ACOL-16" style:family="table-column">
      <style:table-column-properties style:column-width="117pt" style:use-optimal-column-width="false"/>
    </style:style>
    <style:style style:name="ACOL-17" style:family="table-column">
      <style:table-column-properties style:column-width="130.5pt" style:use-optimal-column-width="true"/>
    </style:style>
    <style:style style:name="ACOL-18" style:family="table-column">
      <style:table-column-properties style:column-width="66.76pt" style:use-optimal-column-width="true"/>
    </style:style>
    <style:style style:name="ACOL-19" style:family="table-column">
      <style:table-column-properties style:column-width="75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90.74pt" style:use-optimal-column-width="true"/>
    </style:style>
    <style:style style:name="ACOL-22" style:family="table-column">
      <style:table-column-properties style:column-width="102.8pt" style:use-optimal-column-width="false"/>
    </style:style>
    <style:style style:name="ACOL-23" style:family="table-column">
      <style:table-column-properties style:column-width="59.24pt" style:use-optimal-column-width="true"/>
    </style:style>
    <style:style style:name="ACOL-24" style:family="table-column">
      <style:table-column-properties style:column-width="57.75pt" style:use-optimal-column-width="false"/>
    </style:style>
    <style:style style:name="ACOL-25" style:family="table-column">
      <style:table-column-properties style:column-width="91.49pt" style:use-optimal-column-width="false"/>
    </style:style>
    <style:style style:name="ACOL-26" style:family="table-column">
      <style:table-column-properties style:column-width="65.25pt" style:use-optimal-column-width="true"/>
    </style:style>
    <style:style style:name="AROW-1" style:family="table-row">
      <style:table-row-properties style:row-height="49.5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9pt" style:use-optimal-row-height="false"/>
    </style:style>
    <style:style style:name="AROW-5" style:family="table-row">
      <style:table-row-properties style:row-height="15pt" style:use-optimal-row-height="true"/>
    </style:style>
    <style:style style:name="AROW-6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ndix 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5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5" table:number-columns-repeated="3"/>
        <table:table-column table:style-name="ACOL-0" table:number-columns-repeated="2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6"/>
        <table:table-column table:style-name="ACOL-0" table:number-columns-repeated="228"/>
        <table:table-row table:style-name="AROW-1">
          <table:table-cell table:style-name="ACE-0" office:value-type="string">
            <text:p>Curve Region</text:p>
          </table:table-cell>
          <table:table-cell table:style-name="ACE-0" office:value-type="string">
            <text:p>My regions</text:p>
          </table:table-cell>
          <table:table-cell table:style-name="ACE-0" office:value-type="string">
            <text:p>index number</text:p>
          </table:table-cell>
          <table:table-cell table:style-name="ACE-0" office:value-type="string">
            <text:p>country/region</text:p>
          </table:table-cell>
          <table:table-cell table:style-name="ACE-0" office:value-type="string">
            <text:p>site location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14C age (yr BP)</text:p>
          </table:table-cell>
          <table:table-cell table:style-name="ACE-0" office:value-type="string">
            <text:p>14C age error</text:p>
          </table:table-cell>
          <table:table-cell table:style-name="ACE-0" office:value-type="string">
            <text:p>1-sigma calibrated lower</text:p>
          </table:table-cell>
          <table:table-cell table:style-name="ACE-0" office:value-type="string">
            <text:p>1-sigma calibrated upper</text:p>
          </table:table-cell>
          <table:table-cell table:style-name="ACE-0" office:value-type="string">
            <text:p>sample depth max (m NN)</text:p>
          </table:table-cell>
          <table:table-cell table:style-name="ACE-0" office:value-type="string">
            <text:p>sample depth min. (m NN)</text:p>
          </table:table-cell>
          <table:table-cell table:style-name="ACE-0" office:value-type="string">
            <text:p>altitude error (m)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thickness of peat layer (m)</text:p>
          </table:table-cell>
          <table:table-cell table:style-name="ACE-0" office:value-type="string">
            <text:p>stratigraphic position in peat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estimated compaction (m)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latex</text:p>
          </table:table-cell>
          <table:table-cell table:number-columns-repeated="234" table:style-name="ACE-0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choudervliet</text:p>
          </table:table-cell>
          <table:table-cell table:style-name="ACE-2" office:value-type="float" office:value="51.0916">
            <text:p>51.0916</text:p>
          </table:table-cell>
          <table:table-cell table:style-name="ACE-2" office:value-type="float" office:value="2.7042000000000002">
            <text:p>2.7042</text:p>
          </table:table-cell>
          <table:table-cell table:style-name="ACE-2" office:value-type="string">
            <text:p>IRPA-681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277">
            <text:p>9277</text:p>
          </table:table-cell>
          <table:table-cell table:style-name="ACE-2" office:value-type="float" office:value="9546">
            <text:p>9546</text:p>
          </table:table-cell>
          <table:table-cell table:style-name="ACE-2" office:value-type="float" office:value="-19">
            <text:p>−19</text:p>
          </table:table-cell>
          <table:table-cell table:style-name="ACE-2" office:value-type="float" office:value="-18.969999999999999">
            <text:p>−18.9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eed peat</text:p>
          </table:table-cell>
          <table:table-cell table:style-name="ACE-2" office:value-type="float" office:value="0.33000000000000002">
            <text:p>0.3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kerke</text:p>
          </table:table-cell>
          <table:table-cell table:style-name="ACE-2" office:value-type="float" office:value="51.044400000000003">
            <text:p>51.0444</text:p>
          </table:table-cell>
          <table:table-cell table:style-name="ACE-2" office:value-type="float" office:value="2.7250000000000001">
            <text:p>2.725</text:p>
          </table:table-cell>
          <table:table-cell table:style-name="ACE-2" office:value-type="string">
            <text:p>IRPA-734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12">
            <text:p>9012</text:p>
          </table:table-cell>
          <table:table-cell table:style-name="ACE-2" office:value-type="float" office:value="9263">
            <text:p>9263</text:p>
          </table:table-cell>
          <table:table-cell table:style-name="ACE-2" office:value-type="float" office:value="-17.960000000000001">
            <text:p>−17.96</text:p>
          </table:table-cell>
          <table:table-cell table:style-name="ACE-2" office:value-type="float" office:value="-17.920000000000002">
            <text:p>−17.9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morphou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oestijne</text:p>
          </table:table-cell>
          <table:table-cell table:style-name="ACE-2" office:value-type="float" office:value="51.061100000000003">
            <text:p>51.0611</text:p>
          </table:table-cell>
          <table:table-cell table:style-name="ACE-2" office:value-type="float" office:value="2.7305999999999999">
            <text:p>2.7306</text:p>
          </table:table-cell>
          <table:table-cell table:style-name="ACE-2" office:value-type="string">
            <text:p>IRPA-616</text:p>
          </table:table-cell>
          <table:table-cell table:style-name="ACE-2" office:value-type="float" office:value="8120">
            <text:p>81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981">
            <text:p>8981</text:p>
          </table:table-cell>
          <table:table-cell table:style-name="ACE-2" office:value-type="float" office:value="9267">
            <text:p>9267</text:p>
          </table:table-cell>
          <table:table-cell table:style-name="ACE-2" office:value-type="float" office:value="-17.579999999999998">
            <text:p>−17.58</text:p>
          </table:table-cell>
          <table:table-cell table:style-name="ACE-2" office:value-type="float" office:value="-17.5">
            <text:p>−17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, clayey sand</text:p>
          </table:table-cell>
          <table:table-cell table:style-name="ACE-2" office:value-type="float" office:value="0.27000000000000002">
            <text:p>0.2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Veurne</text:p>
          </table:table-cell>
          <table:table-cell table:style-name="ACE-2" office:value-type="float" office:value="51.066699999999997">
            <text:p>51.0667</text:p>
          </table:table-cell>
          <table:table-cell table:style-name="ACE-2" office:value-type="float" office:value="2.6556000000000002">
            <text:p>2.6556</text:p>
          </table:table-cell>
          <table:table-cell table:style-name="ACE-2" office:value-type="string">
            <text:p>Utc-2625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173">
            <text:p>8173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-11.970000000000001">
            <text:p>−11.97</text:p>
          </table:table-cell>
          <table:table-cell table:style-name="ACE-2" office:value-type="float" office:value="-11.949999999999999">
            <text:p>−11.9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vekapelle</text:p>
          </table:table-cell>
          <table:table-cell table:style-name="ACE-2" office:value-type="float" office:value="51.077800000000003">
            <text:p>51.0778</text:p>
          </table:table-cell>
          <table:table-cell table:style-name="ACE-2" office:value-type="float" office:value="2.7570000000000001">
            <text:p>2.757</text:p>
          </table:table-cell>
          <table:table-cell table:style-name="ACE-2" office:value-type="string">
            <text:p>Hv-8797</text:p>
          </table:table-cell>
          <table:table-cell table:style-name="ACE-2" office:value-type="float" office:value="7170">
            <text:p>7170</text:p>
          </table:table-cell>
          <table:table-cell table:style-name="ACE-2" office:value-type="float" office:value="275">
            <text:p>275</text:p>
          </table:table-cell>
          <table:table-cell table:style-name="ACE-2" office:value-type="float" office:value="7715">
            <text:p>7715</text:p>
          </table:table-cell>
          <table:table-cell table:style-name="ACE-2" office:value-type="float" office:value="8198">
            <text:p>8198</text:p>
          </table:table-cell>
          <table:table-cell table:style-name="ACE-2" office:value-type="float" office:value="-9.3800000000000008">
            <text:p>−9.38</text:p>
          </table:table-cell>
          <table:table-cell table:style-name="ACE-2" office:value-type="float" office:value="-9.2799999999999994">
            <text:p>−9.2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amorphous peat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rthodoxe Kerk</text:p>
          </table:table-cell>
          <table:table-cell table:style-name="ACE-2" office:value-type="float" office:value="51.055599999999998">
            <text:p>51.0556</text:p>
          </table:table-cell>
          <table:table-cell table:style-name="ACE-2" office:value-type="float" office:value="2.7921999999999998">
            <text:p>2.7922</text:p>
          </table:table-cell>
          <table:table-cell table:style-name="ACE-2" office:value-type="string">
            <text:p>IRPA-53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29">
            <text:p>7829</text:p>
          </table:table-cell>
          <table:table-cell table:style-name="ACE-2" office:value-type="float" office:value="8009">
            <text:p>8009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-7.46">
            <text:p>−7.46</text:p>
          </table:table-cell>
          <table:table-cell table:style-name="ACE-2" office:value-type="float" office:value="0.070000000000000007">
            <text:p>0.07</text:p>
          </table:table-cell>
          <table:table-cell table:style-name="ACE-2" office:value-type="string">
            <text:p>amorphous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2</text:p>
          </table:table-cell>
          <table:table-cell table:style-name="ACE-2" office:value-type="float" office:value="6870">
            <text:p>68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5">
            <text:p>7615</text:p>
          </table:table-cell>
          <table:table-cell table:style-name="ACE-2" office:value-type="float" office:value="7756">
            <text:p>7756</text:p>
          </table:table-cell>
          <table:table-cell table:style-name="ACE-2" office:value-type="float" office:value="-7.4299999999999997">
            <text:p>−7.43</text:p>
          </table:table-cell>
          <table:table-cell table:style-name="ACE-2" office:value-type="float" office:value="-7.4000000000000004">
            <text:p>−7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estende 4</text:p>
          </table:table-cell>
          <table:table-cell table:style-name="ACE-2" office:value-type="float" office:value="51.164700000000003">
            <text:p>51.1647</text:p>
          </table:table-cell>
          <table:table-cell table:style-name="ACE-2" office:value-type="float" office:value="2.7797000000000001">
            <text:p>2.7797</text:p>
          </table:table-cell>
          <table:table-cell table:style-name="ACE-2" office:value-type="string">
            <text:p>IRPA-61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569">
            <text:p>7569</text:p>
          </table:table-cell>
          <table:table-cell table:style-name="ACE-2" office:value-type="float" office:value="7681">
            <text:p>7681</text:p>
          </table:table-cell>
          <table:table-cell table:style-name="ACE-2" office:value-type="float" office:value="-7.5199999999999996">
            <text:p>−7.5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1</text:p>
          </table:table-cell>
          <table:table-cell table:style-name="ACE-2" office:value-type="float" office:value="6680">
            <text:p>6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7611">
            <text:p>7611</text:p>
          </table:table-cell>
          <table:table-cell table:style-name="ACE-2" office:value-type="float" office:value="-7.2599999999999998">
            <text:p>−7.26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oorweg 1</text:p>
          </table:table-cell>
          <table:table-cell table:style-name="ACE-2" office:value-type="float" office:value="51.073599999999999">
            <text:p>51.0736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string">
            <text:p>IRPA-927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479">
            <text:p>7479</text:p>
          </table:table-cell>
          <table:table-cell table:style-name="ACE-2" office:value-type="float" office:value="7585">
            <text:p>7585</text:p>
          </table:table-cell>
          <table:table-cell table:style-name="ACE-2" office:value-type="float" office:value="-6.0499999999999998">
            <text:p>−6.05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407, Steenkerke</text:p>
          </table:table-cell>
          <table:table-cell table:style-name="ACE-2" office:value-type="float" office:value="51.07">
            <text:p>51.07</text:p>
          </table:table-cell>
          <table:table-cell table:style-name="ACE-2" office:value-type="float" office:value="2.6928000000000001">
            <text:p>2.6928</text:p>
          </table:table-cell>
          <table:table-cell table:style-name="ACE-2" office:value-type="string">
            <text:p>ANTW-136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92">
            <text:p>6492</text:p>
          </table:table-cell>
          <table:table-cell table:style-name="ACE-2" office:value-type="float" office:value="6751">
            <text:p>6751</text:p>
          </table:table-cell>
          <table:table-cell table:style-name="ACE-2" office:value-type="float" office:value="-4.5800000000000001">
            <text:p>−4.58</text:p>
          </table:table-cell>
          <table:table-cell table:style-name="ACE-2" office:value-type="float" office:value="-4.0800000000000001">
            <text:p>−4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Noordhoek</text:p>
          </table:table-cell>
          <table:table-cell table:style-name="ACE-2" office:value-type="float" office:value="51.184699999999999">
            <text:p>51.1847</text:p>
          </table:table-cell>
          <table:table-cell table:style-name="ACE-2" office:value-type="float" office:value="2.8889">
            <text:p>2.8889</text:p>
          </table:table-cell>
          <table:table-cell table:style-name="ACE-2" office:value-type="string">
            <text:p>IRPA-729</text:p>
          </table:table-cell>
          <table:table-cell table:style-name="ACE-2" office:value-type="float" office:value="5770">
            <text:p>577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466">
            <text:p>6466</text:p>
          </table:table-cell>
          <table:table-cell table:style-name="ACE-2" office:value-type="float" office:value="6666">
            <text:p>6666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-4.6299999999999999">
            <text:p>−4.6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ermalie 2</text:p>
          </table:table-cell>
          <table:table-cell table:style-name="ACE-2" office:value-type="float" office:value="51.130600000000001">
            <text:p>51.1306</text:p>
          </table:table-cell>
          <table:table-cell table:style-name="ACE-2" office:value-type="float" office:value="2.8542000000000001">
            <text:p>2.8542</text:p>
          </table:table-cell>
          <table:table-cell table:style-name="ACE-2" office:value-type="string">
            <text:p>IRPA-519</text:p>
          </table:table-cell>
          <table:table-cell table:style-name="ACE-2" office:value-type="float" office:value="5650">
            <text:p>56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6496">
            <text:p>6496</text:p>
          </table:table-cell>
          <table:table-cell table:style-name="ACE-2" office:value-type="float" office:value="-3.4199999999999999">
            <text:p>−3.42</text:p>
          </table:table-cell>
          <table:table-cell table:style-name="ACE-2" office:value-type="float" office:value="-3.3700000000000001">
            <text:p>−3.3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reed peat</text:p>
          </table:table-cell>
          <table:table-cell table:style-name="ACE-2" office:value-type="float" office:value="0.22">
            <text:p>0.2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1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5903">
            <text:p>5903</text:p>
          </table:table-cell>
          <table:table-cell table:style-name="ACE-2" office:value-type="float" office:value="6296">
            <text:p>6296</text:p>
          </table:table-cell>
          <table:table-cell table:style-name="ACE-2" office:value-type="float" office:value="-3.5800000000000001">
            <text:p>−3.58</text:p>
          </table:table-cell>
          <table:table-cell table:style-name="ACE-2" office:value-type="float" office:value="-3.48">
            <text:p>−3.4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0</text:p>
          </table:table-cell>
          <table:table-cell table:style-name="ACE-2" office:value-type="float" office:value="5100">
            <text:p>5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660">
            <text:p>566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-3.2799999999999998">
            <text:p>−3.28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990, Lo-Reninge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47">
            <text:p>2.7847</text:p>
          </table:table-cell>
          <table:table-cell table:style-name="ACE-2" office:value-type="string">
            <text:p>Utc-2636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2.1899999999999999">
            <text:p>−2.19</text:p>
          </table:table-cell>
          <table:table-cell table:style-name="ACE-2" office:value-type="float" office:value="-2.1600000000000001">
            <text:p>−2.1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7</text:p>
          </table:table-cell>
          <table:table-cell table:style-name="ACE-2" office:value-type="float" office:value="3340">
            <text:p>3340</text:p>
          </table:table-cell>
          <table:table-cell table:style-name="ACE-2" office:value-type="float" office:value="185">
            <text:p>185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8</text:p>
          </table:table-cell>
          <table:table-cell table:style-name="ACE-2" office:value-type="float" office:value="3225">
            <text:p>3225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3259">
            <text:p>3259</text:p>
          </table:table-cell>
          <table:table-cell table:style-name="ACE-2" office:value-type="float" office:value="3640">
            <text:p>364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283</text:p>
          </table:table-cell>
          <table:table-cell table:style-name="ACE-2" office:value-type="float" office:value="3140">
            <text:p>3140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3159">
            <text:p>3159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Hv-8800</text:p>
          </table:table-cell>
          <table:table-cell table:style-name="ACE-2" office:value-type="float" office:value="2960">
            <text:p>296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60">
            <text:p>3060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rie Grachten</text:p>
          </table:table-cell>
          <table:table-cell table:style-name="ACE-2" office:value-type="float" office:value="50.961100000000002">
            <text:p>50.9611</text:p>
          </table:table-cell>
          <table:table-cell table:style-name="ACE-2" office:value-type="float" office:value="2.8250000000000002">
            <text:p>2.825</text:p>
          </table:table-cell>
          <table:table-cell table:style-name="ACE-2" office:value-type="string">
            <text:p>IRPA-520</text:p>
          </table:table-cell>
          <table:table-cell table:style-name="ACE-2" office:value-type="float" office:value="7030">
            <text:p>70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757">
            <text:p>7757</text:p>
          </table:table-cell>
          <table:table-cell table:style-name="ACE-2" office:value-type="float" office:value="7972">
            <text:p>7972</text:p>
          </table:table-cell>
          <table:table-cell table:style-name="ACE-2" office:value-type="float" office:value="-9.1799999999999997">
            <text:p>−9.18</text:p>
          </table:table-cell>
          <table:table-cell table:style-name="ACE-2" office:value-type="float" office:value="-9.0800000000000001">
            <text:p>−9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. DatasetZ</text:p>
          </table:table-cell>
          <table:table-cell table:style-name="ACE-2" office:value-type="string">
            <text:p>eland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8</text:p>
          </table:table-cell>
          <table:table-cell table:style-name="ACE-2" office:value-type="float" office:value="7510">
            <text:p>751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164">
            <text:p>8164</text:p>
          </table:table-cell>
          <table:table-cell table:style-name="ACE-2" office:value-type="float" office:value="8427">
            <text:p>8427</text:p>
          </table:table-cell>
          <table:table-cell table:style-name="ACE-2" office:value-type="float" office:value="-13.73">
            <text:p>−13.73</text:p>
          </table:table-cell>
          <table:table-cell table:style-name="ACE-2" office:value-type="float" office:value="-13.699999999999999">
            <text:p>−13.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7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8029">
            <text:p>8029</text:p>
          </table:table-cell>
          <table:table-cell table:style-name="ACE-2" office:value-type="float" office:value="8165">
            <text:p>8165</text:p>
          </table:table-cell>
          <table:table-cell table:style-name="ACE-2" office:value-type="float" office:value="-13.630000000000001">
            <text:p>−13.63</text:p>
          </table:table-cell>
          <table:table-cell table:style-name="ACE-2" office:value-type="float" office:value="-13.6">
            <text:p>−13.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Scherpenisse</text:p>
          </table:table-cell>
          <table:table-cell table:style-name="ACE-2" office:value-type="float" office:value="51.551400000000001">
            <text:p>51.5514</text:p>
          </table:table-cell>
          <table:table-cell table:style-name="ACE-2" office:value-type="float" office:value="4.1089000000000002">
            <text:p>4.1089</text:p>
          </table:table-cell>
          <table:table-cell table:style-name="ACE-2" office:value-type="string">
            <text:p>GrN-16946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512">
            <text:p>7512</text:p>
          </table:table-cell>
          <table:table-cell table:style-name="ACE-2" office:value-type="float" office:value="7656">
            <text:p>7656</text:p>
          </table:table-cell>
          <table:table-cell table:style-name="ACE-2" office:value-type="float" office:value="-8.4499999999999993">
            <text:p>−8.45</text:p>
          </table:table-cell>
          <table:table-cell table:style-name="ACE-2" office:value-type="float" office:value="-8.4299999999999997">
            <text:p>−8.4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2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05">
            <text:p>7205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1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161">
            <text:p>7161</text:p>
          </table:table-cell>
          <table:table-cell table:style-name="ACE-2" office:value-type="float" office:value="7266">
            <text:p>7266</text:p>
          </table:table-cell>
          <table:table-cell table:style-name="ACE-2" office:value-type="float" office:value="-7.5599999999999996">
            <text:p>−7.56</text:p>
          </table:table-cell>
          <table:table-cell table:style-name="ACE-2" office:value-type="float" office:value="-7.54">
            <text:p>−7.5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Ritthem</text:p>
          </table:table-cell>
          <table:table-cell table:style-name="ACE-2" office:value-type="float" office:value="51.453600000000002">
            <text:p>51.4536</text:p>
          </table:table-cell>
          <table:table-cell table:style-name="ACE-2" office:value-type="float" office:value="3.6267">
            <text:p>3.6267</text:p>
          </table:table-cell>
          <table:table-cell table:style-name="ACE-2" office:value-type="string">
            <text:p>GrN-405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403">
            <text:p>6403</text:p>
          </table:table-cell>
          <table:table-cell table:style-name="ACE-2" office:value-type="float" office:value="6643">
            <text:p>6643</text:p>
          </table:table-cell>
          <table:table-cell table:style-name="ACE-2" office:value-type="float" office:value="-4.4400000000000004">
            <text:p>−4.44</text:p>
          </table:table-cell>
          <table:table-cell table:style-name="ACE-2" office:value-type="float" office:value="-4.4000000000000004">
            <text:p>−4.4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, 1995</text:p>
          </table:table-cell>
          <table:table-cell table:style-name="ACE-2" office:value-type="string">
            <text:p>VinkEtal2007,Kiden1995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Oude Stoof 3-2</text:p>
          </table:table-cell>
          <table:table-cell table:style-name="ACE-2" office:value-type="float" office:value="51.351100000000002">
            <text:p>51.3511</text:p>
          </table:table-cell>
          <table:table-cell table:style-name="ACE-2" office:value-type="float" office:value="3.9733000000000001">
            <text:p>3.9733</text:p>
          </table:table-cell>
          <table:table-cell table:style-name="ACE-2" office:value-type="string">
            <text:p>GrN-1121</text:p>
          </table:table-cell>
          <table:table-cell table:style-name="ACE-2" office:value-type="float" office:value="5340">
            <text:p>53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994">
            <text:p>5994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-3.7999999999999998">
            <text:p>−3.8</text:p>
          </table:table-cell>
          <table:table-cell table:style-name="ACE-2" office:value-type="float" office:value="-3.77">
            <text:p>−3.7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GD; in Kiden, 1995</text:p>
          </table:table-cell>
          <table:table-cell table:style-name="ACE-2" office:value-type="string">
            <text:p>VinkEtal2007,Kide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erendrechtsluis</text:p>
          </table:table-cell>
          <table:table-cell table:style-name="ACE-2" office:value-type="float" office:value="51.350000000000001">
            <text:p>51.35</text:p>
          </table:table-cell>
          <table:table-cell table:style-name="ACE-2" office:value-type="float" office:value="4.2670000000000003">
            <text:p>4.267</text:p>
          </table:table-cell>
          <table:table-cell table:style-name="ACE-2" office:value-type="string">
            <text:p>IRPA-770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984">
            <text:p>4984</text:p>
          </table:table-cell>
          <table:table-cell table:style-name="ACE-2" office:value-type="float" office:value="5142">
            <text:p>5142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sluis Hingene-Wintham</text:p>
          </table:table-cell>
          <table:table-cell table:style-name="ACE-2" office:value-type="float" office:value="51.116900000000001">
            <text:p>51.1169</text:p>
          </table:table-cell>
          <table:table-cell table:style-name="ACE-2" office:value-type="float" office:value="4.3041999999999998">
            <text:p>4.3042</text:p>
          </table:table-cell>
          <table:table-cell table:style-name="ACE-2" office:value-type="string">
            <text:p>IRPA-712</text:p>
          </table:table-cell>
          <table:table-cell table:style-name="ACE-2" office:value-type="float" office:value="4220">
            <text:p>42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45">
            <text:p>4645</text:p>
          </table:table-cell>
          <table:table-cell table:style-name="ACE-2" office:value-type="float" office:value="4850">
            <text:p>4850</text:p>
          </table:table-cell>
          <table:table-cell table:style-name="ACE-2" office:value-type="float" office:value="-1.8300000000000001">
            <text:p>−1.83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erweel</text:p>
          </table:table-cell>
          <table:table-cell table:style-name="ACE-2" office:value-type="float" office:value="51.243099999999998">
            <text:p>51.2431</text:p>
          </table:table-cell>
          <table:table-cell table:style-name="ACE-2" office:value-type="float" office:value="4.3860999999999999">
            <text:p>4.3861</text:p>
          </table:table-cell>
          <table:table-cell table:style-name="ACE-2" office:value-type="string">
            <text:p>IRPA-713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237">
            <text:p>4237</text:p>
          </table:table-cell>
          <table:table-cell table:style-name="ACE-2" office:value-type="float" office:value="4415">
            <text:p>4415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brugge</text:p>
          </table:table-cell>
          <table:table-cell table:style-name="ACE-2" office:value-type="float" office:value="51.3172">
            <text:p>51.3172</text:p>
          </table:table-cell>
          <table:table-cell table:style-name="ACE-2" office:value-type="float" office:value="3.2124999999999999">
            <text:p>3.2125</text:p>
          </table:table-cell>
          <table:table-cell table:style-name="ACE-2" office:value-type="string">
            <text:p>Lv-855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5707">
            <text:p>5707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-3.0800000000000001">
            <text:p>−3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alder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SW Netherlands</text:p>
          </table:table-cell>
          <table:table-cell table:style-name="ACE-2" office:value-type="string">
            <text:p>Willemstad</text:p>
          </table:table-cell>
          <table:table-cell table:style-name="ACE-2" office:value-type="float" office:value="51.670000000000002">
            <text:p>51.67</text:p>
          </table:table-cell>
          <table:table-cell table:style-name="ACE-2" office:value-type="float" office:value="4.25">
            <text:p>4.25</text:p>
          </table:table-cell>
          <table:table-cell table:style-name="ACE-2" office:value-type="string">
            <text:p>GrN-4922</text:p>
          </table:table-cell>
          <table:table-cell table:style-name="ACE-2" office:value-type="float" office:value="6400">
            <text:p>6400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264">
            <text:p>726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en statue i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I. Datasetw</text:p>
          </table:table-cell>
          <table:table-cell table:style-name="ACE-2" office:value-type="string">
            <text:p>estern Netherlands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75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8163">
            <text:p>8163</text:p>
          </table:table-cell>
          <table:table-cell table:style-name="ACE-2" office:value-type="float" office:value="-14.25">
            <text:p>−14.2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wood in basal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aarlemmermeer polder</text:p>
          </table:table-cell>
          <table:table-cell table:style-name="ACE-2" office:value-type="float" office:value="52.302">
            <text:p>52.302</text:p>
          </table:table-cell>
          <table:table-cell table:style-name="ACE-2" office:value-type="float" office:value="4.6310000000000002">
            <text:p>4.631</text:p>
          </table:table-cell>
          <table:table-cell table:style-name="ACE-2"/>
          <table:table-cell table:style-name="ACE-2" office:value-type="float" office:value="4500">
            <text:p>45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4864">
            <text:p>4864</text:p>
          </table:table-cell>
          <table:table-cell table:style-name="ACE-2" office:value-type="float" office:value="5327">
            <text:p>5327</text:p>
          </table:table-cell>
          <table:table-cell table:style-name="ACE-2" office:value-type="float" office:value="-4.1500000000000004">
            <text:p>−4.1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eat on sea-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Loosduinen</text:p>
          </table:table-cell>
          <table:table-cell table:style-name="ACE-2" office:value-type="float" office:value="52.055999999999997">
            <text:p>52.056</text:p>
          </table:table-cell>
          <table:table-cell table:style-name="ACE-2" office:value-type="float" office:value="4.2080000000000002">
            <text:p>4.208</text:p>
          </table:table-cell>
          <table:table-cell table:style-name="ACE-2"/>
          <table:table-cell table:style-name="ACE-2" office:value-type="float" office:value="2275">
            <text:p>22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154">
            <text:p>2154</text:p>
          </table:table-cell>
          <table:table-cell table:style-name="ACE-2" office:value-type="float" office:value="2349">
            <text:p>2349</text:p>
          </table:table-cell>
          <table:table-cell table:style-name="ACE-2" office:value-type="float" office:value="-0.75">
            <text:p>−0.7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inhabited peat surfac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Koegras II</text:p>
          </table:table-cell>
          <table:table-cell table:style-name="ACE-2" office:value-type="float" office:value="52.911999999999999">
            <text:p>52.912</text:p>
          </table:table-cell>
          <table:table-cell table:style-name="ACE-2" office:value-type="float" office:value="4.7610000000000001">
            <text:p>4.761</text:p>
          </table:table-cell>
          <table:table-cell table:style-name="ACE-2" office:value-type="string">
            <text:p>GrN-476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587">
            <text:p>5587</text:p>
          </table:table-cell>
          <table:table-cell table:style-name="ACE-2" office:value-type="float" office:value="5749">
            <text:p>5749</text:p>
          </table:table-cell>
          <table:table-cell table:style-name="ACE-2" office:value-type="float" office:value="-4.7199999999999998">
            <text:p>−4.72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161</text:p>
          </table:table-cell>
          <table:table-cell table:style-name="ACE-2" office:value-type="float" office:value="7745">
            <text:p>774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56">
            <text:p>8356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-16.199999999999999">
            <text:p>−16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nus roots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2</text:p>
          </table:table-cell>
          <table:table-cell table:style-name="ACE-2" office:value-type="float" office:value="2830">
            <text:p>283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2782">
            <text:p>2782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-1.1100000000000001">
            <text:p>−1.1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4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1</text:p>
          </table:table-cell>
          <table:table-cell table:style-name="ACE-2" office:value-type="float" office:value="4590">
            <text:p>4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5046">
            <text:p>5046</text:p>
          </table:table-cell>
          <table:table-cell table:style-name="ACE-2" office:value-type="float" office:value="5469">
            <text:p>5469</text:p>
          </table:table-cell>
          <table:table-cell table:style-name="ACE-2" office:value-type="float" office:value="-3.3100000000000001">
            <text:p>−3.31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V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6</text:p>
          </table:table-cell>
          <table:table-cell table:style-name="ACE-2" office:value-type="float" office:value="4270">
            <text:p>42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4726">
            <text:p>4726</text:p>
          </table:table-cell>
          <table:table-cell table:style-name="ACE-2" office:value-type="float" office:value="4872">
            <text:p>4872</text:p>
          </table:table-cell>
          <table:table-cell table:style-name="ACE-2" office:value-type="float" office:value="-3.2400000000000002">
            <text:p>−3.24</text:p>
          </table:table-cell>
          <table:table-cell table:style-name="ACE-2" office:value-type="float" office:value="-3.1899999999999999">
            <text:p>−3.19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7</text:p>
          </table:table-cell>
          <table:table-cell table:style-name="ACE-2" office:value-type="float" office:value="3900">
            <text:p>39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236">
            <text:p>4236</text:p>
          </table:table-cell>
          <table:table-cell table:style-name="ACE-2" office:value-type="float" office:value="4419">
            <text:p>4419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-2.6299999999999999">
            <text:p>−2.6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8</text:p>
          </table:table-cell>
          <table:table-cell table:style-name="ACE-2" office:value-type="float" office:value="3480">
            <text:p>34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690">
            <text:p>3690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1.97">
            <text:p>−1.97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St. Maartensvlotbrug</text:p>
          </table:table-cell>
          <table:table-cell table:style-name="ACE-2" office:value-type="float" office:value="52.811999999999998">
            <text:p>52.812</text:p>
          </table:table-cell>
          <table:table-cell table:style-name="ACE-2" office:value-type="float" office:value="4.7460000000000004">
            <text:p>4.746</text:p>
          </table:table-cell>
          <table:table-cell table:style-name="ACE-2" office:value-type="string">
            <text:p>GrN-1633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03">
            <text:p>6803</text:p>
          </table:table-cell>
          <table:table-cell table:style-name="ACE-2" office:value-type="float" office:value="7006">
            <text:p>7006</text:p>
          </table:table-cell>
          <table:table-cell table:style-name="ACE-2" office:value-type="float" office:value="-7.2199999999999998">
            <text:p>−7.22</text:p>
          </table:table-cell>
          <table:table-cell table:style-name="ACE-2" office:value-type="float" office:value="-7.1699999999999999">
            <text:p>−7.1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ekelingen</text:p>
          </table:table-cell>
          <table:table-cell table:style-name="ACE-2" office:value-type="float" office:value="51.862000000000002">
            <text:p>51.862</text:p>
          </table:table-cell>
          <table:table-cell table:style-name="ACE-2" office:value-type="float" office:value="4.1799999999999997">
            <text:p>4.18</text:p>
          </table:table-cell>
          <table:table-cell table:style-name="ACE-2"/>
          <table:table-cell table:style-name="ACE-2" office:value-type="float" office:value="4450">
            <text:p>44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969">
            <text:p>4969</text:p>
          </table:table-cell>
          <table:table-cell table:style-name="ACE-2" office:value-type="float" office:value="5277">
            <text:p>5277</text:p>
          </table:table-cell>
          <table:table-cell table:style-name="ACE-2" office:value-type="float" office:value="-2.75">
            <text:p>−2.7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reek leve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Louwe Kooijmans and van de Velde, 1980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Zwaagdijk</text:p>
          </table:table-cell>
          <table:table-cell table:style-name="ACE-2" office:value-type="float" office:value="52.686999999999998">
            <text:p>52.687</text:p>
          </table:table-cell>
          <table:table-cell table:style-name="ACE-2" office:value-type="float" office:value="5.0830000000000002">
            <text:p>5.083</text:p>
          </table:table-cell>
          <table:table-cell table:style-name="ACE-2" office:value-type="string">
            <text:p>GrN-8098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743">
            <text:p>7743</text:p>
          </table:table-cell>
          <table:table-cell table:style-name="ACE-2" office:value-type="float" office:value="7842">
            <text:p>784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-12.58">
            <text:p>−12.5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79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6">
            <text:p>13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9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865">
            <text:p>7865</text:p>
          </table:table-cell>
          <table:table-cell table:style-name="ACE-2" office:value-type="float" office:value="7964">
            <text:p>7964</text:p>
          </table:table-cell>
          <table:table-cell table:style-name="ACE-2" office:value-type="float" office:value="-11.800000000000001">
            <text:p>−11.8</text:p>
          </table:table-cell>
          <table:table-cell table:style-name="ACE-2" office:value-type="float" office:value="-11.76">
            <text:p>−11.7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7">
            <text:p>1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7</text:p>
          </table:table-cell>
          <table:table-cell table:style-name="ACE-2" office:value-type="float" office:value="6920">
            <text:p>692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683">
            <text:p>7683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-11.15">
            <text:p>−11.15</text:p>
          </table:table-cell>
          <table:table-cell table:style-name="ACE-2" office:value-type="float" office:value="-11.119999999999999">
            <text:p>−11.1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8">
            <text:p>1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6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7722">
            <text:p>7722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-10.710000000000001">
            <text:p>−10.7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9">
            <text:p>1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5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86">
            <text:p>7686</text:p>
          </table:table-cell>
          <table:table-cell table:style-name="ACE-2" office:value-type="float" office:value="-10.390000000000001">
            <text:p>−10.39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3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487">
            <text:p>7487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-10.34">
            <text:p>−10.34</text:p>
          </table:table-cell>
          <table:table-cell table:style-name="ACE-2" office:value-type="float" office:value="-10.300000000000001">
            <text:p>−10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1">
            <text:p>14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2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71">
            <text:p>7671</text:p>
          </table:table-cell>
          <table:table-cell table:style-name="ACE-2" office:value-type="float" office:value="-10.08">
            <text:p>−10.08</text:p>
          </table:table-cell>
          <table:table-cell table:style-name="ACE-2" office:value-type="float" office:value="-10.050000000000001">
            <text:p>−10.0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4">
            <text:p>14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8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410">
            <text:p>6410</text:p>
          </table:table-cell>
          <table:table-cell table:style-name="ACE-2" office:value-type="float" office:value="6494">
            <text:p>6494</text:p>
          </table:table-cell>
          <table:table-cell table:style-name="ACE-2" office:value-type="float" office:value="-6.1299999999999999">
            <text:p>−6.13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5">
            <text:p>14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6</text:p>
          </table:table-cell>
          <table:table-cell table:style-name="ACE-2" office:value-type="float" office:value="5560">
            <text:p>5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04">
            <text:p>6304</text:p>
          </table:table-cell>
          <table:table-cell table:style-name="ACE-2" office:value-type="float" office:value="6398">
            <text:p>6398</text:p>
          </table:table-cell>
          <table:table-cell table:style-name="ACE-2" office:value-type="float" office:value="-5.9400000000000004">
            <text:p>−5.94</text:p>
          </table:table-cell>
          <table:table-cell table:style-name="ACE-2" office:value-type="float" office:value="-5.9000000000000004">
            <text:p>−5.9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7">
            <text:p>14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4</text:p>
          </table:table-cell>
          <table:table-cell table:style-name="ACE-2" office:value-type="float" office:value="5440">
            <text:p>54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00">
            <text:p>6200</text:p>
          </table:table-cell>
          <table:table-cell table:style-name="ACE-2" office:value-type="float" office:value="6286">
            <text:p>628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-5.71">
            <text:p>−5.7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9">
            <text:p>14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2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6397">
            <text:p>6397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-5.4199999999999999">
            <text:p>−5.42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1</text:p>
          </table:table-cell>
          <table:table-cell table:style-name="ACE-2" office:value-type="float" office:value="5275">
            <text:p>527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946">
            <text:p>5946</text:p>
          </table:table-cell>
          <table:table-cell table:style-name="ACE-2" office:value-type="float" office:value="6169">
            <text:p>6169</text:p>
          </table:table-cell>
          <table:table-cell table:style-name="ACE-2" office:value-type="float" office:value="-5.2699999999999996">
            <text:p>−5.27</text:p>
          </table:table-cell>
          <table:table-cell table:style-name="ACE-2" office:value-type="float" office:value="-5.2300000000000004">
            <text:p>−5.2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1">
            <text:p>15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0</text:p>
          </table:table-cell>
          <table:table-cell table:style-name="ACE-2" office:value-type="float" office:value="5070">
            <text:p>507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-4.8399999999999999">
            <text:p>−4.84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2">
            <text:p>15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8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602">
            <text:p>5602</text:p>
          </table:table-cell>
          <table:table-cell table:style-name="ACE-2" office:value-type="float" office:value="5706">
            <text:p>5706</text:p>
          </table:table-cell>
          <table:table-cell table:style-name="ACE-2" office:value-type="float" office:value="-4.4699999999999998">
            <text:p>−4.47</text:p>
          </table:table-cell>
          <table:table-cell table:style-name="ACE-2" office:value-type="float" office:value="-4.4299999999999997">
            <text:p>−4.4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3">
            <text:p>15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5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313">
            <text:p>5313</text:p>
          </table:table-cell>
          <table:table-cell table:style-name="ACE-2" office:value-type="float" office:value="5465">
            <text:p>546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8">
            <text:p>−3.9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4">
            <text:p>15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4</text:p>
          </table:table-cell>
          <table:table-cell table:style-name="ACE-2" office:value-type="float" office:value="4500">
            <text:p>45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048">
            <text:p>5048</text:p>
          </table:table-cell>
          <table:table-cell table:style-name="ACE-2" office:value-type="float" office:value="5290">
            <text:p>5290</text:p>
          </table:table-cell>
          <table:table-cell table:style-name="ACE-2" office:value-type="float" office:value="-3.71">
            <text:p>−3.71</text:p>
          </table:table-cell>
          <table:table-cell table:style-name="ACE-2" office:value-type="float" office:value="-3.6899999999999999">
            <text:p>−3.6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3</text:p>
          </table:table-cell>
          <table:table-cell table:style-name="ACE-2" office:value-type="float" office:value="4525">
            <text:p>45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065">
            <text:p>5065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-3.3199999999999998">
            <text:p>−3.32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9">
            <text:p>15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7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475">
            <text:p>7475</text:p>
          </table:table-cell>
          <table:table-cell table:style-name="ACE-2" office:value-type="float" office:value="7588">
            <text:p>7588</text:p>
          </table:table-cell>
          <table:table-cell table:style-name="ACE-2" office:value-type="float" office:value="-9.5700000000000003">
            <text:p>−9.57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0">
            <text:p>16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8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506">
            <text:p>7506</text:p>
          </table:table-cell>
          <table:table-cell table:style-name="ACE-2" office:value-type="float" office:value="7583">
            <text:p>7583</text:p>
          </table:table-cell>
          <table:table-cell table:style-name="ACE-2" office:value-type="float" office:value="-9.0999999999999996">
            <text:p>−9.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1">
            <text:p>16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9</text:p>
          </table:table-cell>
          <table:table-cell table:style-name="ACE-2" office:value-type="float" office:value="6495">
            <text:p>649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326">
            <text:p>7326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-9.0399999999999991">
            <text:p>−9.0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6">
            <text:p>16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12</text:p>
          </table:table-cell>
          <table:table-cell table:style-name="ACE-2" office:value-type="float" office:value="5955">
            <text:p>595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725">
            <text:p>6725</text:p>
          </table:table-cell>
          <table:table-cell table:style-name="ACE-2" office:value-type="float" office:value="6852">
            <text:p>6852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7">
            <text:p>16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4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089">
            <text:p>4089</text:p>
          </table:table-cell>
          <table:table-cell table:style-name="ACE-2" office:value-type="float" office:value="4353">
            <text:p>4353</text:p>
          </table:table-cell>
          <table:table-cell table:style-name="ACE-2" office:value-type="float" office:value="-2.6200000000000001">
            <text:p>−2.62</text:p>
          </table:table-cell>
          <table:table-cell table:style-name="ACE-2" office:value-type="float" office:value="-2.6000000000000001">
            <text:p>−2.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8">
            <text:p>16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3</text:p>
          </table:table-cell>
          <table:table-cell table:style-name="ACE-2" office:value-type="float" office:value="3510">
            <text:p>3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3893">
            <text:p>3893</text:p>
          </table:table-cell>
          <table:table-cell table:style-name="ACE-2" office:value-type="float" office:value="-2.3799999999999999">
            <text:p>−2.38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9">
            <text:p>16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2</text:p>
          </table:table-cell>
          <table:table-cell table:style-name="ACE-2" office:value-type="float" office:value="3530">
            <text:p>35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98">
            <text:p>3898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8">
            <text:p>−1.98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0">
            <text:p>17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1</text:p>
          </table:table-cell>
          <table:table-cell table:style-name="ACE-2" office:value-type="float" office:value="3455">
            <text:p>345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641">
            <text:p>3641</text:p>
          </table:table-cell>
          <table:table-cell table:style-name="ACE-2" office:value-type="float" office:value="3822">
            <text:p>3822</text:p>
          </table:table-cell>
          <table:table-cell table:style-name="ACE-2" office:value-type="float" office:value="-1.8">
            <text:p>−1.8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1">
            <text:p>17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9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11">
            <text:p>3211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oak root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8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2761">
            <text:p>2761</text:p>
          </table:table-cell>
          <table:table-cell table:style-name="ACE-2" office:value-type="float" office:value="2845">
            <text:p>2845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der root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4">
            <text:p>17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4</text:p>
          </table:table-cell>
          <table:table-cell table:style-name="ACE-2" office:value-type="float" office:value="2955">
            <text:p>2955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26">
            <text:p>3026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62">
            <text:p>−0.62</text:p>
          </table:table-cell>
          <table:table-cell table:style-name="ACE-2" office:value-type="float" office:value="-0.59999999999999998">
            <text:p>−0.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5">
            <text:p>17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5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078">
            <text:p>3078</text:p>
          </table:table-cell>
          <table:table-cell table:style-name="ACE-2" office:value-type="float" office:value="3212">
            <text:p>3212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7">
            <text:p>17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4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7</text:p>
          </table:table-cell>
          <table:table-cell table:style-name="ACE-2" office:value-type="float" office:value="3315">
            <text:p>3315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570">
            <text:p>3570</text:p>
          </table:table-cell>
          <table:table-cell table:style-name="ACE-2" office:value-type="float" office:value="-1.27">
            <text:p>−1.27</text:p>
          </table:table-cell>
          <table:table-cell table:style-name="ACE-2" office:value-type="float" office:value="-1.24">
            <text:p>−1.24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fen-wood peat, non-claye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LouweKooijmansvandeVelde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ouweKooijmansvandeVelde1980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8">
            <text:p>17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5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8</text:p>
          </table:table-cell>
          <table:table-cell table:style-name="ACE-2" office:value-type="float" office:value="3565">
            <text:p>35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776">
            <text:p>3776</text:p>
          </table:table-cell>
          <table:table-cell table:style-name="ACE-2" office:value-type="float" office:value="3909">
            <text:p>3909</text:p>
          </table:table-cell>
          <table:table-cell table:style-name="ACE-2" office:value-type="float" office:value="-1.6000000000000001">
            <text:p>−1.6</text:p>
          </table:table-cell>
          <table:table-cell table:style-name="ACE-2" office:value-type="float" office:value="-1.5800000000000001">
            <text:p>−1.58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clayey 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0">
            <text:p>1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7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20</text:p>
          </table:table-cell>
          <table:table-cell table:style-name="ACE-2" office:value-type="float" office:value="3615">
            <text:p>361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865">
            <text:p>3865</text:p>
          </table:table-cell>
          <table:table-cell table:style-name="ACE-2" office:value-type="float" office:value="3979">
            <text:p>3979</text:p>
          </table:table-cell>
          <table:table-cell table:style-name="ACE-2" office:value-type="float" office:value="-1.99">
            <text:p>−1.99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2">
            <text:p>18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910</text:p>
          </table:table-cell>
          <table:table-cell table:style-name="ACE-2" office:value-type="float" office:value="3515">
            <text:p>35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6">
            <text:p>3696</text:p>
          </table:table-cell>
          <table:table-cell table:style-name="ACE-2" office:value-type="float" office:value="3840">
            <text:p>3840</text:p>
          </table:table-cell>
          <table:table-cell table:style-name="ACE-2" office:value-type="float" office:value="-1.48">
            <text:p>−1.48</text:p>
          </table:table-cell>
          <table:table-cell table:style-name="ACE-2" office:value-type="float" office:value="-1.46">
            <text:p>−1.4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-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8">
            <text:p>18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W1 Wassenaar</text:p>
          </table:table-cell>
          <table:table-cell table:style-name="ACE-2" office:value-type="float" office:value="52.133000000000003">
            <text:p>52.133</text:p>
          </table:table-cell>
          <table:table-cell table:style-name="ACE-2" office:value-type="float" office:value="4.367">
            <text:p>4.367</text:p>
          </table:table-cell>
          <table:table-cell table:style-name="ACE-2" office:value-type="string">
            <text:p>GrN-8909</text:p>
          </table:table-cell>
          <table:table-cell table:style-name="ACE-2" office:value-type="float" office:value="3495">
            <text:p>349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31">
            <text:p>3831</text:p>
          </table:table-cell>
          <table:table-cell table:style-name="ACE-2" office:value-type="float" office:value="-1.6499999999999999">
            <text:p>−1.65</text:p>
          </table:table-cell>
          <table:table-cell table:style-name="ACE-2" office:value-type="float" office:value="-1.6299999999999999">
            <text:p>−1.63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0">
            <text:p>19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3 Rijksdorp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330000000000002">
            <text:p>4.333</text:p>
          </table:table-cell>
          <table:table-cell table:style-name="ACE-2" office:value-type="string">
            <text:p>GrN-8907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478">
            <text:p>3478</text:p>
          </table:table-cell>
          <table:table-cell table:style-name="ACE-2" office:value-type="float" office:value="3628">
            <text:p>3628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-0.89000000000000001">
            <text:p>−0.89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6">
            <text:p>19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eye (M2)</text:p>
          </table:table-cell>
          <table:table-cell table:style-name="ACE-2" office:value-type="float" office:value="52.07">
            <text:p>52.07</text:p>
          </table:table-cell>
          <table:table-cell table:style-name="ACE-2" office:value-type="float" office:value="4.75">
            <text:p>4.75</text:p>
          </table:table-cell>
          <table:table-cell table:style-name="ACE-2" office:value-type="string">
            <text:p>GrN-8763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314">
            <text:p>731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.75">
            <text:p>−8.75</text:p>
          </table:table-cell>
          <table:table-cell table:style-name="ACE-2" office:value-type="float" office:value="-8.7400000000000002">
            <text:p>−8.7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hragmites and wood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V. Dataset n</text:p>
          </table:table-cell>
          <table:table-cell table:style-name="ACE-2" office:value-type="string">
            <text:p>orthern Netherland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zinge</text:p>
          </table:table-cell>
          <table:table-cell table:style-name="ACE-2" office:value-type="float" office:value="53.292999999999999">
            <text:p>53.293</text:p>
          </table:table-cell>
          <table:table-cell table:style-name="ACE-2" office:value-type="float" office:value="6.4089999999999998">
            <text:p>6.409</text:p>
          </table:table-cell>
          <table:table-cell table:style-name="ACE-2"/>
          <table:table-cell table:style-name="ACE-2" office:value-type="float" office:value="2500">
            <text:p>250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486">
            <text:p>2486</text:p>
          </table:table-cell>
          <table:table-cell table:style-name="ACE-2" office:value-type="float" office:value="2734">
            <text:p>2734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25">
            <text:p>0.25</text:p>
          </table:table-cell>
          <table:table-cell table:style-name="ACE-2" office:value-type="string">
            <text:p>inhabited salt-marsh surfac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1">
            <text:p>121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ngwierumer Polder V</text:p>
          </table:table-cell>
          <table:table-cell table:style-name="ACE-2" office:value-type="float" office:value="53.322000000000003">
            <text:p>53.322</text:p>
          </table:table-cell>
          <table:table-cell table:style-name="ACE-2" office:value-type="float" office:value="6.1079999999999997">
            <text:p>6.108</text:p>
          </table:table-cell>
          <table:table-cell table:style-name="ACE-2" office:value-type="string">
            <text:p>GrN-7641</text:p>
          </table:table-cell>
          <table:table-cell table:style-name="ACE-2" office:value-type="float" office:value="5800">
            <text:p>580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548">
            <text:p>6548</text:p>
          </table:table-cell>
          <table:table-cell table:style-name="ACE-2" office:value-type="float" office:value="6662">
            <text:p>6662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2">
            <text:p>122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Stiens VI</text:p>
          </table:table-cell>
          <table:table-cell table:style-name="ACE-2" office:value-type="float" office:value="53.261000000000003">
            <text:p>53.261</text:p>
          </table:table-cell>
          <table:table-cell table:style-name="ACE-2" office:value-type="float" office:value="5.7590000000000003">
            <text:p>5.759</text:p>
          </table:table-cell>
          <table:table-cell table:style-name="ACE-2" office:value-type="string">
            <text:p>GrN-7644</text:p>
          </table:table-cell>
          <table:table-cell table:style-name="ACE-2" office:value-type="float" office:value="4760">
            <text:p>476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4.3099999999999996">
            <text:p>−4.31</text:p>
          </table:table-cell>
          <table:table-cell table:style-name="ACE-2" office:value-type="float" office:value="-4.2599999999999998">
            <text:p>−4.2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3b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9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3477">
            <text:p>3477</text:p>
          </table:table-cell>
          <table:table-cell table:style-name="ACE-2" office:value-type="float" office:value="3638">
            <text:p>3638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-1.8700000000000001">
            <text:p>−1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2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89</text:p>
          </table:table-cell>
          <table:table-cell table:style-name="ACE-2" office:value-type="float" office:value="2950">
            <text:p>29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995">
            <text:p>2995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0000000000000002">
            <text:p>−0.9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. Dataset ce</text:p>
          </table:table-cell>
          <table:table-cell table:style-name="ACE-2" office:value-type="string">
            <text:p>ntral Netherlands:</text:p>
          </table:table-cell>
          <table:table-cell table:number-columns-repeated="17" table:style-name="ACE-2"/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0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202">
            <text:p>6202</text:p>
          </table:table-cell>
          <table:table-cell table:style-name="ACE-2" office:value-type="float" office:value="6311">
            <text:p>6311</text:p>
          </table:table-cell>
          <table:table-cell table:style-name="ACE-2" office:value-type="float" office:value="-6.0899999999999999">
            <text:p>−6.0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1</text:p>
          </table:table-cell>
          <table:table-cell table:style-name="ACE-2" office:value-type="float" office:value="5719">
            <text:p>5719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444">
            <text:p>6444</text:p>
          </table:table-cell>
          <table:table-cell table:style-name="ACE-2" office:value-type="float" office:value="6553">
            <text:p>6553</text:p>
          </table:table-cell>
          <table:table-cell table:style-name="ACE-2" office:value-type="float" office:value="-6.7199999999999998">
            <text:p>−6.7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2</text:p>
          </table:table-cell>
          <table:table-cell table:style-name="ACE-2" office:value-type="float" office:value="5861">
            <text:p>5861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637">
            <text:p>6637</text:p>
          </table:table-cell>
          <table:table-cell table:style-name="ACE-2" office:value-type="float" office:value="6732">
            <text:p>6732</text:p>
          </table:table-cell>
          <table:table-cell table:style-name="ACE-2" office:value-type="float" office:value="-7.0800000000000001">
            <text:p>−7.0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3</text:p>
          </table:table-cell>
          <table:table-cell table:style-name="ACE-2" office:value-type="float" office:value="5980">
            <text:p>5980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6744">
            <text:p>6744</text:p>
          </table:table-cell>
          <table:table-cell table:style-name="ACE-2" office:value-type="float" office:value="6866">
            <text:p>6866</text:p>
          </table:table-cell>
          <table:table-cell table:style-name="ACE-2" office:value-type="float" office:value="-7.5599999999999996">
            <text:p>−7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3/25/2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09-9111-9112</text:p>
          </table:table-cell>
          <table:table-cell table:style-name="ACE-2" office:value-type="string">
            <text:p>.6334±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7246">
            <text:p>7246</text:p>
          </table:table-cell>
          <table:table-cell table:style-name="ACE-2" office:value-type="float" office:value="7309">
            <text:p>7309</text:p>
          </table:table-cell>
          <table:table-cell table:style-name="ACE-2" office:value-type="float" office:value="-9.3399999999999999">
            <text:p>−9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7/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13-9114-av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240">
            <text:p>7240</text:p>
          </table:table-cell>
          <table:table-cell table:style-name="ACE-2" office:value-type="float" office:value="7310">
            <text:p>7310</text:p>
          </table:table-cell>
          <table:table-cell table:style-name="ACE-2" office:value-type="float" office:value="-9.1899999999999995">
            <text:p>−9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5067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6441">
            <text:p>6441</text:p>
          </table:table-cell>
          <table:table-cell table:style-name="ACE-2" office:value-type="float" office:value="-6.1500000000000004">
            <text:p>−6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70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992">
            <text:p>5992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-5.1500000000000004">
            <text:p>−5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idal creek leve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5130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325">
            <text:p>5325</text:p>
          </table:table-cell>
          <table:table-cell table:style-name="ACE-2" office:value-type="float" office:value="5581">
            <text:p>558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00000000000001">
            <text:p>−4.6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Juncu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7</text:p>
          </table:table-cell>
          <table:table-cell table:style-name="ACE-2" office:value-type="float" office:value="4320">
            <text:p>43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4832">
            <text:p>4832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700000000000002">
            <text:p>−3.97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3</text:p>
          </table:table-cell>
          <table:table-cell table:style-name="ACE-2" office:value-type="float" office:value="4350">
            <text:p>435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855">
            <text:p>4855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.1299999999999999">
            <text:p>−4.13</text:p>
          </table:table-cell>
          <table:table-cell table:style-name="ACE-2" office:value-type="float" office:value="-4.0999999999999996">
            <text:p>−4.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6</text:p>
          </table:table-cell>
          <table:table-cell table:style-name="ACE-2" office:value-type="float" office:value="4790">
            <text:p>47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466">
            <text:p>5466</text:p>
          </table:table-cell>
          <table:table-cell table:style-name="ACE-2" office:value-type="float" office:value="5599">
            <text:p>5599</text:p>
          </table:table-cell>
          <table:table-cell table:style-name="ACE-2" office:value-type="float" office:value="-4.4199999999999999">
            <text:p>−4.42</text:p>
          </table:table-cell>
          <table:table-cell table:style-name="ACE-2" office:value-type="float" office:value="-4.3899999999999997">
            <text:p>−4.39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0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84">
            <text:p>5584</text:p>
          </table:table-cell>
          <table:table-cell table:style-name="ACE-2" office:value-type="float" office:value="5661">
            <text:p>5661</text:p>
          </table:table-cell>
          <table:table-cell table:style-name="ACE-2" office:value-type="float" office:value="-4.8099999999999996">
            <text:p>−4.81</text:p>
          </table:table-cell>
          <table:table-cell table:style-name="ACE-2" office:value-type="float" office:value="-4.7800000000000002">
            <text:p>−4.78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9</text:p>
          </table:table-cell>
          <table:table-cell table:style-name="ACE-2" office:value-type="float" office:value="4920">
            <text:p>49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97">
            <text:p>5597</text:p>
          </table:table-cell>
          <table:table-cell table:style-name="ACE-2" office:value-type="float" office:value="5709">
            <text:p>5709</text:p>
          </table:table-cell>
          <table:table-cell table:style-name="ACE-2" office:value-type="float" office:value="-4.9299999999999997">
            <text:p>−4.93</text:p>
          </table:table-cell>
          <table:table-cell table:style-name="ACE-2" office:value-type="float" office:value="-4.9100000000000001">
            <text:p>−4.91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8</text:p>
          </table:table-cell>
          <table:table-cell table:style-name="ACE-2" office:value-type="float" office:value="4990">
            <text:p>499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47">
            <text:p>5647</text:p>
          </table:table-cell>
          <table:table-cell table:style-name="ACE-2" office:value-type="float" office:value="5863">
            <text:p>5863</text:p>
          </table:table-cell>
          <table:table-cell table:style-name="ACE-2" office:value-type="float" office:value="-5.1900000000000004">
            <text:p>−5.19</text:p>
          </table:table-cell>
          <table:table-cell table:style-name="ACE-2" office:value-type="float" office:value="-5.1600000000000001">
            <text:p>−5.1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2</text:p>
          </table:table-cell>
          <table:table-cell table:style-name="ACE-2" office:value-type="float" office:value="5000">
            <text:p>5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55">
            <text:p>5655</text:p>
          </table:table-cell>
          <table:table-cell table:style-name="ACE-2" office:value-type="float" office:value="5884">
            <text:p>5884</text:p>
          </table:table-cell>
          <table:table-cell table:style-name="ACE-2" office:value-type="float" office:value="-5.3799999999999999">
            <text:p>−5.38</text:p>
          </table:table-cell>
          <table:table-cell table:style-name="ACE-2" office:value-type="float" office:value="-5.3499999999999996">
            <text:p>−5.35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very wet 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1</text:p>
          </table:table-cell>
          <table:table-cell table:style-name="ACE-2" office:value-type="float" office:value="5160">
            <text:p>51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7300000000000004">
            <text:p>−5.73</text:p>
          </table:table-cell>
          <table:table-cell table:style-name="ACE-2" office:value-type="float" office:value="-5.7000000000000002">
            <text:p>−5.7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B2 22/2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9-16225av</text:p>
          </table:table-cell>
          <table:table-cell table:style-name="ACE-2" office:value-type="float" office:value="3365">
            <text:p>33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553">
            <text:p>3553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3 24/2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6-16217av</text:p>
          </table:table-cell>
          <table:table-cell table:style-name="ACE-2" office:value-type="float" office:value="3655">
            <text:p>365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905">
            <text:p>3905</text:p>
          </table:table-cell>
          <table:table-cell table:style-name="ACE-2" office:value-type="float" office:value="4075">
            <text:p>4075</text:p>
          </table:table-cell>
          <table:table-cell table:style-name="ACE-2" office:value-type="float" office:value="-2.8599999999999999">
            <text:p>−2.86</text:p>
          </table:table-cell>
          <table:table-cell table:style-name="ACE-2" office:value-type="float" office:value="-2.8500000000000001">
            <text:p>−2.8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C4 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4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847">
            <text:p>4847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3.8900000000000001">
            <text:p>−3.89</text:p>
          </table:table-cell>
          <table:table-cell table:style-name="ACE-2" office:value-type="float" office:value="-3.8700000000000001">
            <text:p>−3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D1 3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8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067">
            <text:p>5067</text:p>
          </table:table-cell>
          <table:table-cell table:style-name="ACE-2" office:value-type="float" office:value="5441">
            <text:p>544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99999999999999">
            <text:p>−4.6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. Dataset n</text:p>
          </table:table-cell>
          <table:table-cell table:style-name="ACE-2" office:value-type="string">
            <text:p>orthwest Germany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Marne B35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9800000000000004">
            <text:p>8.98</text:p>
          </table:table-cell>
          <table:table-cell table:style-name="ACE-2" office:value-type="string">
            <text:p>Hv-6189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928">
            <text:p>8928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-29.5">
            <text:p>−29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imnic vs. tidal sediment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76; Behre et al., 1979; in Behre2003</text:p>
          </table:table-cell>
          <table:table-cell table:style-name="ACE-2" office:value-type="string">
            <text:p>VinkEtal2007,Behre2003,Behre2007,BehreEtal1979,Menke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9</text:p>
          </table:table-cell>
          <table:table-cell table:style-name="ACE-2" office:value-type="string">
            <text:p>Menke1976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2</text:p>
          </table:table-cell>
          <table:table-cell table:style-name="ACE-2" office:value-type="float" office:value="7960">
            <text:p>7960</text:p>
          </table:table-cell>
          <table:table-cell table:style-name="ACE-2" office:value-type="float" office:value="205">
            <text:p>205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-24.23">
            <text:p>−24.23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768">
            <text:p>8768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-23.600000000000001">
            <text:p>−23.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0</text:p>
          </table:table-cell>
          <table:table-cell table:style-name="ACE-2" office:value-type="float" office:value="7540">
            <text:p>75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210">
            <text:p>8210</text:p>
          </table:table-cell>
          <table:table-cell table:style-name="ACE-2" office:value-type="float" office:value="8406">
            <text:p>8406</text:p>
          </table:table-cell>
          <table:table-cell table:style-name="ACE-2" office:value-type="float" office:value="-23.16">
            <text:p>−23.1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6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100000000000001">
            <text:p>8.41</text:p>
          </table:table-cell>
          <table:table-cell table:style-name="ACE-2" office:value-type="string">
            <text:p>Hv-2575</text:p>
          </table:table-cell>
          <table:table-cell table:style-name="ACE-2" office:value-type="float" office:value="7790">
            <text:p>77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20">
            <text:p>8420</text:p>
          </table:table-cell>
          <table:table-cell table:style-name="ACE-2" office:value-type="float" office:value="8646">
            <text:p>8646</text:p>
          </table:table-cell>
          <table:table-cell table:style-name="ACE-2" office:value-type="float" office:value="-24.899999999999999">
            <text:p>−24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ontact fresh vs. brackish mud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8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600000000000009">
            <text:p>8.46</text:p>
          </table:table-cell>
          <table:table-cell table:style-name="ACE-2" office:value-type="string">
            <text:p>Hv-2143</text:p>
          </table:table-cell>
          <table:table-cell table:style-name="ACE-2" office:value-type="float" office:value="7720">
            <text:p>77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8417">
            <text:p>8417</text:p>
          </table:table-cell>
          <table:table-cell table:style-name="ACE-2" office:value-type="float" office:value="8541">
            <text:p>8541</text:p>
          </table:table-cell>
          <table:table-cell table:style-name="ACE-2" office:value-type="float" office:value="-24.34">
            <text:p>−24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7000000000000001">
            <text:p>0.1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erk 60/67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4800000000000004">
            <text:p>8.48</text:p>
          </table:table-cell>
          <table:table-cell table:style-name="ACE-2" office:value-type="string">
            <text:p>Hv-2242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928">
            <text:p>7928</text:p>
          </table:table-cell>
          <table:table-cell table:style-name="ACE-2" office:value-type="float" office:value="8339">
            <text:p>8339</text:p>
          </table:table-cell>
          <table:table-cell table:style-name="ACE-2" office:value-type="float" office:value="-21.309999999999999">
            <text:p>−21.3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below fresh and brackish mud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57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11607</text:p>
          </table:table-cell>
          <table:table-cell table:style-name="ACE-2" office:value-type="float" office:value="6975">
            <text:p>697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690">
            <text:p>7690</text:p>
          </table:table-cell>
          <table:table-cell table:style-name="ACE-2" office:value-type="float" office:value="7925">
            <text:p>7925</text:p>
          </table:table-cell>
          <table:table-cell table:style-name="ACE-2" office:value-type="float" office:value="-14.32">
            <text:p>−14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den II/I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Hv-7195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7841">
            <text:p>7841</text:p>
          </table:table-cell>
          <table:table-cell table:style-name="ACE-2" office:value-type="float" office:value="7975">
            <text:p>7975</text:p>
          </table:table-cell>
          <table:table-cell table:style-name="ACE-2" office:value-type="float" office:value="-12.779999999999999">
            <text:p>−12.7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38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8928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728">
            <text:p>7728</text:p>
          </table:table-cell>
          <table:table-cell table:style-name="ACE-2" office:value-type="float" office:value="7982">
            <text:p>7982</text:p>
          </table:table-cell>
          <table:table-cell table:style-name="ACE-2" office:value-type="float" office:value="-12.369999999999999">
            <text:p>−12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20999999999999999">
            <text:p>0.2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320</text:p>
          </table:table-cell>
          <table:table-cell table:style-name="ACE-2" office:value-type="float" office:value="53.420000000000002">
            <text:p>53.42</text:p>
          </table:table-cell>
          <table:table-cell table:style-name="ACE-2" office:value-type="float" office:value="7.1900000000000004">
            <text:p>7.19</text:p>
          </table:table-cell>
          <table:table-cell table:style-name="ACE-2" office:value-type="string">
            <text:p>Hv-6306</text:p>
          </table:table-cell>
          <table:table-cell table:style-name="ACE-2" office:value-type="float" office:value="6345">
            <text:p>634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-11.9">
            <text:p>−11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sten I/4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5399999999999991">
            <text:p>8.54</text:p>
          </table:table-cell>
          <table:table-cell table:style-name="ACE-2" office:value-type="string">
            <text:p>Hv-7133</text:p>
          </table:table-cell>
          <table:table-cell table:style-name="ACE-2" office:value-type="float" office:value="6855">
            <text:p>685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7754">
            <text:p>7754</text:p>
          </table:table-cell>
          <table:table-cell table:style-name="ACE-2" office:value-type="float" office:value="-11.5">
            <text:p>−1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103</text:p>
          </table:table-cell>
          <table:table-cell table:style-name="ACE-2" office:value-type="float" office:value="53.390000000000001">
            <text:p>53.39</text:p>
          </table:table-cell>
          <table:table-cell table:style-name="ACE-2" office:value-type="float" office:value="7.04">
            <text:p>7.04</text:p>
          </table:table-cell>
          <table:table-cell table:style-name="ACE-2" office:value-type="string">
            <text:p>Hv-6321</text:p>
          </table:table-cell>
          <table:table-cell table:style-name="ACE-2" office:value-type="float" office:value="6385">
            <text:p>638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7252">
            <text:p>7252</text:p>
          </table:table-cell>
          <table:table-cell table:style-name="ACE-2" office:value-type="float" office:value="7417">
            <text:p>7417</text:p>
          </table:table-cell>
          <table:table-cell table:style-name="ACE-2" office:value-type="float" office:value="-10.16">
            <text:p>−10.1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81</text:p>
          </table:table-cell>
          <table:table-cell table:style-name="ACE-2" office:value-type="float" office:value="53.409999999999997">
            <text:p>53.4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string">
            <text:p>Hv-4755</text:p>
          </table:table-cell>
          <table:table-cell table:style-name="ACE-2" office:value-type="float" office:value="6320">
            <text:p>6320</text:p>
          </table:table-cell>
          <table:table-cell table:style-name="ACE-2" office:value-type="float" office:value="195">
            <text:p>195</text:p>
          </table:table-cell>
          <table:table-cell table:style-name="ACE-2" office:value-type="float" office:value="7003">
            <text:p>7003</text:p>
          </table:table-cell>
          <table:table-cell table:style-name="ACE-2" office:value-type="float" office:value="7425">
            <text:p>7425</text:p>
          </table:table-cell>
          <table:table-cell table:style-name="ACE-2" office:value-type="float" office:value="-9.4199999999999999">
            <text:p>−9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47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4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6807">
            <text:p>6807</text:p>
          </table:table-cell>
          <table:table-cell table:style-name="ACE-2" office:value-type="float" office:value="-7.4199999999999999">
            <text:p>−7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6</text:p>
          </table:table-cell>
          <table:table-cell table:style-name="ACE-2" office:value-type="float" office:value="6105">
            <text:p>610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859">
            <text:p>6859</text:p>
          </table:table-cell>
          <table:table-cell table:style-name="ACE-2" office:value-type="float" office:value="7028">
            <text:p>7028</text:p>
          </table:table-cell>
          <table:table-cell table:style-name="ACE-2" office:value-type="float" office:value="-6.7300000000000004">
            <text:p>−6.7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5</text:p>
          </table:table-cell>
          <table:table-cell table:style-name="ACE-2" office:value-type="float" office:value="5765">
            <text:p>576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43">
            <text:p>6443</text:p>
          </table:table-cell>
          <table:table-cell table:style-name="ACE-2" office:value-type="float" office:value="6669">
            <text:p>6669</text:p>
          </table:table-cell>
          <table:table-cell table:style-name="ACE-2" office:value-type="float" office:value="-6.5499999999999998">
            <text:p>−6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23000000000000001">
            <text:p>0.2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4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6280">
            <text:p>6280</text:p>
          </table:table-cell>
          <table:table-cell table:style-name="ACE-2" office:value-type="float" office:value="6485">
            <text:p>6485</text:p>
          </table:table-cell>
          <table:table-cell table:style-name="ACE-2" office:value-type="float" office:value="-5.9199999999999999">
            <text:p>−5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6176">
            <text:p>6176</text:p>
          </table:table-cell>
          <table:table-cell table:style-name="ACE-2" office:value-type="float" office:value="-7.0499999999999998">
            <text:p>−7.0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5150">
            <text:p>51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764">
            <text:p>5764</text:p>
          </table:table-cell>
          <table:table-cell table:style-name="ACE-2" office:value-type="float" office:value="5986">
            <text:p>5986</text:p>
          </table:table-cell>
          <table:table-cell table:style-name="ACE-2" office:value-type="float" office:value="-7.0999999999999996">
            <text:p>−7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 G170</text:p>
          </table:table-cell>
          <table:table-cell table:style-name="ACE-2" office:value-type="float" office:value="53.369999999999997">
            <text:p>53.37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Hv-10453</text:p>
          </table:table-cell>
          <table:table-cell table:style-name="ACE-2" office:value-type="float" office:value="5155">
            <text:p>51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762">
            <text:p>5762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1399999999999997">
            <text:p>−5.1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from beach bank on clastic Holocene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40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305">
            <text:p>5305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-7.1799999999999997">
            <text:p>−7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ursten III/7</text:p>
          </table:table-cell>
          <table:table-cell table:style-name="ACE-2" office:value-type="float" office:value="53.789999999999999">
            <text:p>53.79</text:p>
          </table:table-cell>
          <table:table-cell table:style-name="ACE-2" office:value-type="float" office:value="8.5500000000000007">
            <text:p>8.55</text:p>
          </table:table-cell>
          <table:table-cell table:style-name="ACE-2" office:value-type="string">
            <text:p>Hv-7434</text:p>
          </table:table-cell>
          <table:table-cell table:style-name="ACE-2" office:value-type="float" office:value="4715">
            <text:p>471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79">
            <text:p>5579</text:p>
          </table:table-cell>
          <table:table-cell table:style-name="ACE-2" office:value-type="float" office:value="-5.9699999999999998">
            <text:p>−5.9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eat on lagunal sediment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6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9946</text:p>
          </table:table-cell>
          <table:table-cell table:style-name="ACE-2" office:value-type="float" office:value="4710">
            <text:p>47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326">
            <text:p>5326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-5.7400000000000002">
            <text:p>−5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4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049">
            <text:p>5049</text:p>
          </table:table-cell>
          <table:table-cell table:style-name="ACE-2" office:value-type="float" office:value="5447">
            <text:p>5447</text:p>
          </table:table-cell>
          <table:table-cell table:style-name="ACE-2" office:value-type="float" office:value="-4.6500000000000004">
            <text:p>−4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1">
            <text:p>3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3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833">
            <text:p>4833</text:p>
          </table:table-cell>
          <table:table-cell table:style-name="ACE-2" office:value-type="float" office:value="4977">
            <text:p>4977</text:p>
          </table:table-cell>
          <table:table-cell table:style-name="ACE-2" office:value-type="float" office:value="-4.4299999999999997">
            <text:p>−4.4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 office:value-type="float" office:value="0.26000000000000001">
            <text:p>0.2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3</text:p>
          </table:table-cell>
          <table:table-cell table:style-name="ACE-2" office:value-type="float" office:value="4175">
            <text:p>417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17">
            <text:p>4617</text:p>
          </table:table-cell>
          <table:table-cell table:style-name="ACE-2" office:value-type="float" office:value="4828">
            <text:p>4828</text:p>
          </table:table-cell>
          <table:table-cell table:style-name="ACE-2" office:value-type="float" office:value="-3.6000000000000001">
            <text:p>−3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binn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Hv-8019</text:p>
          </table:table-cell>
          <table:table-cell table:style-name="ACE-2" office:value-type="float" office:value="4160">
            <text:p>416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16">
            <text:p>4616</text:p>
          </table:table-cell>
          <table:table-cell table:style-name="ACE-2" office:value-type="float" office:value="4822">
            <text:p>4822</text:p>
          </table:table-cell>
          <table:table-cell table:style-name="ACE-2" office:value-type="float" office:value="-3.2000000000000002">
            <text:p>−3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4; in Behre 2003</text:p>
          </table:table-cell>
          <table:table-cell table:style-name="ACE-2" office:value-type="string">
            <text:p>VinkEtal2007,Behre2003,Behre2007,Streif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4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7</text:p>
          </table:table-cell>
          <table:table-cell table:style-name="ACE-2" office:value-type="float" office:value="4035">
            <text:p>403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4411">
            <text:p>4411</text:p>
          </table:table-cell>
          <table:table-cell table:style-name="ACE-2" office:value-type="float" office:value="4805">
            <text:p>4805</text:p>
          </table:table-cell>
          <table:table-cell table:style-name="ACE-2" office:value-type="float" office:value="-2.2200000000000002">
            <text:p>−2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fen peat on clayey sand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700000000000003">
            <text:p>8.07</text:p>
          </table:table-cell>
          <table:table-cell table:style-name="ACE-2" office:value-type="string">
            <text:p>Hv-8941</text:p>
          </table:table-cell>
          <table:table-cell table:style-name="ACE-2" office:value-type="float" office:value="3775">
            <text:p>37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3989">
            <text:p>3989</text:p>
          </table:table-cell>
          <table:table-cell table:style-name="ACE-2" office:value-type="float" office:value="4253">
            <text:p>4253</text:p>
          </table:table-cell>
          <table:table-cell table:style-name="ACE-2" office:value-type="float" office:value="-0.92000000000000004">
            <text:p>−0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2</text:p>
          </table:table-cell>
          <table:table-cell table:style-name="ACE-2" office:value-type="float" office:value="3585">
            <text:p>358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825">
            <text:p>3825</text:p>
          </table:table-cell>
          <table:table-cell table:style-name="ACE-2" office:value-type="float" office:value="3980">
            <text:p>3980</text:p>
          </table:table-cell>
          <table:table-cell table:style-name="ACE-2" office:value-type="float" office:value="-2.3199999999999998">
            <text:p>−2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44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10674</text:p>
          </table:table-cell>
          <table:table-cell table:style-name="ACE-2" office:value-type="float" office:value="3375">
            <text:p>33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693">
            <text:p>3693</text:p>
          </table:table-cell>
          <table:table-cell table:style-name="ACE-2" office:value-type="float" office:value="-1.1899999999999999">
            <text:p>−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clayey sand</text:p>
          </table:table-cell>
          <table:table-cell table:style-name="ACE-2"/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Hv-6904</text:p>
          </table:table-cell>
          <table:table-cell table:style-name="ACE-2" office:value-type="float" office:value="3255">
            <text:p>3255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584">
            <text:p>3584</text:p>
          </table:table-cell>
          <table:table-cell table:style-name="ACE-2" office:value-type="float" office:value="-0.73999999999999999">
            <text:p>−0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39</text:p>
          </table:table-cell>
          <table:table-cell table:style-name="ACE-2" office:value-type="float" office:value="3250">
            <text:p>32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384">
            <text:p>3384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7999999999999999">
            <text:p>−0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 office:value-type="float" office:value="0.080000000000000002">
            <text:p>0.08</text:p>
          </table:table-cell>
          <table:table-cell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Untergrund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pollen</text:p>
          </table:table-cell>
          <table:table-cell table:number-columns-repeated="2" table:style-name="ACE-2"/>
          <table:table-cell table:style-name="ACE-2" office:value-type="float" office:value="3150">
            <text:p>315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-0.65000000000000002">
            <text:p>−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örber-Grohne, 1967; in Behre 2003</text:p>
          </table:table-cell>
          <table:table-cell table:style-name="ACE-2" office:value-type="string">
            <text:p>VinkEtal2007,Behre2003,Behre2007,KorberGrohne196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KorberGrohne196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auß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Kl-4159-09</text:p>
          </table:table-cell>
          <table:table-cell table:style-name="ACE-2" office:value-type="float" office:value="2980">
            <text:p>2980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22">
            <text:p>−0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ehre and Kučan, 1999; in Behre 2003</text:p>
          </table:table-cell>
          <table:table-cell table:style-name="ACE-2" office:value-type="string">
            <text:p>VinkEtal2007,Behre2003,Behre2007,BehreKucan199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Kucan199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odenkirchen</text:p>
          </table:table-cell>
          <table:table-cell table:style-name="ACE-2" office:value-type="float" office:value="53.399999999999999">
            <text:p>53.4</text:p>
          </table:table-cell>
          <table:table-cell table:style-name="ACE-2" office:value-type="float" office:value="8.4399999999999995">
            <text:p>8.44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800">
            <text:p>2800</text:p>
          </table:table-cell>
          <table:table-cell table:style-name="ACE-2" office:value-type="float" office:value="2900">
            <text:p>2900</text:p>
          </table:table-cell>
          <table:table-cell table:style-name="ACE-2" office:value-type="float" office:value="-1">
            <text:p>−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ahl, 2002a,b; in Behre 2003</text:p>
          </table:table-cell>
          <table:table-cell table:style-name="ACE-2" office:value-type="string">
            <text:p>VinkEtal2007,Behre2003,Behre2007,Strahl2002a,Strahl2002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ahl2002a</text:p>
          </table:table-cell>
          <table:table-cell table:style-name="ACE-2" office:value-type="string">
            <text:p>Strahl2002b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sing-Haferacker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6753</text:p>
          </table:table-cell>
          <table:table-cell table:style-name="ACE-2" office:value-type="float" office:value="2630">
            <text:p>2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2712">
            <text:p>2712</text:p>
          </table:table-cell>
          <table:table-cell table:style-name="ACE-2" office:value-type="float" office:value="2792">
            <text:p>2792</text:p>
          </table:table-cell>
          <table:table-cell table:style-name="ACE-2" office:value-type="float" office:value="0.10000000000000001">
            <text:p>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layer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 I VEZ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550">
            <text:p>2550</text:p>
          </table:table-cell>
          <table:table-cell table:style-name="ACE-2" office:value-type="float" office:value="2650">
            <text:p>2650</text:p>
          </table:table-cell>
          <table:table-cell table:style-name="ACE-2" office:value-type="float" office:value="-0.56000000000000005">
            <text:p>−0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57; in Behre 2003</text:p>
          </table:table-cell>
          <table:table-cell table:style-name="ACE-2" office:value-type="string">
            <text:p>VinkEtal2007,Behre2003,Behre2007,Haarnagel195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5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1 A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7">
            <text:p>4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VEZ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85999999999999999">
            <text:p>−0.8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9</text:p>
          </table:table-cell>
          <table:table-cell table:style-name="ACE-2" office:value-type="float" office:value="2445">
            <text:p>244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2706">
            <text:p>2706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1 A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9">
            <text:p>4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Hv-205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2207">
            <text:p>2207</text:p>
          </table:table-cell>
          <table:table-cell table:style-name="ACE-2" office:value-type="float" office:value="2433">
            <text:p>2433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irch stubs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, 1970; in Behre 2003</text:p>
          </table:table-cell>
          <table:table-cell table:style-name="ACE-2" office:value-type="string">
            <text:p>VinkEtal2007,Behre2003,Behre2007,Behre197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197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8</text:p>
          </table:table-cell>
          <table:table-cell table:style-name="ACE-2" office:value-type="float" office:value="2340">
            <text:p>234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2335">
            <text:p>2335</text:p>
          </table:table-cell>
          <table:table-cell table:style-name="ACE-2" office:value-type="float" office:value="2355">
            <text:p>2355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1">
            <text:p>5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5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250">
            <text:p>2250</text:p>
          </table:table-cell>
          <table:table-cell table:style-name="ACE-2" office:value-type="float" office:value="2350">
            <text:p>23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5 (on bank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stdorf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7.3099999999999996">
            <text:p>7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3">
            <text:p>5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SS 3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20">
            <text:p>202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-0.20000000000000001">
            <text:p>−0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3 on D I b sediments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4">
            <text:p>5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ward SS 1</text:p>
          </table:table-cell>
          <table:table-cell table:style-name="ACE-2" office:value-type="float" office:value="53.649999999999999">
            <text:p>53.65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25">
            <text:p>0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a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50">
            <text:p>205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 1 a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entumersiel SS 1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ppingawehr</text:p>
          </table:table-cell>
          <table:table-cell table:style-name="ACE-2" office:value-type="float" office:value="53.289999999999999">
            <text:p>53.29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örriesdorf/Zissenhausen</text:p>
          </table:table-cell>
          <table:table-cell table:style-name="ACE-2" office:value-type="float" office:value="53.579999999999998">
            <text:p>53.58</text:p>
          </table:table-cell>
          <table:table-cell table:style-name="ACE-2" office:value-type="float" office:value="7.8600000000000003">
            <text:p>7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14999999999999999">
            <text:p>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everns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odorf SS 1</text:p>
          </table:table-cell>
          <table:table-cell table:style-name="ACE-2" office:value-type="float" office:value="53.880000000000003">
            <text:p>53.88</text:p>
          </table:table-cell>
          <table:table-cell table:style-name="ACE-2" office:value-type="float" office:value="9.4299999999999997">
            <text:p>9.4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50">
            <text:p>175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61">
            <text:p>6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RKZ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20">
            <text:p>1920</text:p>
          </table:table-cell>
          <table:table-cell table:style-name="ACE-2" office:value-type="float" office:value="1980">
            <text:p>1980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 in tidal gully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2">
            <text:p>6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c (plain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üdingworth Osterende</text:p>
          </table:table-cell>
          <table:table-cell table:style-name="ACE-2" office:value-type="float" office:value="53.82">
            <text:p>53.82</text:p>
          </table:table-cell>
          <table:table-cell table:style-name="ACE-2" office:value-type="float" office:value="8.8599999999999994">
            <text:p>8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65000000000000002">
            <text:p>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4">
            <text:p>6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holendorf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3371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1816">
            <text:p>1816</text:p>
          </table:table-cell>
          <table:table-cell table:style-name="ACE-2" office:value-type="float" office:value="1949">
            <text:p>1949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horizon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stermoor</text:p>
          </table:table-cell>
          <table:table-cell table:style-name="ACE-2" office:value-type="float" office:value="53.93">
            <text:p>53.93</text:p>
          </table:table-cell>
          <table:table-cell table:style-name="ACE-2" office:value-type="float" office:value="9.1699999999999999">
            <text:p>9.1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00">
            <text:p>190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Bantelmann, 1960; in Behre 2003</text:p>
          </table:table-cell>
          <table:table-cell table:style-name="ACE-2" office:value-type="string">
            <text:p>VinkEtal2007,Behre2003,Behre2007,Bantelmann196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-0.14999999999999999">
            <text:p>−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</text:p>
          </table:table-cell>
          <table:table-cell table:number-columns-repeated="2" table:style-name="ACE-2"/>
          <table:table-cell table:style-name="ACE-2" office:value-type="string">
            <text:p>0.1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7">
            <text:p>6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inswarden, Flachsiedlung</text:p>
          </table:table-cell>
          <table:table-cell table:style-name="ACE-2" office:value-type="float" office:value="53.539999999999999">
            <text:p>53.54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00">
            <text:p>200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itsch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9.4000000000000004">
            <text:p>9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9">
            <text:p>6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iebensee (Dithmarschen)</text:p>
          </table:table-cell>
          <table:table-cell table:style-name="ACE-2" office:value-type="float" office:value="54.229999999999997">
            <text:p>54.23</text:p>
          </table:table-cell>
          <table:table-cell table:style-name="ACE-2" office:value-type="float" office:value="8.9900000000000002">
            <text:p>8.9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f living space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a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b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2</text:p>
          </table:table-cell>
          <table:table-cell table:style-name="ACE-2" office:value-type="float" office:value="2090">
            <text:p>209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23">
            <text:p>1923</text:p>
          </table:table-cell>
          <table:table-cell table:style-name="ACE-2" office:value-type="float" office:value="2157">
            <text:p>2157</text:p>
          </table:table-cell>
          <table:table-cell table:style-name="ACE-2" office:value-type="float" office:value="-0.26000000000000001">
            <text:p>−0.2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ydrobia ulvae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1">
            <text:p>7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nkrug</text:p>
          </table:table-cell>
          <table:table-cell table:style-name="ACE-2" office:value-type="float" office:value="53.719999999999999">
            <text:p>53.72</text:p>
          </table:table-cell>
          <table:table-cell table:style-name="ACE-2" office:value-type="float" office:value="9.4199999999999999">
            <text:p>9.4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2">
            <text:p>7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2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25">
            <text:p>1825</text:p>
          </table:table-cell>
          <table:table-cell table:style-name="ACE-2" office:value-type="float" office:value="1875">
            <text:p>1875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1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768">
            <text:p>1768</text:p>
          </table:table-cell>
          <table:table-cell table:style-name="ACE-2" office:value-type="float" office:value="2062">
            <text:p>2062</text:p>
          </table:table-cell>
          <table:table-cell table:style-name="ACE-2" office:value-type="float" office:value="0.47999999999999998">
            <text:p>0.4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üderbusenwurth</text:p>
          </table:table-cell>
          <table:table-cell table:style-name="ACE-2" office:value-type="float" office:value="54.049999999999997">
            <text:p>54.05</text:p>
          </table:table-cell>
          <table:table-cell table:style-name="ACE-2" office:value-type="float" office:value="9.0099999999999998">
            <text:p>9.0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04">
            <text:p>1804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of the lowermost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b; in Behre 2003</text:p>
          </table:table-cell>
          <table:table-cell table:style-name="ACE-2" office:value-type="string">
            <text:p>VinkEtal2007,Behre2003,Behre2007,Meier2001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b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2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6.7999999999999998">
            <text:p>6.8</text:p>
          </table:table-cell>
          <table:table-cell table:style-name="ACE-2" office:value-type="string">
            <text:p>Hv-22943</text:p>
          </table:table-cell>
          <table:table-cell table:style-name="ACE-2" office:value-type="float" office:value="2120">
            <text:p>212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87">
            <text:p>1987</text:p>
          </table:table-cell>
          <table:table-cell table:style-name="ACE-2" office:value-type="float" office:value="2304">
            <text:p>2304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erastoderme edule</text:p>
          </table:table-cell>
          <table:table-cell table:number-columns-repeated="2" table:style-name="ACE-2"/>
          <table:table-cell table:style-name="ACE-2" office:value-type="string">
            <text:p>0.3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ofting</text:p>
          </table:table-cell>
          <table:table-cell table:style-name="ACE-2" office:value-type="float" office:value="54.350000000000001">
            <text:p>54.35</text:p>
          </table:table-cell>
          <table:table-cell table:style-name="ACE-2" office:value-type="float" office:value="8.9399999999999995">
            <text:p>8.9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1.45">
            <text:p>1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lower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 et al., 1984; in Behre 2003</text:p>
          </table:table-cell>
          <table:table-cell table:style-name="ACE-2" office:value-type="string">
            <text:p>VinkEtal2007,Behre2003,Behre2007,Bantelmann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3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75">
            <text:p>1775</text:p>
          </table:table-cell>
          <table:table-cell table:style-name="ACE-2" office:value-type="float" office:value="1825">
            <text:p>1825</text:p>
          </table:table-cell>
          <table:table-cell table:style-name="ACE-2" office:value-type="float" office:value="1.3500000000000001">
            <text:p>1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3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warden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3100000000000005">
            <text:p>8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4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4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5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6499999999999999">
            <text:p>1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5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1">
            <text:p>8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6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625">
            <text:p>1625</text:p>
          </table:table-cell>
          <table:table-cell table:style-name="ACE-2" office:value-type="float" office:value="1675">
            <text:p>1675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6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2">
            <text:p>8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7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75">
            <text:p>1575</text:p>
          </table:table-cell>
          <table:table-cell table:style-name="ACE-2" office:value-type="float" office:value="1625">
            <text:p>162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7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3">
            <text:p>8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8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22">
            <text:p>1522</text:p>
          </table:table-cell>
          <table:table-cell table:style-name="ACE-2" office:value-type="float" office:value="1575">
            <text:p>15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8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4">
            <text:p>8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9257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385">
            <text:p>1385</text:p>
          </table:table-cell>
          <table:table-cell table:style-name="ACE-2" office:value-type="float" office:value="1516">
            <text:p>1516</text:p>
          </table:table-cell>
          <table:table-cell table:style-name="ACE-2" office:value-type="float" office:value="-0.10000000000000001">
            <text:p>−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nisch, 1980; in Behre 2003</text:p>
          </table:table-cell>
          <table:table-cell table:style-name="ACE-2" office:value-type="string">
            <text:p>VinkEtal2007,Behre2003,Behre2007,Hanisch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nisch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5">
            <text:p>8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300</text:p>
          </table:table-cell>
          <table:table-cell table:style-name="ACE-2" office:value-type="float" office:value="1450">
            <text:p>145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174">
            <text:p>1174</text:p>
          </table:table-cell>
          <table:table-cell table:style-name="ACE-2" office:value-type="float" office:value="1542">
            <text:p>1542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indowski, 1969; in Behre 2003</text:p>
          </table:table-cell>
          <table:table-cell table:style-name="ACE-2" office:value-type="string">
            <text:p>VinkEtal2007,Behre2003,Behre2007,Sindowski1969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indowski1969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llinghusen SS 1</text:p>
          </table:table-cell>
          <table:table-cell table:style-name="ACE-2" office:value-type="float" office:value="54.149999999999999">
            <text:p>54.15</text:p>
          </table:table-cell>
          <table:table-cell table:style-name="ACE-2" office:value-type="float" office:value="8.9600000000000009">
            <text:p>8.9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270">
            <text:p>127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ain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7">
            <text:p>8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0.90000000000000002">
            <text:p>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dge over tidal gully</text:p>
          </table:table-cell>
          <table:table-cell table:number-columns-repeated="2" table:style-name="ACE-2"/>
          <table:table-cell table:style-name="ACE-2" office:value-type="string">
            <text:p>0.3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ough land</text:p>
          </table:table-cell>
          <table:table-cell table:number-columns-repeated="2" table:style-name="ACE-2"/>
          <table:table-cell table:style-name="ACE-2" office:value-type="string">
            <text:p>0.7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urface of bank and base of "Wurt"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75; in Behre 2003</text:p>
          </table:table-cell>
          <table:table-cell table:style-name="ACE-2" office:value-type="string">
            <text:p>VinkEtal2007,Behre2003,Behre2007,Bantelmann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roothusen</text:p>
          </table:table-cell>
          <table:table-cell table:style-name="ACE-2" office:value-type="float" office:value="53.450000000000003">
            <text:p>53.45</text:p>
          </table:table-cell>
          <table:table-cell table:style-name="ACE-2" office:value-type="float" office:value="7.0700000000000003">
            <text:p>7.0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II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einhardt, 1965; in Behre 2003</text:p>
          </table:table-cell>
          <table:table-cell table:style-name="ACE-2" office:value-type="string">
            <text:p>VinkEtal2007,Behre2003,Behre2007,Reinhardt196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einhardt196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1">
            <text:p>9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iens SS 1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3300000000000001">
            <text:p>8.3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91; in Behre 2003</text:p>
          </table:table-cell>
          <table:table-cell table:style-name="ACE-2" office:value-type="string">
            <text:p>VinkEtal2007,Behre2003,Behre2007,Brandt199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9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2">
            <text:p>9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ldorf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320">
            <text:p>1320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dwelling mound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mid, 1994; in Behre 2003</text:p>
          </table:table-cell>
          <table:table-cell table:style-name="ACE-2" office:value-type="string">
            <text:p>VinkEtal2007,Behre2003,Behre2007,Schmid199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mid199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3">
            <text:p>9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0</text:p>
          </table:table-cell>
          <table:table-cell table:style-name="ACE-2" office:value-type="float" office:value="1185">
            <text:p>11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72">
            <text:p>972</text:p>
          </table:table-cell>
          <table:table-cell table:style-name="ACE-2" office:value-type="float" office:value="1233">
            <text:p>1233</text:p>
          </table:table-cell>
          <table:table-cell table:style-name="ACE-2" office:value-type="float" office:value="0.38">
            <text:p>0.3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4">
            <text:p>9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arfen</text:p>
          </table:table-cell>
          <table:table-cell table:style-name="ACE-2" office:value-type="float" office:value="53.659999999999997">
            <text:p>53.66</text:p>
          </table:table-cell>
          <table:table-cell table:style-name="ACE-2" office:value-type="float" office:value="7.9299999999999997">
            <text:p>7.93</text:p>
          </table:table-cell>
          <table:table-cell table:style-name="ACE-2" office:value-type="string">
            <text:p>Hv-20509</text:p>
          </table:table-cell>
          <table:table-cell table:style-name="ACE-2" office:value-type="float" office:value="1205">
            <text:p>120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993">
            <text:p>993</text:p>
          </table:table-cell>
          <table:table-cell table:style-name="ACE-2" office:value-type="float" office:value="1240">
            <text:p>124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ield as basis of dwelling mound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Ey, 1995; in Behre 2003</text:p>
          </table:table-cell>
          <table:table-cell table:style-name="ACE-2" office:value-type="string">
            <text:p>VinkEtal2007,Behre2003,Behre2007,Ey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Ey199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u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3399999999999999">
            <text:p>7.3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Alte Boomborg/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975">
            <text:p>975</text:p>
          </table:table-cell>
          <table:table-cell table:style-name="ACE-2" office:value-type="float" office:value="1075">
            <text:p>1075</text:p>
          </table:table-cell>
          <table:table-cell table:style-name="ACE-2" office:value-type="float" office:value="0.45000000000000001">
            <text:p>0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Klunderbo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00">
            <text:p>1000</text:p>
          </table:table-cell>
          <table:table-cell table:style-name="ACE-2" office:value-type="float" office:value="1100">
            <text:p>110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9">
            <text:p>9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5</text:p>
          </table:table-cell>
          <table:table-cell table:style-name="ACE-2" office:value-type="float" office:value="920">
            <text:p>92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59">
            <text:p>759</text:p>
          </table:table-cell>
          <table:table-cell table:style-name="ACE-2" office:value-type="float" office:value="925">
            <text:p>925</text:p>
          </table:table-cell>
          <table:table-cell table:style-name="ACE-2" office:value-type="float" office:value="0.59999999999999998">
            <text:p>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Pellworm</text:p>
          </table:table-cell>
          <table:table-cell table:style-name="ACE-2" office:value-type="float" office:value="54.509999999999998">
            <text:p>54.51</text:p>
          </table:table-cell>
          <table:table-cell table:style-name="ACE-2" office:value-type="float" office:value="8.6300000000000008">
            <text:p>8.6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on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igelke et al., 1984; in Behre 2003</text:p>
          </table:table-cell>
          <table:table-cell table:style-name="ACE-2" office:value-type="string">
            <text:p>VinkEtal2007,Behre2003,Behre2007,Higelk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igelke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0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522">
            <text:p>522</text:p>
          </table:table-cell>
          <table:table-cell table:style-name="ACE-2" office:value-type="float" office:value="706">
            <text:p>706</text:p>
          </table:table-cell>
          <table:table-cell table:style-name="ACE-2" office:value-type="float" office:value="0.34999999999999998">
            <text:p>0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8</text:p>
          </table:table-cell>
          <table:table-cell table:style-name="ACE-2" office:value-type="float" office:value="670">
            <text:p>6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31">
            <text:p>531</text:p>
          </table:table-cell>
          <table:table-cell table:style-name="ACE-2" office:value-type="float" office:value="731">
            <text:p>731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2">
            <text:p>10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9</text:p>
          </table:table-cell>
          <table:table-cell table:style-name="ACE-2" office:value-type="float" office:value="630">
            <text:p>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46">
            <text:p>546</text:p>
          </table:table-cell>
          <table:table-cell table:style-name="ACE-2" office:value-type="float" office:value="662">
            <text:p>662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ackish water reed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a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1</text:p>
          </table:table-cell>
          <table:table-cell table:style-name="ACE-2" office:value-type="float" office:value="660">
            <text:p>66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0">
            <text:p>560</text:p>
          </table:table-cell>
          <table:table-cell table:style-name="ACE-2" office:value-type="float" office:value="664">
            <text:p>664</text:p>
          </table:table-cell>
          <table:table-cell table:style-name="ACE-2" office:value-type="float" office:value="0.12">
            <text:p>0.1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ones of Gavia stellata in tidal flat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4">
            <text:p>10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8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6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316">
            <text:p>316</text:p>
          </table:table-cell>
          <table:table-cell table:style-name="ACE-2" office:value-type="float" office:value="528">
            <text:p>528</text:p>
          </table:table-cell>
          <table:table-cell table:style-name="ACE-2" office:value-type="float" office:value="0.93999999999999995">
            <text:p>0.9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2</text:p>
          </table:table-cell>
          <table:table-cell table:style-name="ACE-2" office:value-type="float" office:value="440">
            <text:p>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24">
            <text:p>324</text:p>
          </table:table-cell>
          <table:table-cell table:style-name="ACE-2" office:value-type="float" office:value="544">
            <text:p>544</text:p>
          </table:table-cell>
          <table:table-cell table:style-name="ACE-2" office:value-type="float" office:value="0.98999999999999999">
            <text:p>0.9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6">
            <text:p>10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3</text:p>
          </table:table-cell>
          <table:table-cell table:style-name="ACE-2" office:value-type="float" office:value="515">
            <text:p>51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88">
            <text:p>488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1899999999999999">
            <text:p>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1</text:p>
          </table:table-cell>
          <table:table-cell table:style-name="ACE-2" office:value-type="float" office:value="570">
            <text:p>57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458">
            <text:p>458</text:p>
          </table:table-cell>
          <table:table-cell table:style-name="ACE-2" office:value-type="float" office:value="688">
            <text:p>688</text:p>
          </table:table-cell>
          <table:table-cell table:style-name="ACE-2" office:value-type="float" office:value="1.3400000000000001">
            <text:p>1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8">
            <text:p>10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2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9</text:p>
          </table:table-cell>
          <table:table-cell table:style-name="ACE-2" office:value-type="float" office:value="615">
            <text:p>61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51">
            <text:p>551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9">
            <text:p>10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1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4</text:p>
          </table:table-cell>
          <table:table-cell table:style-name="ACE-2" office:value-type="float" office:value="555">
            <text:p>55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19">
            <text:p>519</text:p>
          </table:table-cell>
          <table:table-cell table:style-name="ACE-2" office:value-type="float" office:value="643">
            <text:p>643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53.75">
            <text:p>53.75</text:p>
          </table:table-cell>
          <table:table-cell table:style-name="ACE-2" office:value-type="float" office:value="7.4699999999999998">
            <text:p>7.47</text:p>
          </table:table-cell>
          <table:table-cell table:style-name="ACE-2" office:value-type="string">
            <text:p>Hv-1998</text:p>
          </table:table-cell>
          <table:table-cell table:style-name="ACE-2" office:value-type="float" office:value="690">
            <text:p>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709">
            <text:p>709</text:p>
          </table:table-cell>
          <table:table-cell table:style-name="ACE-2" office:value-type="float" office:value="1.5600000000000001">
            <text:p>1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vegetatio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69; in Behre 2003</text:p>
          </table:table-cell>
          <table:table-cell table:style-name="ACE-2" office:value-type="string">
            <text:p>VinkEtal2007,Behre2003,Behre2007,Barckhausen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1">
            <text:p>1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12303</text:p>
          </table:table-cell>
          <table:table-cell table:style-name="ACE-2" office:value-type="float" office:value="545">
            <text:p>5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13">
            <text:p>513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55">
            <text:p>1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from grode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2">
            <text:p>1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ande</text:p>
          </table:table-cell>
          <table:table-cell table:style-name="ACE-2" office:value-type="float" office:value="53.479999999999997">
            <text:p>53.48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istory</text:p>
          </table:table-cell>
          <table:table-cell table:number-columns-repeated="2" table:style-name="ACE-2"/>
          <table:table-cell table:style-name="ACE-2" office:value-type="float" office:value="306">
            <text:p>306</text:p>
          </table:table-cell>
          <table:table-cell table:style-name="ACE-2" office:value-type="float" office:value="306">
            <text:p>306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and surface during dike constructi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ütte, 1939; in Behre 2003</text:p>
          </table:table-cell>
          <table:table-cell table:style-name="ACE-2" office:value-type="string">
            <text:p>VinkEtal2007,Behre2003,Behre2007,Schutte193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utte193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3">
            <text:p>1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166">
            <text:p>166</text:p>
          </table:table-cell>
          <table:table-cell table:style-name="ACE-2" office:value-type="float" office:value="166">
            <text:p>166</text:p>
          </table:table-cell>
          <table:table-cell table:style-name="ACE-2" office:value-type="float" office:value="1.04">
            <text:p>1.0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4">
            <text:p>1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98">
            <text:p>98</text:p>
          </table:table-cell>
          <table:table-cell table:style-name="ACE-2" office:value-type="float" office:value="98">
            <text:p>98</text:p>
          </table:table-cell>
          <table:table-cell table:style-name="ACE-2" office:value-type="float" office:value="1.25">
            <text:p>1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50">
            <text:p>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6">
            <text:p>1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3700000000000001">
            <text:p>1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I. Dataset s</text:p>
          </table:table-cell>
          <table:table-cell table:style-name="ACE-2" office:value-type="string">
            <text:p>outhern North Sea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Dogger_Ban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Dogger bank</text:p>
          </table:table-cell>
          <table:table-cell table:style-name="ACE-2" office:value-type="float" office:value="54.768300000000004">
            <text:p>54.7683</text:p>
          </table:table-cell>
          <table:table-cell table:style-name="ACE-2" office:value-type="float" office:value="3.4617">
            <text:p>3.46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4">
            <text:p>9474</text:p>
          </table:table-cell>
          <table:table-cell table:style-name="ACE-2" office:value-type="float" office:value="10223">
            <text:p>10223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and Menke, 1969; in Behre 2003</text:p>
          </table:table-cell>
          <table:table-cell table:style-name="ACE-2" office:value-type="string">
            <text:p>VinkEtal2007,Behre2003,Behre2007,BehreMenke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Menke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5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38.280000000000001">
            <text:p>−38.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4</text:p>
          </table:table-cell>
          <table:table-cell table:style-name="ACE-2" office:value-type="float" office:value="8485">
            <text:p>84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295">
            <text:p>9295</text:p>
          </table:table-cell>
          <table:table-cell table:style-name="ACE-2" office:value-type="float" office:value="9560">
            <text:p>9560</text:p>
          </table:table-cell>
          <table:table-cell table:style-name="ACE-2" office:value-type="float" office:value="-38.380000000000003">
            <text:p>−38.3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</text:p>
          </table:table-cell>
          <table:table-cell table:style-name="ACE-2" office:value-type="string">
            <text:p>VinkEtal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45">
            <text:p>24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6967">
            <text:p>54.6967</text:p>
          </table:table-cell>
          <table:table-cell table:style-name="ACE-2" office:value-type="float" office:value="6.1917">
            <text:p>6.19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6.100000000000001">
            <text:p>−46.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4">
            <text:p>234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56699999999998">
            <text:p>54.9567</text:p>
          </table:table-cell>
          <table:table-cell table:style-name="ACE-2" office:value-type="float" office:value="5.7083000000000004">
            <text:p>5.708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2.899999999999999">
            <text:p>−42.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80000000000000002">
            <text:p>0.08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Gauss 1987/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5.077300000000001">
            <text:p>55.0773</text:p>
          </table:table-cell>
          <table:table-cell table:style-name="ACE-2" office:value-type="float" office:value="5.8281999999999998">
            <text:p>5.8282</text:p>
          </table:table-cell>
          <table:table-cell table:style-name="ACE-2" office:value-type="string">
            <text:p>Hv-15375</text:p>
          </table:table-cell>
          <table:table-cell table:style-name="ACE-2" office:value-type="float" office:value="9165">
            <text:p>9165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10146">
            <text:p>10146</text:p>
          </table:table-cell>
          <table:table-cell table:style-name="ACE-2" office:value-type="float" office:value="10642">
            <text:p>10642</text:p>
          </table:table-cell>
          <table:table-cell table:style-name="ACE-2" office:value-type="float" office:value="-48.140000000000001">
            <text:p>−48.14</text:p>
          </table:table-cell>
          <table:table-cell table:style-name="ACE-2" office:value-type="float" office:value="-48.100000000000001">
            <text:p>−48.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float" office:value="0.31">
            <text:p>0.31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96</text:p>
          </table:table-cell>
          <table:table-cell table:style-name="ACE-2" office:value-type="string">
            <text:p>VinkEtal2007,Menke199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enke199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5.323300000000003">
            <text:p>55.3233</text:p>
          </table:table-cell>
          <table:table-cell table:style-name="ACE-2" office:value-type="float" office:value="6.5167000000000002">
            <text:p>6.516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9550">
            <text:p>9550</text:p>
          </table:table-cell>
          <table:table-cell table:style-name="ACE-2" office:value-type="float" office:value="-37.579999999999998">
            <text:p>−37.5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1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02999999999999">
            <text:p>54.903</text:p>
          </table:table-cell>
          <table:table-cell table:style-name="ACE-2" office:value-type="float" office:value="6.8769">
            <text:p>6.8769</text:p>
          </table:table-cell>
          <table:table-cell table:style-name="ACE-2" office:value-type="string">
            <text:p>Hv-25340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02">
            <text:p>9302</text:p>
          </table:table-cell>
          <table:table-cell table:style-name="ACE-2" office:value-type="float" office:value="9533">
            <text:p>9533</text:p>
          </table:table-cell>
          <table:table-cell table:style-name="ACE-2" office:value-type="float" office:value="-33.460000000000001">
            <text:p>−33.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2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133">
            <text:p>54.9133</text:p>
          </table:table-cell>
          <table:table-cell table:style-name="ACE-2" office:value-type="float" office:value="6.9512999999999998">
            <text:p>6.9513</text:p>
          </table:table-cell>
          <table:table-cell table:style-name="ACE-2" office:value-type="string">
            <text:p>Hv-25342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9778">
            <text:p>9778</text:p>
          </table:table-cell>
          <table:table-cell table:style-name="ACE-2" office:value-type="float" office:value="10112">
            <text:p>10112</text:p>
          </table:table-cell>
          <table:table-cell table:style-name="ACE-2" office:value-type="float" office:value="-36.659999999999997">
            <text:p>−36.6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string">
            <text:p>~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Elbe</text:p>
          </table:table-cell>
          <table:table-cell table:style-name="ACE-2" office:value-type="string">
            <text:p>AU04-07-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Helgoland</text:p>
          </table:table-cell>
          <table:table-cell table:style-name="ACE-2" office:value-type="float" office:value="54.282899999999998">
            <text:p>54.2829</text:p>
          </table:table-cell>
          <table:table-cell table:style-name="ACE-2" office:value-type="float" office:value="8.0699000000000005">
            <text:p>8.0699</text:p>
          </table:table-cell>
          <table:table-cell table:style-name="ACE-2" office:value-type="string">
            <text:p>Hv-25321</text:p>
          </table:table-cell>
          <table:table-cell table:style-name="ACE-2" office:value-type="float" office:value="8065">
            <text:p>806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780">
            <text:p>8780</text:p>
          </table:table-cell>
          <table:table-cell table:style-name="ACE-2" office:value-type="float" office:value="9090">
            <text:p>9090</text:p>
          </table:table-cell>
          <table:table-cell table:style-name="ACE-2" office:value-type="float" office:value="-24.530000000000001">
            <text:p>−24.53</text:p>
          </table:table-cell>
          <table:table-cell table:style-name="ACE-2" office:value-type="float" office:value="-24.48">
            <text:p>−24.4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5/2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69600000000003">
            <text:p>54.1696</text:p>
          </table:table-cell>
          <table:table-cell table:style-name="ACE-2" office:value-type="float" office:value="6.9829999999999997">
            <text:p>6.983</text:p>
          </table:table-cell>
          <table:table-cell table:style-name="ACE-2" office:value-type="string">
            <text:p>Hv-10336</text:p>
          </table:table-cell>
          <table:table-cell table:style-name="ACE-2" office:value-type="float" office:value="8975">
            <text:p>89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920">
            <text:p>9920</text:p>
          </table:table-cell>
          <table:table-cell table:style-name="ACE-2" office:value-type="float" office:value="10219">
            <text:p>10219</text:p>
          </table:table-cell>
          <table:table-cell table:style-name="ACE-2" office:value-type="float" office:value="-38.450000000000003">
            <text:p>−38.4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8/3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09999999999999">
            <text:p>54.11</text:p>
          </table:table-cell>
          <table:table-cell table:style-name="ACE-2" office:value-type="float" office:value="6.9199999999999999">
            <text:p>6.92</text:p>
          </table:table-cell>
          <table:table-cell table:style-name="ACE-2" office:value-type="string">
            <text:p>Hv-11603</text:p>
          </table:table-cell>
          <table:table-cell table:style-name="ACE-2" office:value-type="float" office:value="8535">
            <text:p>8535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398">
            <text:p>9398</text:p>
          </table:table-cell>
          <table:table-cell table:style-name="ACE-2" office:value-type="float" office:value="9714">
            <text:p>9714</text:p>
          </table:table-cell>
          <table:table-cell table:style-name="ACE-2" office:value-type="float" office:value="-36.5">
            <text:p>−36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string">
            <text:p>~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18299999999998">
            <text:p>54.1183</text:p>
          </table:table-cell>
          <table:table-cell table:style-name="ACE-2" office:value-type="float" office:value="7.2133000000000003">
            <text:p>7.213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38.049999999999997">
            <text:p>−38.0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4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947000000000003">
            <text:p>53.947</text:p>
          </table:table-cell>
          <table:table-cell table:style-name="ACE-2" office:value-type="float" office:value="6.944">
            <text:p>6.944</text:p>
          </table:table-cell>
          <table:table-cell table:style-name="ACE-2" office:value-type="string">
            <text:p>Hv-25406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9025">
            <text:p>9025</text:p>
          </table:table-cell>
          <table:table-cell table:style-name="ACE-2" office:value-type="float" office:value="9251">
            <text:p>9251</text:p>
          </table:table-cell>
          <table:table-cell table:style-name="ACE-2" office:value-type="float" office:value="-31.989999999999998">
            <text:p>−31.9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5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844999999999999">
            <text:p>53.845</text:p>
          </table:table-cell>
          <table:table-cell table:style-name="ACE-2" office:value-type="float" office:value="6.8120000000000003">
            <text:p>6.812</text:p>
          </table:table-cell>
          <table:table-cell table:style-name="ACE-2" office:value-type="string">
            <text:p>Hv-25407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28.539999999999999">
            <text:p>−28.54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Hv-12092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57">
            <text:p>9557</text:p>
          </table:table-cell>
          <table:table-cell table:style-name="ACE-2" office:value-type="float" office:value="9893">
            <text:p>9893</text:p>
          </table:table-cell>
          <table:table-cell table:style-name="ACE-2" office:value-type="float" office:value="-42.5">
            <text:p>−42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84; in Behre 2003</text:p>
          </table:table-cell>
          <table:table-cell table:style-name="ACE-2" office:value-type="string">
            <text:p>VinkEtal2007,Behre2003,Behr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string">
            <text:p>2a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4">
            <text:p>54</text:p>
          </table:table-cell>
          <table:table-cell table:style-name="ACE-2" office:value-type="float" office:value="4.7000000000000002">
            <text:p>4.7</text:p>
          </table:table-cell>
          <table:table-cell table:style-name="ACE-2" office:value-type="string">
            <text:p>GrN-5759</text:p>
          </table:table-cell>
          <table:table-cell table:style-name="ACE-2" office:value-type="float" office:value="9445">
            <text:p>94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557">
            <text:p>10557</text:p>
          </table:table-cell>
          <table:table-cell table:style-name="ACE-2" office:value-type="float" office:value="11057">
            <text:p>11057</text:p>
          </table:table-cell>
          <table:table-cell table:style-name="ACE-2" office:value-type="float" office:value="-47">
            <text:p>−47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 et al., 1979; in Kiden et al., 2002</text:p>
          </table:table-cell>
          <table:table-cell table:style-name="ACE-2" office:value-type="string">
            <text:p>VinkEtal2007,Jelgersma1979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79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7999999999999998">
            <text:p>3.8</text:p>
          </table:table-cell>
          <table:table-cell table:style-name="ACE-2" office:value-type="string">
            <text:p>pollen-A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9771">
            <text:p>9771</text:p>
          </table:table-cell>
          <table:table-cell table:style-name="ACE-2" office:value-type="float" office:value="-26">
            <text:p>−2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5">
            <text:p>3.5</text:p>
          </table:table-cell>
          <table:table-cell table:style-name="ACE-2" office:value-type="string">
            <text:p>pollen-D</text:p>
          </table:table-cell>
          <table:table-cell table:style-name="ACE-2" office:value-type="float" office:value="8500">
            <text:p>85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92">
            <text:p>9892</text:p>
          </table:table-cell>
          <table:table-cell table:style-name="ACE-2" office:value-type="float" office:value="-28">
            <text:p>−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25">
            <text:p>3.25</text:p>
          </table:table-cell>
          <table:table-cell table:style-name="ACE-2" office:value-type="string">
            <text:p>pollen-C</text:p>
          </table:table-cell>
          <table:table-cell table:style-name="ACE-2" office:value-type="float" office:value="8700">
            <text:p>87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2">
            <text:p>9472</text:p>
          </table:table-cell>
          <table:table-cell table:style-name="ACE-2" office:value-type="float" office:value="10180">
            <text:p>10180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2.9199999999999999">
            <text:p>2.92</text:p>
          </table:table-cell>
          <table:table-cell table:style-name="ACE-2" office:value-type="string">
            <text:p>pollen-B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691">
            <text:p>9691</text:p>
          </table:table-cell>
          <table:table-cell table:style-name="ACE-2" office:value-type="float" office:value="10430">
            <text:p>10430</text:p>
          </table:table-cell>
          <table:table-cell table:style-name="ACE-2" office:value-type="float" office:value="-35">
            <text:p>−3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A&quot;" table:base-cell-address="$'appendix A'.$A$1"/>
          <table:named-expression table:name="Print_Area" table:expression="of:=#REF!" table:base-cell-address="$'appendix A'.$A$1"/>
        </table:named-expressions>
        <gnm:selections gnm:cursor-col="2" gnm:cursor-row="85">
          <gnm:selection gnm:start-col="2" gnm:start-row="85" gnm:end-col="2" gnm:end-row="89"/>
        </gnm:selections>
      </table:table>
      <table:table table:name="appendix b" table:style-name="ta-1" table:print="true">
        <office:forms form:automatic-focus="false" form:apply-design-mode="false">
          <form:form/>
        </office:forms>
        <table:table-column table:default-cell-style-name="ACE-4" table:style-name="ACOL-13"/>
        <table:table-column table:default-cell-style-name="ACE-4" table:style-name="ACOL-0" table:number-columns-repeated="9"/>
        <table:table-column table:default-cell-style-name="ACE-4" table:style-name="ACOL-14"/>
        <table:table-column table:default-cell-style-name="ACE-4" table:style-name="ACOL-0" table:number-columns-repeated="2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 table:number-columns-repeated="241"/>
        <table:table-row table:style-name="AROW-4">
          <table:table-cell table:style-name="ACE-3" office:value-type="string">
            <text:p>Curve Region</text:p>
          </table:table-cell>
          <table:table-cell table:style-name="ACE-3" office:value-type="string">
            <text:p>index number</text:p>
          </table:table-cell>
          <table:table-cell table:style-name="ACE-3" office:value-type="string">
            <text:p>Region</text:p>
          </table:table-cell>
          <table:table-cell table:style-name="ACE-3" office:value-type="string">
            <text:p>Altitude (m NN)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Tidal amplitude (m)</text:p>
          </table:table-cell>
          <table:table-cell table:style-name="ACE-3" office:value-type="string">
            <text:p>sample thickness (m)</text:p>
          </table:table-cell>
          <table:table-cell table:style-name="ACE-3" office:value-type="string">
            <text:p>altitude error (m)</text:p>
          </table:table-cell>
          <table:table-cell table:style-name="ACE-3" office:value-type="string">
            <text:p>indicative range (m)</text:p>
          </table:table-cell>
          <table:table-cell table:style-name="ACE-3" office:value-type="string">
            <text:p>tide level error (m)</text:p>
          </table:table-cell>
          <table:table-cell table:style-name="ACE-3" office:value-type="string">
            <text:p>observed MSL (m NN)</text:p>
          </table:table-cell>
          <table:table-cell table:style-name="ACE-3" office:value-type="string">
            <text:p>MSL error (m) Upper</text:p>
          </table:table-cell>
          <table:table-cell table:style-name="ACE-3" office:value-type="string">
            <text:p>MSL error (m) Lower</text:p>
          </table:table-cell>
          <table:table-cell table:style-name="ACE-3" office:value-type="string">
            <text:p>predicted MSL based on best regional models (m NN)</text:p>
          </table:table-cell>
          <table:table-cell table:style-name="ACE-3" office:value-type="string">
            <text:p>predicted MSL based on best Europe model (m NN)</text:p>
          </table:table-cell>
          <table:table-cell table:number-columns-repeated="240" table:style-name="ACE-3"/>
          <table:table-cell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9">
            <text:p>−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1">
            <text:p>−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02">
            <text:p>−23.02</text:p>
          </table:table-cell>
          <table:table-cell table:style-name="ACE-4" office:value-type="float" office:value="-23.699999999999999">
            <text:p>−2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19.23">
            <text:p>−19.23</text:p>
          </table:table-cell>
          <table:table-cell table:style-name="ACE-4" office:value-type="float" office:value="-19.550000000000001">
            <text:p>−19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579999999999998">
            <text:p>−17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9.579999999999998">
            <text:p>−19.58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-19.34">
            <text:p>−19.34</text:p>
          </table:table-cell>
          <table:table-cell table:style-name="ACE-4" office:value-type="float" office:value="-19.68">
            <text:p>−19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1.970000000000001">
            <text:p>−11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70000000000001">
            <text:p>−13.9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1">
            <text:p>−13.51</text:p>
          </table:table-cell>
          <table:table-cell table:style-name="ACE-4" office:value-type="float" office:value="-13.640000000000001">
            <text:p>−1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3800000000000008">
            <text:p>−9.3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80000000000001">
            <text:p>−11.3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11.65">
            <text:p>−11.65</text:p>
          </table:table-cell>
          <table:table-cell table:style-name="ACE-4" office:value-type="float" office:value="-11.710000000000001">
            <text:p>−11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">
            <text:p>−7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-10.119999999999999">
            <text:p>−10.1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9">
            <text:p>−9</text:p>
          </table:table-cell>
          <table:table-cell table:style-name="ACE-4" office:value-type="float" office:value="-8.9299999999999997">
            <text:p>−8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8.8000000000000007">
            <text:p>−8.8</text:p>
          </table:table-cell>
          <table:table-cell table:style-name="ACE-4" office:value-type="float" office:value="-8.8399999999999999">
            <text:p>−8.8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2599999999999998">
            <text:p>−7.2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2599999999999998">
            <text:p>−9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6600000000000001">
            <text:p>−8.66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6.0499999999999998">
            <text:p>−6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0500000000000007">
            <text:p>−8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2200000000000006">
            <text:p>−8.22</text:p>
          </table:table-cell>
          <table:table-cell table:style-name="ACE-4" office:value-type="float" office:value="-8.1600000000000001">
            <text:p>−8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5800000000000001">
            <text:p>−4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800000000000001">
            <text:p>−6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5099999999999998">
            <text:p>−3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3.77">
            <text:p>−3.77</text:p>
          </table:table-cell>
          <table:table-cell table:style-name="ACE-4" office:value-type="float" office:value="-3.6400000000000001">
            <text:p>−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4199999999999999">
            <text:p>−3.4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199999999999999">
            <text:p>−5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6099999999999999">
            <text:p>−3.61</text:p>
          </table:table-cell>
          <table:table-cell table:style-name="ACE-4" office:value-type="float" office:value="-3.4399999999999999">
            <text:p>−3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0600000000000001">
            <text:p>−3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2799999999999998">
            <text:p>−3.2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800000000000002">
            <text:p>−5.2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-2.9100000000000001">
            <text:p>−2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2.0299999999999998">
            <text:p>2.03</text:p>
          </table:table-cell>
          <table:table-cell table:style-name="ACE-4" office:value-type="float" office:value="-2.8900000000000001">
            <text:p>−2.89</text:p>
          </table:table-cell>
          <table:table-cell table:style-name="ACE-4" office:value-type="float" office:value="-2.5699999999999998">
            <text:p>−2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799999999999999">
            <text:p>−1.88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200000000000001">
            <text:p>−1.82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3100000000000001">
            <text:p>−1.3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0.56">
            <text:p>−10.56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880000000000001">
            <text:p>−14.88</text:p>
          </table:table-cell>
          <table:table-cell table:style-name="ACE-4" office:value-type="float" office:value="-15.48">
            <text:p>−1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380000000000001">
            <text:p>−14.38</text:p>
          </table:table-cell>
          <table:table-cell table:style-name="ACE-4" office:value-type="float" office:value="-14.44">
            <text:p>−14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9.7200000000000006">
            <text:p>−9.72</text:p>
          </table:table-cell>
          <table:table-cell table:style-name="ACE-4" office:value-type="float" office:value="-9.9800000000000004">
            <text:p>−9.9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1899999999999995">
            <text:p>−8.19</text:p>
          </table:table-cell>
          <table:table-cell table:style-name="ACE-4" office:value-type="float" office:value="-8.2899999999999991">
            <text:p>−8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7.8700000000000001">
            <text:p>−7.87</text:p>
          </table:table-cell>
          <table:table-cell table:style-name="ACE-4" office:value-type="float" office:value="-7.96">
            <text:p>−7.9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4.2599999999999998">
            <text:p>−4.26</text:p>
          </table:table-cell>
          <table:table-cell table:style-name="ACE-4" office:value-type="float" office:value="-4.2300000000000004">
            <text:p>−4.2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98">
            <text:p>−3.98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4500000000000002">
            <text:p>−3.45</text:p>
          </table:table-cell>
          <table:table-cell table:style-name="ACE-4" office:value-type="float" office:value="-3.1400000000000001">
            <text:p>−3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2.48">
            <text:p>−2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7400000000000002">
            <text:p>−2.74</text:p>
          </table:table-cell>
          <table:table-cell table:style-name="ACE-4" office:value-type="float" office:value="-2.3199999999999998">
            <text:p>−2.3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999999999999999">
            <text:p>1.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999999999999999">
            <text:p>−1.9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0.22">
            <text:p>0.22</text:p>
          </table:table-cell>
          <table:table-cell table:style-name="ACE-4" office:value-type="float" office:value="1.9199999999999999">
            <text:p>1.92</text:p>
          </table:table-cell>
          <table:table-cell table:style-name="ACE-4" office:value-type="float" office:value="-3.3199999999999998">
            <text:p>−3.32</text:p>
          </table:table-cell>
          <table:table-cell table:style-name="ACE-4" office:value-type="float" office:value="-3.1000000000000001">
            <text:p>−3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">
            <text:p>−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">
            <text:p>−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5899999999999999">
            <text:p>−8.59</text:p>
          </table:table-cell>
          <table:table-cell table:style-name="ACE-4" office:value-type="float" office:value="-8.8900000000000006">
            <text:p>−8.89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4.25">
            <text:p>−14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4.5">
            <text:p>−14.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-13.81">
            <text:p>−13.81</text:p>
          </table:table-cell>
          <table:table-cell table:style-name="ACE-4" office:value-type="float" office:value="-13.82">
            <text:p>−13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4.1500000000000004">
            <text:p>−4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5499999999999998">
            <text:p>−4.5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699999999999998">
            <text:p>−4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699999999999999">
            <text:p>−1.17</text:p>
          </table:table-cell>
          <table:table-cell table:style-name="ACE-4" office:value-type="float" office:value="-1.27">
            <text:p>−1.2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-5.4100000000000001">
            <text:p>−5.41</text:p>
          </table:table-cell>
          <table:table-cell table:style-name="ACE-4" office:value-type="float" office:value="-5.6699999999999999">
            <text:p>−5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6.199999999999999">
            <text:p>−16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6.449999999999999">
            <text:p>−16.45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-17.82">
            <text:p>−17.82</text:p>
          </table:table-cell>
          <table:table-cell table:style-name="ACE-4" office:value-type="float" office:value="-17.809999999999999">
            <text:p>−17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1.49">
            <text:p>−1.49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3.6600000000000001">
            <text:p>−3.66</text:p>
          </table:table-cell>
          <table:table-cell table:style-name="ACE-4" office:value-type="float" office:value="-3.5">
            <text:p>−3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-3.3300000000000001">
            <text:p>−3.3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8399999999999999">
            <text:p>−2.84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99999999999998">
            <text:p>−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7.3499999999999996">
            <text:p>−7.35</text:p>
          </table:table-cell>
          <table:table-cell table:style-name="ACE-4" office:value-type="float" office:value="-7.5599999999999996">
            <text:p>−7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75">
            <text:p>−2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-3.71">
            <text:p>−3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18">
            <text:p>118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78000000000000003">
            <text:p>0.78</text:p>
          </table:table-cell>
          <table:table-cell table:style-name="ACE-4" office:value-type="float" office:value="-14.42">
            <text:p>−14.42</text:p>
          </table:table-cell>
          <table:table-cell table:style-name="ACE-4" office:value-type="float" office:value="-14.52">
            <text:p>−14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6">
            <text:p>13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800000000000001">
            <text:p>−11.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800000000000001">
            <text:p>−12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35">
            <text:p>−13.35</text:p>
          </table:table-cell>
          <table:table-cell table:style-name="ACE-4" office:value-type="float" office:value="-13.25">
            <text:p>−13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7">
            <text:p>1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15">
            <text:p>−11.1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06">
            <text:p>−12.06</text:p>
          </table:table-cell>
          <table:table-cell table:style-name="ACE-4" office:value-type="float" office:value="-12.300000000000001">
            <text:p>−1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8">
            <text:p>1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75">
            <text:p>−10.7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81">
            <text:p>−11.81</text:p>
          </table:table-cell>
          <table:table-cell table:style-name="ACE-4" office:value-type="float" office:value="-11.74">
            <text:p>−11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9">
            <text:p>1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90000000000001">
            <text:p>−10.3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90000000000001">
            <text:p>−11.3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720000000000001">
            <text:p>−11.72</text:p>
          </table:table-cell>
          <table:table-cell table:style-name="ACE-4" office:value-type="float" office:value="-11.640000000000001">
            <text:p>−1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4">
            <text:p>−10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4">
            <text:p>−11.3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029999999999999">
            <text:p>−11.03</text:p>
          </table:table-cell>
          <table:table-cell table:style-name="ACE-4" office:value-type="float" office:value="-10.970000000000001">
            <text:p>−1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1">
            <text:p>14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08">
            <text:p>−10.0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08">
            <text:p>−11.0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48">
            <text:p>−11.48</text:p>
          </table:table-cell>
          <table:table-cell table:style-name="ACE-4" office:value-type="float" office:value="-11.41">
            <text:p>−11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4">
            <text:p>14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1100000000000003">
            <text:p>−5.11</text:p>
          </table:table-cell>
          <table:table-cell table:style-name="ACE-4" office:value-type="float" office:value="-5.1699999999999999">
            <text:p>−5.1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5">
            <text:p>14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900000000000002">
            <text:p>−4.99</text:p>
          </table:table-cell>
          <table:table-cell table:style-name="ACE-4" office:value-type="float" office:value="-5.0599999999999996">
            <text:p>−5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7">
            <text:p>14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9">
            <text:p>−4.79</text:p>
          </table:table-cell>
          <table:table-cell table:style-name="ACE-4" office:value-type="float" office:value="-4.8700000000000001">
            <text:p>−4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9">
            <text:p>14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199999999999999">
            <text:p>−4.92</text:p>
          </table:table-cell>
          <table:table-cell table:style-name="ACE-4" office:value-type="float" office:value="-5">
            <text:p>−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-4.79">
            <text:p>−4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1">
            <text:p>15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100000000000001">
            <text:p>−4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2">
            <text:p>15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-4.2400000000000002">
            <text:p>−4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3">
            <text:p>153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-3.9199999999999999">
            <text:p>−3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4">
            <text:p>15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800000000000002">
            <text:p>−3.68</text:p>
          </table:table-cell>
          <table:table-cell table:style-name="ACE-4" office:value-type="float" office:value="-3.7999999999999998">
            <text:p>−3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9">
            <text:p>15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5700000000000003">
            <text:p>−9.5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57">
            <text:p>−10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9">
            <text:p>−10.69</text:p>
          </table:table-cell>
          <table:table-cell table:style-name="ACE-4" office:value-type="float" office:value="-10.630000000000001">
            <text:p>−1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999999999999996">
            <text:p>−9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59">
            <text:p>−10.59</text:p>
          </table:table-cell>
          <table:table-cell table:style-name="ACE-4" office:value-type="float" office:value="-10.529999999999999">
            <text:p>−1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1">
            <text:p>16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600000000000005">
            <text:p>−9.0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06">
            <text:p>−10.0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9399999999999995">
            <text:p>−9.94</text:p>
          </table:table-cell>
          <table:table-cell table:style-name="ACE-4" office:value-type="float" office:value="-10.140000000000001">
            <text:p>−10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6">
            <text:p>16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4299999999999997">
            <text:p>−5.43</text:p>
          </table:table-cell>
          <table:table-cell table:style-name="ACE-4" office:value-type="float" office:value="-5.4800000000000004">
            <text:p>−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7">
            <text:p>16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8">
            <text:p>16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100000000000001">
            <text:p>−2.31</text:p>
          </table:table-cell>
          <table:table-cell table:style-name="ACE-4" office:value-type="float" office:value="-2.4399999999999999">
            <text:p>−2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9">
            <text:p>16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300000000000001">
            <text:p>−2.33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1099999999999999">
            <text:p>−2.11</text:p>
          </table:table-cell>
          <table:table-cell table:style-name="ACE-4" office:value-type="float" office:value="-2.2400000000000002">
            <text:p>−2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1">
            <text:p>17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78">
            <text:p>−1.78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4">
            <text:p>17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62">
            <text:p>−0.62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200000000000001">
            <text:p>−1.62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8100000000000001">
            <text:p>−1.81</text:p>
          </table:table-cell>
          <table:table-cell table:style-name="ACE-4" office:value-type="float" office:value="-1.95">
            <text:p>−1.9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399999999999999">
            <text:p>−1.94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-1.99">
            <text:p>−1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7">
            <text:p>17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27">
            <text:p>−1.2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7">
            <text:p>−2.27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">
            <text:p>−2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8">
            <text:p>17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000000000000001">
            <text:p>−2.6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699999999999998">
            <text:p>−2.57</text:p>
          </table:table-cell>
          <table:table-cell table:style-name="ACE-4" office:value-type="float" office:value="-2.5899999999999999">
            <text:p>−2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1.02">
            <text:p>1.02</text:p>
          </table:table-cell>
          <table:table-cell table:style-name="ACE-4" office:value-type="float" office:value="-2.52">
            <text:p>−2.52</text:p>
          </table:table-cell>
          <table:table-cell table:style-name="ACE-4" office:value-type="float" office:value="-2.6699999999999999">
            <text:p>−2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2">
            <text:p>18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48">
            <text:p>−1.4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-2.4900000000000002">
            <text:p>−2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8">
            <text:p>18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499999999999999">
            <text:p>−2.6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-2.6499999999999999">
            <text:p>−2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0">
            <text:p>19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1000000000000003">
            <text:p>−0.9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099999999999999">
            <text:p>−1.91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">
            <text:p>−2.25</text:p>
          </table:table-cell>
          <table:table-cell table:style-name="ACE-4" office:value-type="float" office:value="-2.3900000000000001">
            <text:p>−2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9.6999999999999993">
            <text:p>−9.7</text:p>
          </table:table-cell>
          <table:table-cell table:style-name="ACE-4" office:value-type="float" office:value="-9.7100000000000009">
            <text:p>−9.7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1">
            <text:p>121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7.8600000000000003">
            <text:p>−7.86</text:p>
          </table:table-cell>
          <table:table-cell table:style-name="ACE-4" office:value-type="float" office:value="-8.5999999999999996">
            <text:p>−8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2">
            <text:p>122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4900000000000002">
            <text:p>−6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3.0600000000000001">
            <text:p>−3.06</text:p>
          </table:table-cell>
          <table:table-cell table:style-name="ACE-4" office:value-type="float" office:value="-3.4700000000000002">
            <text:p>−3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2.4900000000000002">
            <text:p>−2.49</text:p>
          </table:table-cell>
          <table:table-cell table:style-name="ACE-4" office:value-type="float" office:value="-2.8399999999999999">
            <text:p>−2.8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12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0899999999999999">
            <text:p>−6.0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8899999999999997">
            <text:p>−6.8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8200000000000003">
            <text:p>−5.82</text:p>
          </table:table-cell>
          <table:table-cell table:style-name="ACE-4" office:value-type="float" office:value="-5.9900000000000002">
            <text:p>−5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3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7199999999999998">
            <text:p>−6.7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1900000000000004">
            <text:p>−6.19</text:p>
          </table:table-cell>
          <table:table-cell table:style-name="ACE-4" office:value-type="float" office:value="-6.3600000000000003">
            <text:p>−6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4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0800000000000001">
            <text:p>−7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8799999999999999">
            <text:p>−7.8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800000000000001">
            <text:p>−6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5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599999999999994">
            <text:p>−8.3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8399999999999999">
            <text:p>−6.84</text:p>
          </table:table-cell>
          <table:table-cell table:style-name="ACE-4" office:value-type="float" office:value="-6.9900000000000002">
            <text:p>−6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3/25/26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3399999999999999">
            <text:p>−9.3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8699999999999992">
            <text:p>−9.87</text:p>
          </table:table-cell>
          <table:table-cell table:style-name="ACE-4" office:value-type="float" office:value="-9.9700000000000006">
            <text:p>−9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7/28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1899999999999995">
            <text:p>−9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9900000000000002">
            <text:p>−9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7400000000000002">
            <text:p>−9.74</text:p>
          </table:table-cell>
          <table:table-cell table:style-name="ACE-4" office:value-type="float" office:value="-9.8499999999999996">
            <text:p>−9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6.1500000000000004">
            <text:p>−6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9500000000000002">
            <text:p>−6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499999999999998">
            <text:p>−6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500000000000004">
            <text:p>−5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500000000000002">
            <text:p>−5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-6">
            <text:p>−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5.1699999999999999">
            <text:p>−5.17</text:p>
          </table:table-cell>
          <table:table-cell table:style-name="ACE-4" office:value-type="float" office:value="-5.4400000000000004">
            <text:p>−5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-4.3200000000000003">
            <text:p>−4.32</text:p>
          </table:table-cell>
          <table:table-cell table:style-name="ACE-4" office:value-type="float" office:value="-4.5800000000000001">
            <text:p>−4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-4.3499999999999996">
            <text:p>−4.35</text:p>
          </table:table-cell>
          <table:table-cell table:style-name="ACE-4" office:value-type="float" office:value="-4.6100000000000003">
            <text:p>−4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-5.2400000000000002">
            <text:p>−5.24</text:p>
          </table:table-cell>
          <table:table-cell table:style-name="ACE-4" office:value-type="float" office:value="-5.5199999999999996">
            <text:p>−5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5">
            <text:p>−5.25</text:p>
          </table:table-cell>
          <table:table-cell table:style-name="ACE-4" office:value-type="float" office:value="-5.5300000000000002">
            <text:p>−5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999999999999998">
            <text:p>−5.3</text:p>
          </table:table-cell>
          <table:table-cell table:style-name="ACE-4" office:value-type="float" office:value="-5.5800000000000001">
            <text:p>−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300000000000001">
            <text:p>−5.33</text:p>
          </table:table-cell>
          <table:table-cell table:style-name="ACE-4" office:value-type="float" office:value="-5.6100000000000003">
            <text:p>−5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700000000000001">
            <text:p>−5.37</text:p>
          </table:table-cell>
          <table:table-cell table:style-name="ACE-4" office:value-type="float" office:value="-5.6500000000000004">
            <text:p>−5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04">
            <text:p>−6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B2 22/2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3.0299999999999998">
            <text:p>−3.0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3 24/2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999999999999999">
            <text:p>−3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C4 2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600000000000003">
            <text:p>−4.36</text:p>
          </table:table-cell>
          <table:table-cell table:style-name="ACE-4" office:value-type="float" office:value="-4.6299999999999999">
            <text:p>−4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D1 3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41999999999999998">
            <text:p>0.42</text:p>
          </table:table-cell>
          <table:table-cell table:style-name="ACE-4" office:value-type="float" office:value="-4.8700000000000001">
            <text:p>−4.87</text:p>
          </table:table-cell>
          <table:table-cell table:style-name="ACE-4" office:value-type="float" office:value="-5.1399999999999997">
            <text:p>−5.1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29">
            <text:p>−2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0.5">
            <text:p>−30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9.690000000000001">
            <text:p>−29.69</text:p>
          </table:table-cell>
          <table:table-cell table:style-name="ACE-4" office:value-type="float" office:value="-29.899999999999999">
            <text:p>−29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4.23">
            <text:p>−24.2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629999999999999">
            <text:p>−25.63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5.390000000000001">
            <text:p>−25.39</text:p>
          </table:table-cell>
          <table:table-cell table:style-name="ACE-4" office:value-type="float" office:value="-25.739999999999998">
            <text:p>−25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600000000000001">
            <text:p>−23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">
            <text:p>−25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6.43">
            <text:p>−26.43</text:p>
          </table:table-cell>
          <table:table-cell table:style-name="ACE-4" office:value-type="float" office:value="-26.789999999999999">
            <text:p>−26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16">
            <text:p>−23.1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4.559999999999999">
            <text:p>−24.56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4.219999999999999">
            <text:p>−24.22</text:p>
          </table:table-cell>
          <table:table-cell table:style-name="ACE-4" office:value-type="float" office:value="-24.559999999999999">
            <text:p>−24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99999999999999">
            <text:p>−24.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99999999999999">
            <text:p>−25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6.239999999999998">
            <text:p>−26.24</text:p>
          </table:table-cell>
          <table:table-cell table:style-name="ACE-4" office:value-type="float" office:value="-25.579999999999998">
            <text:p>−2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4">
            <text:p>−24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4">
            <text:p>−25.8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5.41">
            <text:p>−25.41</text:p>
          </table:table-cell>
          <table:table-cell table:style-name="ACE-4" office:value-type="float" office:value="-25.66">
            <text:p>−25.6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1.309999999999999">
            <text:p>−21.3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2.809999999999999">
            <text:p>−22.8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32">
            <text:p>−23.32</text:p>
          </table:table-cell>
          <table:table-cell table:style-name="ACE-4" office:value-type="float" office:value="-23.550000000000001">
            <text:p>−23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4.32">
            <text:p>−14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6.120000000000001">
            <text:p>−16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6.460000000000001">
            <text:p>−16.46</text:p>
          </table:table-cell>
          <table:table-cell table:style-name="ACE-4" office:value-type="float" office:value="-16.809999999999999">
            <text:p>−16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17.210000000000001">
            <text:p>−17.21</text:p>
          </table:table-cell>
          <table:table-cell table:style-name="ACE-4" office:value-type="float" office:value="-17.579999999999998">
            <text:p>−17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2.369999999999999">
            <text:p>−12.3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4.17">
            <text:p>−14.1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7.050000000000001">
            <text:p>−17.05</text:p>
          </table:table-cell>
          <table:table-cell table:style-name="ACE-4" office:value-type="float" office:value="-17.460000000000001">
            <text:p>−17.4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2.4">
            <text:p>−12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">
            <text:p>−13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50000000000001">
            <text:p>−13.55</text:p>
          </table:table-cell>
          <table:table-cell table:style-name="ACE-4" office:value-type="float" office:value="-13.289999999999999">
            <text:p>−13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11.5">
            <text:p>−11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1">
            <text:p>−13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5.630000000000001">
            <text:p>−15.63</text:p>
          </table:table-cell>
          <table:table-cell table:style-name="ACE-4" office:value-type="float" office:value="-15.93">
            <text:p>−15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0.66">
            <text:p>−10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6">
            <text:p>−1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-12.779999999999999">
            <text:p>−12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9.9199999999999999">
            <text:p>−9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42">
            <text:p>−11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1.220000000000001">
            <text:p>−11.2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8.9299999999999997">
            <text:p>−8.93</text:p>
          </table:table-cell>
          <table:table-cell table:style-name="ACE-4" office:value-type="float" office:value="-8.7400000000000002">
            <text:p>−8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9.4700000000000006">
            <text:p>−9.47</text:p>
          </table:table-cell>
          <table:table-cell table:style-name="ACE-4" office:value-type="float" office:value="-9.9100000000000001">
            <text:p>−9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5499999999999998">
            <text:p>−6.5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-8.7799999999999994">
            <text:p>−8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9199999999999999">
            <text:p>−5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7199999999999998">
            <text:p>−7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1999999999999993">
            <text:p>−8.2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8499999999999996">
            <text:p>−8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7699999999999996">
            <text:p>−7.77</text:p>
          </table:table-cell>
          <table:table-cell table:style-name="ACE-4" office:value-type="float" office:value="-8.1899999999999995">
            <text:p>−8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4">
            <text:p>2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999999999999996">
            <text:p>−7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000000000000004">
            <text:p>−8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3300000000000001">
            <text:p>−7.33</text:p>
          </table:table-cell>
          <table:table-cell table:style-name="ACE-4" office:value-type="float" office:value="-7.71">
            <text:p>−7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400000000000004">
            <text:p>−7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1200000000000001">
            <text:p>−7.12</text:p>
          </table:table-cell>
          <table:table-cell table:style-name="ACE-4" office:value-type="float" office:value="-7.4199999999999999">
            <text:p>−7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1799999999999997">
            <text:p>−7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800000000000004">
            <text:p>−8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599999999999996">
            <text:p>−6.56</text:p>
          </table:table-cell>
          <table:table-cell table:style-name="ACE-4" office:value-type="float" office:value="-6.9100000000000001">
            <text:p>−6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5.9699999999999998">
            <text:p>−5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700000000000003">
            <text:p>−7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">
            <text:p>−6.5</text:p>
          </table:table-cell>
          <table:table-cell table:style-name="ACE-4" office:value-type="float" office:value="-6.7300000000000004">
            <text:p>−6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7400000000000002">
            <text:p>−5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4">
            <text:p>−7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000000000000004">
            <text:p>−6.4</text:p>
          </table:table-cell>
          <table:table-cell table:style-name="ACE-4" office:value-type="float" office:value="-6.7400000000000002">
            <text:p>−6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6500000000000004">
            <text:p>−4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4500000000000002">
            <text:p>−6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29">
            <text:p>−6.29</text:p>
          </table:table-cell>
          <table:table-cell table:style-name="ACE-4" office:value-type="float" office:value="-6.5">
            <text:p>−6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1">
            <text:p>3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4299999999999997">
            <text:p>−4.4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2300000000000004">
            <text:p>−6.2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5599999999999996">
            <text:p>−5.56</text:p>
          </table:table-cell>
          <table:table-cell table:style-name="ACE-4" office:value-type="float" office:value="-5.9100000000000001">
            <text:p>−5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000000000000004">
            <text:p>−5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3099999999999996">
            <text:p>−5.31</text:p>
          </table:table-cell>
          <table:table-cell table:style-name="ACE-4" office:value-type="float" office:value="-5.3899999999999997">
            <text:p>−5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-5.1600000000000001">
            <text:p>−5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2200000000000002">
            <text:p>−2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0199999999999996">
            <text:p>−4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6299999999999999">
            <text:p>−4.63</text:p>
          </table:table-cell>
          <table:table-cell table:style-name="ACE-4" office:value-type="float" office:value="-4.9400000000000004">
            <text:p>−4.9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899999999999999">
            <text:p>−4.09</text:p>
          </table:table-cell>
          <table:table-cell table:style-name="ACE-4" office:value-type="float" office:value="-4.3600000000000003">
            <text:p>−4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3199999999999998">
            <text:p>−2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1200000000000001">
            <text:p>−4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599999999999996">
            <text:p>−4.06</text:p>
          </table:table-cell>
          <table:table-cell table:style-name="ACE-4" office:value-type="float" office:value="-4.0499999999999998">
            <text:p>−4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.1899999999999999">
            <text:p>−1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9900000000000002">
            <text:p>−2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4700000000000002">
            <text:p>−3.47</text:p>
          </table:table-cell>
          <table:table-cell table:style-name="ACE-4" office:value-type="float" office:value="-3.7000000000000002">
            <text:p>−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73999999999999999">
            <text:p>−0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">
            <text:p>−2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2599999999999998">
            <text:p>−3.26</text:p>
          </table:table-cell>
          <table:table-cell table:style-name="ACE-4" office:value-type="float" office:value="-3.4900000000000002">
            <text:p>−3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17999999999999999">
            <text:p>−0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5299999999999998">
            <text:p>−3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9399999999999999">
            <text:p>−2.94</text:p>
          </table:table-cell>
          <table:table-cell table:style-name="ACE-4" office:value-type="float" office:value="-3.1099999999999999">
            <text:p>−3.1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2">
            <text:p>42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2">
            <text:p>−0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2">
            <text:p>−2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8300000000000001">
            <text:p>−2.83</text:p>
          </table:table-cell>
          <table:table-cell table:style-name="ACE-4" office:value-type="float" office:value="-3.0499999999999998">
            <text:p>−3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099999999999998">
            <text:p>−2.51</text:p>
          </table:table-cell>
          <table:table-cell table:style-name="ACE-4" office:value-type="float" office:value="-2.7200000000000002">
            <text:p>−2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4">
            <text:p>4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600000000000001">
            <text:p>−2.56</text:p>
          </table:table-cell>
          <table:table-cell table:style-name="ACE-4" office:value-type="float" office:value="-2.5600000000000001">
            <text:p>−2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3600000000000001">
            <text:p>−1.3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2400000000000002">
            <text:p>−2.24</text:p>
          </table:table-cell>
          <table:table-cell table:style-name="ACE-4" office:value-type="float" office:value="-2.5099999999999998">
            <text:p>−2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699999999999999">
            <text:p>−2.17</text:p>
          </table:table-cell>
          <table:table-cell table:style-name="ACE-4" office:value-type="float" office:value="-2.4199999999999999">
            <text:p>−2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7">
            <text:p>4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99999999999999">
            <text:p>−2.13</text:p>
          </table:table-cell>
          <table:table-cell table:style-name="ACE-4" office:value-type="float" office:value="-2.3799999999999999">
            <text:p>−2.3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8">
            <text:p>4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00000000000001">
            <text:p>−2.12</text:p>
          </table:table-cell>
          <table:table-cell table:style-name="ACE-4" office:value-type="float" office:value="-2.3599999999999999">
            <text:p>−2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9">
            <text:p>49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-2.21">
            <text:p>−2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000000000000002">
            <text:p>−2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1">
            <text:p>5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6">
            <text:p>−1.96</text:p>
          </table:table-cell>
          <table:table-cell table:style-name="ACE-4" office:value-type="float" office:value="-2.1899999999999999">
            <text:p>−2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2">
            <text:p>52</text:p>
          </table:table-cell>
          <table:table-cell table:style-name="ACE-4" office:value-type="string">
            <text:p>Westdorf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600000000000001">
            <text:p>−1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3">
            <text:p>53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399999999999999">
            <text:p>−1.64</text:p>
          </table:table-cell>
          <table:table-cell table:style-name="ACE-4" office:value-type="float" office:value="-1.8500000000000001">
            <text:p>−1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4">
            <text:p>5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99999999999998">
            <text:p>−2.5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300000000000001">
            <text:p>−1.8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6">
            <text:p>5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7">
            <text:p>−1.7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8">
            <text:p>5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8">
            <text:p>−1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47">
            <text:p>−1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000000000000002">
            <text:p>−2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2">
            <text:p>6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3">
            <text:p>63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100000000000001">
            <text:p>−1.61</text:p>
          </table:table-cell>
          <table:table-cell table:style-name="ACE-4" office:value-type="float" office:value="-1.6799999999999999">
            <text:p>−1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5">
            <text:p>6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4">
            <text:p>−1.54</text:p>
          </table:table-cell>
          <table:table-cell table:style-name="ACE-4" office:value-type="float" office:value="-1.5800000000000001">
            <text:p>−1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7">
            <text:p>67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8">
            <text:p>6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9">
            <text:p>6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0">
            <text:p>7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1">
            <text:p>−0.1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1">
            <text:p>−1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8100000000000001">
            <text:p>−1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1">
            <text:p>71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900000000000001">
            <text:p>−1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2">
            <text:p>7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5">
            <text:p>−1.55</text:p>
          </table:table-cell>
          <table:table-cell table:style-name="ACE-4" office:value-type="float" office:value="-1.6399999999999999">
            <text:p>−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3">
            <text:p>7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200000000000001">
            <text:p>−1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800000000000001">
            <text:p>−1.58</text:p>
          </table:table-cell>
          <table:table-cell table:style-name="ACE-4" office:value-type="float" office:value="-1.73">
            <text:p>−1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-1.53">
            <text:p>−1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899999999999999">
            <text:p>−1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45000000000000001">
            <text:p>0.4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05">
            <text:p>−1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7">
            <text:p>−1.47</text:p>
          </table:table-cell>
          <table:table-cell table:style-name="ACE-4" office:value-type="float" office:value="-1.45">
            <text:p>−1.4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45">
            <text:p>−1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6">
            <text:p>−1.46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9">
            <text:p>79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65000000000000002">
            <text:p>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1">
            <text:p>8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2">
            <text:p>8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3">
            <text:p>8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28">
            <text:p>−1.28</text:p>
          </table:table-cell>
          <table:table-cell table:style-name="ACE-4" office:value-type="float" office:value="-1.3600000000000001">
            <text:p>−1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4">
            <text:p>84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100000000000001">
            <text:p>−1.31</text:p>
          </table:table-cell>
          <table:table-cell table:style-name="ACE-4" office:value-type="float" office:value="-1.3">
            <text:p>−1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5">
            <text:p>85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-1.21">
            <text:p>−1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6">
            <text:p>8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">
            <text:p>−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7">
            <text:p>87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8">
            <text:p>8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9">
            <text:p>8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-0.93000000000000005">
            <text:p>−0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1">
            <text:p>91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3">
            <text:p>−1.03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2">
            <text:p>9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-1.1799999999999999">
            <text:p>−1.1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3">
            <text:p>9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2">
            <text:p>−0.0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2">
            <text:p>−1.2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600000000000001">
            <text:p>−1.06</text:p>
          </table:table-cell>
          <table:table-cell table:style-name="ACE-4" office:value-type="float" office:value="-1.1599999999999999">
            <text:p>−1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4">
            <text:p>9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1">
            <text:p>−1.01</text:p>
          </table:table-cell>
          <table:table-cell table:style-name="ACE-4" office:value-type="float" office:value="-1.0900000000000001">
            <text:p>−1.0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5999999999999999">
            <text:p>−0.86</text:p>
          </table:table-cell>
          <table:table-cell table:style-name="ACE-4" office:value-type="float" office:value="-0.96999999999999997">
            <text:p>−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6">
            <text:p>9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79000000000000004">
            <text:p>−0.7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7">
            <text:p>9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92000000000000004">
            <text:p>−0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8">
            <text:p>9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float" office:value="-0.90000000000000002">
            <text:p>−0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9">
            <text:p>9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50000000000000003">
            <text:p>−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5">
            <text:p>−1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3000000000000003">
            <text:p>−0.53</text:p>
          </table:table-cell>
          <table:table-cell table:style-name="ACE-4" office:value-type="float" office:value="-0.58999999999999997">
            <text:p>−0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1">
            <text:p>101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6999999999999995">
            <text:p>−0.57</text:p>
          </table:table-cell>
          <table:table-cell table:style-name="ACE-4" office:value-type="float" office:value="-0.63">
            <text:p>−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2">
            <text:p>102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2000000000000002">
            <text:p>−0.52</text:p>
          </table:table-cell>
          <table:table-cell table:style-name="ACE-4" office:value-type="float" office:value="-0.56999999999999995">
            <text:p>−0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3">
            <text:p>10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2999999999999996">
            <text:p>−0.8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7999999999999998">
            <text:p>−0.48</text:p>
          </table:table-cell>
          <table:table-cell table:style-name="ACE-4" office:value-type="float" office:value="-0.54000000000000004">
            <text:p>−0.5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4">
            <text:p>104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6000000000000003">
            <text:p>−0.6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1000000000000001">
            <text:p>−0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5">
            <text:p>10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8999999999999997">
            <text:p>0.5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0999999999999999">
            <text:p>−0.6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5000000000000001">
            <text:p>−0.45</text:p>
          </table:table-cell>
          <table:table-cell table:style-name="ACE-4" office:value-type="float" office:value="-0.5">
            <text:p>−0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6">
            <text:p>106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79000000000000004">
            <text:p>0.7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39000000000000001">
            <text:p>−0.39</text:p>
          </table:table-cell>
          <table:table-cell table:style-name="ACE-4" office:value-type="float" office:value="-0.42999999999999999">
            <text:p>−0.4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7">
            <text:p>107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3999999999999995">
            <text:p>0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6000000000000001">
            <text:p>−0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8">
            <text:p>108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2000000000000002">
            <text:p>−0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9">
            <text:p>10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85999999999999999">
            <text:p>0.8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4">
            <text:p>−0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8999999999999999">
            <text:p>−0.49</text:p>
          </table:table-cell>
          <table:table-cell table:style-name="ACE-4" office:value-type="float" office:value="-0.53000000000000003">
            <text:p>−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1">
            <text:p>111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1.1499999999999999">
            <text:p>1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-0.44">
            <text:p>−0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2">
            <text:p>1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23000000000000001">
            <text:p>−0.23</text:p>
          </table:table-cell>
          <table:table-cell table:style-name="ACE-4" office:value-type="float" office:value="-0.25">
            <text:p>−0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3">
            <text:p>11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04">
            <text:p>1.0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6000000000000002">
            <text:p>−0.4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-0.13">
            <text:p>−0.1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4">
            <text:p>11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25">
            <text:p>1.2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70000000000000007">
            <text:p>−0.07</text:p>
          </table:table-cell>
          <table:table-cell table:style-name="ACE-4" office:value-type="float" office:value="-0.080000000000000002">
            <text:p>−0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">
            <text:p>1.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40000000000000001">
            <text:p>−0.04</text:p>
          </table:table-cell>
          <table:table-cell table:style-name="ACE-4" office:value-type="float" office:value="-0.040000000000000001">
            <text:p>−0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6">
            <text:p>1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700000000000001">
            <text:p>1.3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Dogger bank</text:p>
          </table:table-cell>
          <table:table-cell table:style-name="ACE-4" office:value-type="float" office:value="-46">
            <text:p>−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600000000000001">
            <text:p>−46.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189999999999998">
            <text:p>−37.19</text:p>
          </table:table-cell>
          <table:table-cell table:style-name="ACE-4" office:value-type="float" office:value="-37.189999999999998">
            <text:p>−37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280000000000001">
            <text:p>−38.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880000000000003">
            <text:p>−38.8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729999999999997">
            <text:p>−35.73</text:p>
          </table:table-cell>
          <table:table-cell table:style-name="ACE-4" office:value-type="float" office:value="-35.729999999999997">
            <text:p>−35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380000000000003">
            <text:p>−38.3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79999999999997">
            <text:p>−38.9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649999999999999">
            <text:p>−37.65</text:p>
          </table:table-cell>
          <table:table-cell table:style-name="ACE-4" office:value-type="float" office:value="-37.649999999999999">
            <text:p>−37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45">
            <text:p>24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6.100000000000001">
            <text:p>−46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700000000000003">
            <text:p>−46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6.93">
            <text:p>−46.93</text:p>
          </table:table-cell>
          <table:table-cell table:style-name="ACE-4" office:value-type="float" office:value="-46.93">
            <text:p>−46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4">
            <text:p>234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2.899999999999999">
            <text:p>−42.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5">
            <text:p>−43.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4.530000000000001">
            <text:p>−44.53</text:p>
          </table:table-cell>
          <table:table-cell table:style-name="ACE-4" office:value-type="float" office:value="-44.530000000000001">
            <text:p>−44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Gauss 1987/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8.140000000000001">
            <text:p>−48.1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8.740000000000002">
            <text:p>−48.7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7.630000000000003">
            <text:p>−47.63</text:p>
          </table:table-cell>
          <table:table-cell table:style-name="ACE-4" office:value-type="float" office:value="-47.630000000000003">
            <text:p>−47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7.579999999999998">
            <text:p>−37.5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18">
            <text:p>−38.1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6.350000000000001">
            <text:p>−36.35</text:p>
          </table:table-cell>
          <table:table-cell table:style-name="ACE-4" office:value-type="float" office:value="-36.350000000000001">
            <text:p>−36.3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15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3.460000000000001">
            <text:p>−33.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4.159999999999997">
            <text:p>−34.1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509999999999998">
            <text:p>−35.51</text:p>
          </table:table-cell>
          <table:table-cell table:style-name="ACE-4" office:value-type="float" office:value="-35.509999999999998">
            <text:p>−35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21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6.659999999999997">
            <text:p>−36.6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59999999999999">
            <text:p>−37.3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020000000000003">
            <text:p>−40.02</text:p>
          </table:table-cell>
          <table:table-cell table:style-name="ACE-4" office:value-type="float" office:value="-40.020000000000003">
            <text:p>−40.0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AU04-07-VC</text:p>
          </table:table-cell>
          <table:table-cell table:style-name="ACE-4" office:value-type="string">
            <text:p>Helgoland</text:p>
          </table:table-cell>
          <table:table-cell table:style-name="ACE-4" office:value-type="float" office:value="-24.530000000000001">
            <text:p>−24.5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73">
            <text:p>−25.73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91">
            <text:p>−28.91</text:p>
          </table:table-cell>
          <table:table-cell table:style-name="ACE-4" office:value-type="float" office:value="-28.91">
            <text:p>−28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5/2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450000000000003">
            <text:p>−38.4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9.350000000000001">
            <text:p>−39.3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869999999999997">
            <text:p>−40.87</text:p>
          </table:table-cell>
          <table:table-cell table:style-name="ACE-4" office:value-type="float" office:value="-40.869999999999997">
            <text:p>−40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8/3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6.5">
            <text:p>−36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99999999999999">
            <text:p>−37.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float" office:value="-38.049999999999997">
            <text:p>−38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50000000000003">
            <text:p>−38.9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799999999999997">
            <text:p>−40.8</text:p>
          </table:table-cell>
          <table:table-cell table:style-name="ACE-4" office:value-type="float" office:value="-40.799999999999997">
            <text:p>−40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4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31.989999999999998">
            <text:p>−31.9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2.990000000000002">
            <text:p>−32.99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2.810000000000002">
            <text:p>−32.81</text:p>
          </table:table-cell>
          <table:table-cell table:style-name="ACE-4" office:value-type="float" office:value="-32.810000000000002">
            <text:p>−32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5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28.539999999999999">
            <text:p>−28.5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9.539999999999999">
            <text:p>−29.5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469999999999999">
            <text:p>−28.47</text:p>
          </table:table-cell>
          <table:table-cell table:style-name="ACE-4" office:value-type="float" office:value="-28.469999999999999">
            <text:p>−28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2.5">
            <text:p>−42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200000000000003">
            <text:p>−43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79999999999998">
            <text:p>−38.08</text:p>
          </table:table-cell>
          <table:table-cell table:style-name="ACE-4" office:value-type="float" office:value="-38.079999999999998">
            <text:p>−38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2a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7">
            <text:p>−4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7.700000000000003">
            <text:p>−47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8.100000000000001">
            <text:p>−48.1</text:p>
          </table:table-cell>
          <table:table-cell table:style-name="ACE-4" office:value-type="float" office:value="-48.100000000000001">
            <text:p>−4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6">
            <text:p>−2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6.800000000000001">
            <text:p>−26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100000000000001">
            <text:p>−28.1</text:p>
          </table:table-cell>
          <table:table-cell table:style-name="ACE-4" office:value-type="float" office:value="-28.100000000000001">
            <text:p>−2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8">
            <text:p>−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8.800000000000001">
            <text:p>−28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809999999999999">
            <text:p>−28.81</text:p>
          </table:table-cell>
          <table:table-cell table:style-name="ACE-4" office:value-type="float" office:value="-28.809999999999999">
            <text:p>−28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3">
            <text:p>−3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3.799999999999997">
            <text:p>−33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3.200000000000003">
            <text:p>−33.2</text:p>
          </table:table-cell>
          <table:table-cell table:style-name="ACE-4" office:value-type="float" office:value="-33.200000000000003">
            <text:p>−33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5">
            <text:p>−3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5.799999999999997">
            <text:p>−35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4.609999999999999">
            <text:p>−34.61</text:p>
          </table:table-cell>
          <table:table-cell table:style-name="ACE-4" office:value-type="float" office:value="-34.609999999999999">
            <text:p>−34.61</text:p>
          </table:table-cell>
          <table:table-cell table:number-columns-repeated="241" table:style-name="ACE-4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b&quot;" table:base-cell-address="$'appendix b'.$A$1"/>
          <table:named-expression table:name="Print_Area" table:expression="of:=#REF!" table:base-cell-address="$'appendix b'.$A$1"/>
        </table:named-expressions>
        <gnm:selections gnm:cursor-col="1" gnm:cursor-row="85">
          <gnm:selection gnm:start-col="1" gnm:start-row="85" gnm:end-col="1" gnm:end-row="89"/>
        </gnm:selections>
      </table:table>
      <table:table table:name="appendix caption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2">
          <table:table-cell table:style-name="ACE-5" office:value-type="string">
            <text:p>Appendix captions</text:p>
          </table:table-cell>
          <table:table-cell table:number-columns-repeated="255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5" office:value-type="string">
            <text:p>Appendix A: Locations, ages, depths, nature, indicative meaning and sources of reliable sea-level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index points from (I) the Belgian coastal plain, (II) Zeeland (southwest Netherlands), (III) western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Netherlands, (IV) northern Netherlands, (V) central Netherlands, (VI) northwest German coast,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nd (VII) the southern North Sea.</text:p>
          </table:table-cell>
          <table:table-cell table:number-columns-repeated="255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1">
            <text:p>1</text:p>
          </table:table-cell>
          <table:table-cell table:style-name="ACE-5" office:value-type="string">
            <text:p>Index numbers refer to those as listed in the original publications (see references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BP = before 1950 (historical/archaeological dates have been adapted accordingly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3">
            <text:p>3</text:p>
          </table:table-cell>
          <table:table-cell table:style-name="ACE-5" office:value-type="string">
            <text:p>Estimated compaction only provides a roughly indication of possible vertical sample depth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displacement by assuming 50% compaction of the original peat beds (i.e. a compaction factor of 2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following van de Plassche et al., 2005).</text:p>
          </table:table-cell>
          <table:table-cell table:number-columns-repeated="254" table:style-name="ACE-5"/>
        </table:table-row>
        <table:table-row table:style-name="AROW-0" table:number-rows-repeated="3">
          <table:table-cell table:number-columns-repeated="256"/>
        </table:table-row>
        <table:table-row table:style-name="AROW-2">
          <table:table-cell table:style-name="ACE-5" office:value-type="string">
            <text:p>Appendix B: Estimation of MSL from altitude and reference water level following the procedures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s outlined in section 3.1. The MSL error range is calculated as the square root of the sum of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squares of sample thickness, altitudinal error, indicative range and tide level error.</text:p>
          </table:table-cell>
          <table:table-cell table:number-columns-repeated="255" table:style-name="ACE-5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appendix captions&quot;" table:base-cell-address="$'appendix captions'.$A$1"/>
          <table:named-expression table:name="Print_Area" table:expression="of:=#REF!" table:base-cell-address="$'appendix caption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regions_format" table:style-name="ta-3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17"/>
        <table:table-column table:default-cell-style-name="ACE-6" table:style-name="ACOL-0"/>
        <table:table-column table:default-cell-style-name="ACE-6" table:style-name="ACOL-18"/>
        <table:table-column table:default-cell-style-name="ACE-6" table:style-name="ACOL-19"/>
        <table:table-column table:default-cell-style-name="ACE-6" table:style-name="ACOL-20"/>
        <table:table-column table:default-cell-style-name="ACE-6" table:style-name="ACOL-21"/>
        <table:table-column table:default-cell-style-name="ACE-6" table:style-name="ACOL-20"/>
        <table:table-column table:default-cell-style-name="ACE-6" table:style-name="ACOL-22"/>
        <table:table-column table:default-cell-style-name="ACE-6" table:style-name="ACOL-20"/>
        <table:table-column table:default-cell-style-name="ACE-6" table:style-name="ACOL-23"/>
        <table:table-column table:default-cell-style-name="ACE-6" table:style-name="ACOL-20" table:number-columns-repeated="2"/>
        <table:table-column table:default-cell-style-name="ACE-6" table:style-name="ACOL-13"/>
        <table:table-column table:default-cell-style-name="ACE-6" table:style-name="ACOL-24"/>
        <table:table-column table:default-cell-style-name="ACE-6" table:style-name="ACOL-25"/>
        <table:table-column table:default-cell-style-name="ACE-6" table:style-name="ACOL-26"/>
        <table:table-column table:default-cell-style-name="ACE-6" table:style-name="ACOL-0" table:number-columns-repeated="3"/>
        <table:table-column table:default-cell-style-name="ACE-6" table:style-name="ACOL-20" table:number-columns-repeated="236"/>
        <table:table-row table:style-name="AROW-2">
          <table:table-cell table:style-name="ACE-6" office:value-type="string">
            <text:p>original_order</text:p>
          </table:table-cell>
          <table:table-cell table:style-name="ACE-6" office:value-type="string">
            <text:p>Region</text:p>
          </table:table-cell>
          <table:table-cell table:style-name="ACE-6" office:value-type="string">
            <text:p>Dating_Method</text:p>
          </table:table-cell>
          <table:table-cell table:style-name="ACE-6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Curve</text:p>
          </table:table-cell>
          <table:table-cell table:style-name="ACE-6" office:value-type="string">
            <text:p>Reservoir_age</text:p>
          </table:table-cell>
          <table:table-cell table:style-name="ACE-6" office:value-type="string">
            <text:p>Reservoir_error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6" office:value-type="string">
            <text:p>Reference</text:p>
          </table:table-cell>
          <table:table-cell table:style-name="ACE-6" office:value-type="string">
            <text:p>notes</text:p>
          </table:table-cell>
          <table:table-cell table:number-columns-repeated="238" table:style-name="ACE-6"/>
        </table:table-row>
        <table:table-row table:style-name="AROW-2">
          <table:table-cell table:style-name="ACE-6" office:value-type="float" office:value="1">
            <text:p>1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681</text:p>
          </table:table-cell>
          <table:table-cell table:style-name="ACE-7" office:value-type="float" office:value="51.091999999999999">
            <text:p>51.092</text:p>
          </table:table-cell>
          <table:table-cell table:style-name="ACE-7" office:value-type="float" office:value="2.7040000000000002">
            <text:p>2.704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1">
            <text:p>−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">
            <text:p>2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34</text:p>
          </table:table-cell>
          <table:table-cell table:style-name="ACE-7" office:value-type="float" office:value="51.043999999999997">
            <text:p>51.044</text:p>
          </table:table-cell>
          <table:table-cell table:style-name="ACE-7" office:value-type="float" office:value="2.7250000000000001">
            <text:p>2.725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7.960000000000001">
            <text:p>−17.96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">
            <text:p>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616</text:p>
          </table:table-cell>
          <table:table-cell table:style-name="ACE-7" office:value-type="float" office:value="51.061">
            <text:p>51.061</text:p>
          </table:table-cell>
          <table:table-cell table:style-name="ACE-7" office:value-type="float" office:value="2.7309999999999999">
            <text:p>2.731</text:p>
          </table:table-cell>
          <table:table-cell table:style-name="ACE-6" office:value-type="float" office:value="8120">
            <text:p>81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y,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9.579999999999998">
            <text:p>−19.58</text:p>
          </table:table-cell>
          <table:table-cell table:style-name="ACE-6" office:value-type="float" office:value="0.31">
            <text:p>0.31</text:p>
          </table:table-cell>
          <table:table-cell table:style-name="ACE-6" office:value-type="float" office:value="0.31">
            <text:p>0.3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">
            <text:p>4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2625</text:p>
          </table:table-cell>
          <table:table-cell table:style-name="ACE-7" office:value-type="float" office:value="51.067">
            <text:p>51.067</text:p>
          </table:table-cell>
          <table:table-cell table:style-name="ACE-7" office:value-type="float" office:value="2.6560000000000001">
            <text:p>2.656</text:p>
          </table:table-cell>
          <table:table-cell table:style-name="ACE-6" office:value-type="float" office:value="7490">
            <text:p>749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70000000000001">
            <text:p>−13.9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">
            <text:p>5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797</text:p>
          </table:table-cell>
          <table:table-cell table:style-name="ACE-7" office:value-type="float" office:value="51.078000000000003">
            <text:p>51.078</text:p>
          </table:table-cell>
          <table:table-cell table:style-name="ACE-7" office:value-type="float" office:value="2.7570000000000001">
            <text:p>2.757</text:p>
          </table:table-cell>
          <table:table-cell table:style-name="ACE-6" office:value-type="float" office:value="7170">
            <text:p>7170</text:p>
          </table:table-cell>
          <table:table-cell table:style-name="ACE-6" office:value-type="float" office:value="275">
            <text:p>275</text:p>
          </table:table-cell>
          <table:table-cell table:style-name="ACE-6" office:value-type="string">
            <text:p>sandy 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80000000000001">
            <text:p>−11.3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">
            <text:p>6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34</text:p>
          </table:table-cell>
          <table:table-cell table:style-name="ACE-7" office:value-type="float" office:value="51.055999999999997">
            <text:p>51.056</text:p>
          </table:table-cell>
          <table:table-cell table:style-name="ACE-7" office:value-type="float" office:value="2.7919999999999998">
            <text:p>2.792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5">
            <text:p>−9.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">
            <text:p>7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42</text:p>
          </table:table-cell>
          <table:table-cell table:style-name="ACE-7" office:value-type="float" office:value="51.020000000000003">
            <text:p>51.020</text:p>
          </table:table-cell>
          <table:table-cell table:style-name="ACE-7" office:value-type="float" office:value="2.8029999999999999">
            <text:p>2.803</text:p>
          </table:table-cell>
          <table:table-cell table:style-name="ACE-6" office:value-type="float" office:value="6870">
            <text:p>68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299999999999997">
            <text:p>−7.4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">
            <text:p>8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615</text:p>
          </table:table-cell>
          <table:table-cell table:style-name="ACE-7" office:value-type="float" office:value="51.164999999999999">
            <text:p>51.165</text:p>
          </table:table-cell>
          <table:table-cell table:style-name="ACE-7" office:value-type="float" office:value="2.7799999999999998">
            <text:p>2.780</text:p>
          </table:table-cell>
          <table:table-cell table:style-name="ACE-6" office:value-type="float" office:value="6780">
            <text:p>67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">
            <text:p>9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41</text:p>
          </table:table-cell>
          <table:table-cell table:style-name="ACE-7" office:value-type="float" office:value="51.020000000000003">
            <text:p>51.020</text:p>
          </table:table-cell>
          <table:table-cell table:style-name="ACE-7" office:value-type="float" office:value="2.8029999999999999">
            <text:p>2.803</text:p>
          </table:table-cell>
          <table:table-cell table:style-name="ACE-6" office:value-type="float" office:value="6680">
            <text:p>66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2599999999999998">
            <text:p>−9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">
            <text:p>10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927</text:p>
          </table:table-cell>
          <table:table-cell table:style-name="ACE-7" office:value-type="float" office:value="51.073999999999998">
            <text:p>51.074</text:p>
          </table:table-cell>
          <table:table-cell table:style-name="ACE-7" office:value-type="float" office:value="2.7999999999999998">
            <text:p>2.8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0500000000000007">
            <text:p>−8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">
            <text:p>11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ANTW-136</text:p>
          </table:table-cell>
          <table:table-cell table:style-name="ACE-7" office:value-type="float" office:value="51.07">
            <text:p>51.070</text:p>
          </table:table-cell>
          <table:table-cell table:style-name="ACE-7" office:value-type="float" office:value="2.6930000000000001">
            <text:p>2.693</text:p>
          </table:table-cell>
          <table:table-cell table:style-name="ACE-6" office:value-type="float" office:value="5830">
            <text:p>583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800000000000001">
            <text:p>−6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">
            <text:p>12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29</text:p>
          </table:table-cell>
          <table:table-cell table:style-name="ACE-7" office:value-type="float" office:value="51.185000000000002">
            <text:p>51.185</text:p>
          </table:table-cell>
          <table:table-cell table:style-name="ACE-7" office:value-type="float" office:value="2.8889999999999998">
            <text:p>2.889</text:p>
          </table:table-cell>
          <table:table-cell table:style-name="ACE-6" office:value-type="float" office:value="5770">
            <text:p>577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000000000000002">
            <text:p>−4.7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">
            <text:p>1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19</text:p>
          </table:table-cell>
          <table:table-cell table:style-name="ACE-7" office:value-type="float" office:value="51.131">
            <text:p>51.131</text:p>
          </table:table-cell>
          <table:table-cell table:style-name="ACE-7" office:value-type="float" office:value="2.8540000000000001">
            <text:p>2.854</text:p>
          </table:table-cell>
          <table:table-cell table:style-name="ACE-6" office:value-type="float" office:value="5650">
            <text:p>56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clayey 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99999999999999">
            <text:p>−5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">
            <text:p>14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ANTW-251</text:p>
          </table:table-cell>
          <table:table-cell table:style-name="ACE-7" office:value-type="float" office:value="51.030999999999999">
            <text:p>51.031</text:p>
          </table:table-cell>
          <table:table-cell table:style-name="ACE-7" office:value-type="float" office:value="2.7639999999999998">
            <text:p>2.764</text:p>
          </table:table-cell>
          <table:table-cell table:style-name="ACE-6" office:value-type="float" office:value="5310">
            <text:p>5310</text:p>
          </table:table-cell>
          <table:table-cell table:style-name="ACE-6" office:value-type="float" office:value="190">
            <text:p>19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5800000000000001">
            <text:p>−3.5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">
            <text:p>15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ANTW-250</text:p>
          </table:table-cell>
          <table:table-cell table:style-name="ACE-7" office:value-type="float" office:value="51.030999999999999">
            <text:p>51.031</text:p>
          </table:table-cell>
          <table:table-cell table:style-name="ACE-7" office:value-type="float" office:value="2.7639999999999998">
            <text:p>2.76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800000000000002">
            <text:p>−5.2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">
            <text:p>16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2636</text:p>
          </table:table-cell>
          <table:table-cell table:style-name="ACE-7" office:value-type="float" office:value="50.975000000000001">
            <text:p>50.975</text:p>
          </table:table-cell>
          <table:table-cell table:style-name="ACE-7" office:value-type="float" office:value="2.7850000000000001">
            <text:p>2.785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899999999999999">
            <text:p>−2.1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2.0299999999999998">
            <text:p>2.0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">
            <text:p>17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337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3340">
            <text:p>3340</text:p>
          </table:table-cell>
          <table:table-cell table:style-name="ACE-6" office:value-type="float" office:value="185">
            <text:p>18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">
            <text:p>18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338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3225">
            <text:p>3225</text:p>
          </table:table-cell>
          <table:table-cell table:style-name="ACE-6" office:value-type="float" office:value="160">
            <text:p>160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">
            <text:p>19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283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3140">
            <text:p>3140</text:p>
          </table:table-cell>
          <table:table-cell table:style-name="ACE-6" office:value-type="float" office:value="165">
            <text:p>16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">
            <text:p>20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800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2960">
            <text:p>296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">
            <text:p>21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20</text:p>
          </table:table-cell>
          <table:table-cell table:style-name="ACE-7" office:value-type="float" office:value="50.960999999999999">
            <text:p>50.961</text:p>
          </table:table-cell>
          <table:table-cell table:style-name="ACE-7" office:value-type="float" office:value="2.8250000000000002">
            <text:p>2.825</text:p>
          </table:table-cell>
          <table:table-cell table:style-name="ACE-6" office:value-type="float" office:value="7030">
            <text:p>70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1799999999999997">
            <text:p>−9.1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3">
            <text:p>3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Lv-855</text:p>
          </table:table-cell>
          <table:table-cell table:style-name="ACE-7" office:value-type="float" office:value="51.317">
            <text:p>51.317</text:p>
          </table:table-cell>
          <table:table-cell table:style-name="ACE-7" office:value-type="float" office:value="3.2120000000000002">
            <text:p>3.212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800000000000002">
            <text:p>−3.18</text:p>
          </table:table-cell>
          <table:table-cell table:style-name="ACE-6" office:value-type="float" office:value="0.22">
            <text:p>0.22</text:p>
          </table:table-cell>
          <table:table-cell table:style-name="ACE-6" office:value-type="float" office:value="1.9199999999999999">
            <text:p>1.9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4">
            <text:p>11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602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7960">
            <text:p>7960</text:p>
          </table:table-cell>
          <table:table-cell table:style-name="ACE-6" office:value-type="float" office:value="205">
            <text:p>205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629999999999999">
            <text:p>−25.63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5">
            <text:p>11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601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7980">
            <text:p>79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">
            <text:p>−25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6">
            <text:p>11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600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4.559999999999999">
            <text:p>−24.56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0">
            <text:p>12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1607</text:p>
          </table:table-cell>
          <table:table-cell table:style-name="ACE-7" office:value-type="float" office:value="53.670000000000002">
            <text:p>53.67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6975">
            <text:p>6975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120000000000001">
            <text:p>−16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1">
            <text:p>12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195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5299999999999994">
            <text:p>8.530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779999999999999">
            <text:p>−12.7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2">
            <text:p>12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28</text:p>
          </table:table-cell>
          <table:table-cell table:style-name="ACE-7" office:value-type="float" office:value="53.560000000000002">
            <text:p>53.56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7070">
            <text:p>707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17">
            <text:p>−14.1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4">
            <text:p>12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133</text:p>
          </table:table-cell>
          <table:table-cell table:style-name="ACE-7" office:value-type="float" office:value="53.670000000000002">
            <text:p>53.670</text:p>
          </table:table-cell>
          <table:table-cell table:style-name="ACE-7" office:value-type="float" office:value="8.5399999999999991">
            <text:p>8.540</text:p>
          </table:table-cell>
          <table:table-cell table:style-name="ACE-6" office:value-type="float" office:value="6855">
            <text:p>685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1">
            <text:p>−13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7">
            <text:p>12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44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10">
            <text:p>310</text:p>
          </table:table-cell>
          <table:table-cell table:style-name="ACE-6" office:value-type="string">
            <text:p>basal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199999999999999">
            <text:p>−7.4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8">
            <text:p>12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6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6105">
            <text:p>610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asal 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300000000000004">
            <text:p>−6.7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9">
            <text:p>12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5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765">
            <text:p>576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499999999999996">
            <text:p>−8.3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0">
            <text:p>13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4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575">
            <text:p>5575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7199999999999998">
            <text:p>−7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1">
            <text:p>13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43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8499999999999996">
            <text:p>−8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2">
            <text:p>13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1</text:p>
          </table:table-cell>
          <table:table-cell table:style-name="ACE-7" office:value-type="float" office:value="53.530000000000001">
            <text:p>53.530</text:p>
          </table:table-cell>
          <table:table-cell table:style-name="ACE-7" office:value-type="float" office:value="8.0899999999999999">
            <text:p>8.090</text:p>
          </table:table-cell>
          <table:table-cell table:style-name="ACE-6" office:value-type="float" office:value="5150">
            <text:p>51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000000000000004">
            <text:p>−8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4">
            <text:p>13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0</text:p>
          </table:table-cell>
          <table:table-cell table:style-name="ACE-7" office:value-type="float" office:value="53.590000000000003">
            <text:p>53.590</text:p>
          </table:table-cell>
          <table:table-cell table:style-name="ACE-7" office:value-type="float" office:value="7.9900000000000002">
            <text:p>7.99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800000000000004">
            <text:p>−8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5">
            <text:p>13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434</text:p>
          </table:table-cell>
          <table:table-cell table:style-name="ACE-7" office:value-type="float" office:value="53.789999999999999">
            <text:p>53.790</text:p>
          </table:table-cell>
          <table:table-cell table:style-name="ACE-7" office:value-type="float" office:value="8.5500000000000007">
            <text:p>8.550</text:p>
          </table:table-cell>
          <table:table-cell table:style-name="ACE-6" office:value-type="float" office:value="4715">
            <text:p>471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swimming peat on lagun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700000000000003">
            <text:p>−7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6">
            <text:p>13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6</text:p>
          </table:table-cell>
          <table:table-cell table:style-name="ACE-7" office:value-type="float" office:value="53.590000000000003">
            <text:p>53.59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4710">
            <text:p>471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4">
            <text:p>−7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7">
            <text:p>13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4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4500000000000002">
            <text:p>−6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8">
            <text:p>13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3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2300000000000004">
            <text:p>−6.2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9">
            <text:p>13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3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175">
            <text:p>417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000000000000004">
            <text:p>−5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0">
            <text:p>14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019</text:p>
          </table:table-cell>
          <table:table-cell table:style-name="ACE-7" office:value-type="float" office:value="53.460000000000001">
            <text:p>53.460</text:p>
          </table:table-cell>
          <table:table-cell table:style-name="ACE-7" office:value-type="float" office:value="8.3000000000000007">
            <text:p>8.300</text:p>
          </table:table-cell>
          <table:table-cell table:style-name="ACE-6" office:value-type="float" office:value="4160">
            <text:p>416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">
            <text:p>−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1">
            <text:p>14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7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035">
            <text:p>403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fen peat on clayey san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199999999999996">
            <text:p>−4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2">
            <text:p>14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41</text:p>
          </table:table-cell>
          <table:table-cell table:style-name="ACE-7" office:value-type="float" office:value="53.530000000000001">
            <text:p>53.530</text:p>
          </table:table-cell>
          <table:table-cell table:style-name="ACE-7" office:value-type="float" office:value="8.0700000000000003">
            <text:p>8.070</text:p>
          </table:table-cell>
          <table:table-cell table:style-name="ACE-6" office:value-type="float" office:value="3775">
            <text:p>37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200000000000002">
            <text:p>−2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3">
            <text:p>143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2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3585">
            <text:p>358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00000000000001">
            <text:p>−4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4">
            <text:p>14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0674</text:p>
          </table:table-cell>
          <table:table-cell table:style-name="ACE-7" office:value-type="float" office:value="53.609999999999999">
            <text:p>53.6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3375">
            <text:p>337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peat on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9900000000000002">
            <text:p>−2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5">
            <text:p>14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904</text:p>
          </table:table-cell>
          <table:table-cell table:style-name="ACE-7" office:value-type="float" office:value="53.530000000000001">
            <text:p>53.530</text:p>
          </table:table-cell>
          <table:table-cell table:style-name="ACE-7" office:value-type="float" office:value="8.0899999999999999">
            <text:p>8.090</text:p>
          </table:table-cell>
          <table:table-cell table:style-name="ACE-6" office:value-type="float" office:value="3255">
            <text:p>3255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">
            <text:p>−2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6">
            <text:p>14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39</text:p>
          </table:table-cell>
          <table:table-cell table:style-name="ACE-7" office:value-type="float" office:value="53.590000000000003">
            <text:p>53.590</text:p>
          </table:table-cell>
          <table:table-cell table:style-name="ACE-7" office:value-type="float" office:value="7.9900000000000002">
            <text:p>7.99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8">
            <text:p>−1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7">
            <text:p>14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2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KorberGrohne196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8">
            <text:p>14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Kl-4159-09</text:p>
          </table:table-cell>
          <table:table-cell table:style-name="ACE-7" office:value-type="float" office:value="53.460000000000001">
            <text:p>53.460</text:p>
          </table:table-cell>
          <table:table-cell table:style-name="ACE-7" office:value-type="float" office:value="8.3000000000000007">
            <text:p>8.300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2">
            <text:p>−2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Kucan199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9">
            <text:p>14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_14C</text:p>
          </table:table-cell>
          <table:table-cell table:style-name="ACE-6" office:value-type="string">
            <text:p>Vink-03</text:p>
          </table:table-cell>
          <table:table-cell table:style-name="ACE-7" office:value-type="float" office:value="53.399999999999999">
            <text:p>53.400</text:p>
          </table:table-cell>
          <table:table-cell table:style-name="ACE-7" office:value-type="float" office:value="8.4399999999999995">
            <text:p>8.440</text:p>
          </table:table-cell>
          <table:table-cell table:style-name="ACE-6" office:value-type="float" office:value="2850">
            <text:p>28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6000000000000001">
            <text:p>−3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ahl2002a,Strahl2002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0">
            <text:p>16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9</text:p>
          </table:table-cell>
          <table:table-cell table:style-name="ACE-7" office:value-type="float" office:value="53.649999999999999">
            <text:p>53.650</text:p>
          </table:table-cell>
          <table:table-cell table:style-name="ACE-7" office:value-type="float" office:value="8.5299999999999994">
            <text:p>8.53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99999999999998">
            <text:p>−2.5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1">
            <text:p>16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0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2000">
            <text:p>20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 1 a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4">
            <text:p>16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3</text:p>
          </table:table-cell>
          <table:table-cell table:style-name="ACE-7" office:value-type="float" office:value="53.579999999999998">
            <text:p>53.580</text:p>
          </table:table-cell>
          <table:table-cell table:style-name="ACE-7" office:value-type="float" office:value="7.8600000000000003">
            <text:p>7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5">
            <text:p>16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4</text:p>
          </table:table-cell>
          <table:table-cell table:style-name="ACE-7" office:value-type="float" office:value="53.560000000000002">
            <text:p>53.560</text:p>
          </table:table-cell>
          <table:table-cell table:style-name="ACE-7" office:value-type="float" office:value="8.2799999999999994">
            <text:p>8.28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8">
            <text:p>16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7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Base of settlement layer 1 c (plain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2">
            <text:p>17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0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footbridge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3">
            <text:p>173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1</text:p>
          </table:table-cell>
          <table:table-cell table:style-name="ACE-7" office:value-type="float" office:value="53.539999999999999">
            <text:p>53.540</text:p>
          </table:table-cell>
          <table:table-cell table:style-name="ACE-7" office:value-type="float" office:value="8.5299999999999994">
            <text:p>8.530</text:p>
          </table:table-cell>
          <table:table-cell table:style-name="ACE-6" office:value-type="float" office:value="2040">
            <text:p>204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8">
            <text:p>17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5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850">
            <text:p>18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2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5">
            <text:p>−1.9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3">
            <text:p>183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8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3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45">
            <text:p>−1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4">
            <text:p>18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9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8.3100000000000005">
            <text:p>8.31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5">
            <text:p>18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0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4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6">
            <text:p>18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1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5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7">
            <text:p>18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2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650">
            <text:p>16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6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8">
            <text:p>18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3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600">
            <text:p>16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7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9">
            <text:p>18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4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548.5">
            <text:p>1548.5</text:p>
          </table:table-cell>
          <table:table-cell table:style-name="ACE-6" office:value-type="float" office:value="26.5">
            <text:p>26.5</text:p>
          </table:table-cell>
          <table:table-cell table:style-name="ACE-6" office:value-type="string">
            <text:p>lowermost house on settlement layer 8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0">
            <text:p>19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257</text:p>
          </table:table-cell>
          <table:table-cell table:style-name="ACE-7" office:value-type="float" office:value="53.799999999999997">
            <text:p>53.800</text:p>
          </table:table-cell>
          <table:table-cell table:style-name="ACE-7" office:value-type="float" office:value="7.8700000000000001">
            <text:p>7.870</text:p>
          </table:table-cell>
          <table:table-cell table:style-name="ACE-6" office:value-type="float" office:value="1540">
            <text:p>154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nisch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1">
            <text:p>19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300</text:p>
          </table:table-cell>
          <table:table-cell table:style-name="ACE-7" office:value-type="float" office:value="53.799999999999997">
            <text:p>53.800</text:p>
          </table:table-cell>
          <table:table-cell table:style-name="ACE-7" office:value-type="float" office:value="7.8700000000000001">
            <text:p>7.870</text:p>
          </table:table-cell>
          <table:table-cell table:style-name="ACE-6" office:value-type="float" office:value="1450">
            <text:p>145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indowski1969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7">
            <text:p>19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0</text:p>
          </table:table-cell>
          <table:table-cell table:style-name="ACE-7" office:value-type="float" office:value="53.609999999999999">
            <text:p>53.610</text:p>
          </table:table-cell>
          <table:table-cell table:style-name="ACE-7" office:value-type="float" office:value="8.3300000000000001">
            <text:p>8.330</text:p>
          </table:table-cell>
          <table:table-cell table:style-name="ACE-6" office:value-type="float" office:value="1275">
            <text:p>12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1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9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8">
            <text:p>19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1</text:p>
          </table:table-cell>
          <table:table-cell table:style-name="ACE-7" office:value-type="float" office:value="53.670000000000002">
            <text:p>53.6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1325">
            <text:p>1325</text:p>
          </table:table-cell>
          <table:table-cell table:style-name="ACE-6" office:value-type="float" office:value="5">
            <text:p>5</text:p>
          </table:table-cell>
          <table:table-cell table:style-name="ACE-6" office:value-type="string">
            <text:p>Base of dwelling mound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mid199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0">
            <text:p>20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09</text:p>
          </table:table-cell>
          <table:table-cell table:style-name="ACE-7" office:value-type="float" office:value="53.659999999999997">
            <text:p>53.660</text:p>
          </table:table-cell>
          <table:table-cell table:style-name="ACE-7" office:value-type="float" office:value="7.9299999999999997">
            <text:p>7.930</text:p>
          </table:table-cell>
          <table:table-cell table:style-name="ACE-6" office:value-type="float" office:value="1205">
            <text:p>120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Field as basis of dwelling mou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Ey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7">
            <text:p>21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303</text:p>
          </table:table-cell>
          <table:table-cell table:style-name="ACE-7" office:value-type="float" office:value="53.799999999999997">
            <text:p>53.800</text:p>
          </table:table-cell>
          <table:table-cell table:style-name="ACE-7" office:value-type="float" office:value="7.8700000000000001">
            <text:p>7.870</text:p>
          </table:table-cell>
          <table:table-cell table:style-name="ACE-6" office:value-type="float" office:value="545">
            <text:p>5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roots from grode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4999999999999999">
            <text:p>−0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8">
            <text:p>21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history</text:p>
          </table:table-cell>
          <table:table-cell table:style-name="ACE-6" office:value-type="string">
            <text:p>Vink-46</text:p>
          </table:table-cell>
          <table:table-cell table:style-name="ACE-7" office:value-type="float" office:value="53.479999999999997">
            <text:p>53.48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306">
            <text:p>30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land surface during dike constructio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utte193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6">
            <text:p>3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5</text:p>
          </table:table-cell>
          <table:table-cell table:style-name="ACE-7" office:value-type="float" office:value="52.444000000000003">
            <text:p>52.444</text:p>
          </table:table-cell>
          <table:table-cell table:style-name="ACE-7" office:value-type="float" office:value="4.6559999999999997">
            <text:p>4.656</text:p>
          </table:table-cell>
          <table:table-cell table:style-name="ACE-6" office:value-type="float" office:value="7140">
            <text:p>714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wood in 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5">
            <text:p>−14.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" table:style-name="ACE-6"/>
          <table:table-cell table:style-name="ACE-6" office:value-type="float" office:value="2">
            <text:p>2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37">
            <text:p>37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3</text:p>
          </table:table-cell>
          <table:table-cell table:style-name="ACE-7" office:value-type="float" office:value="52.302">
            <text:p>52.302</text:p>
          </table:table-cell>
          <table:table-cell table:style-name="ACE-7" office:value-type="float" office:value="4.6310000000000002">
            <text:p>4.631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 on sea-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499999999999998">
            <text:p>−4.55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" table:style-name="ACE-6"/>
          <table:table-cell table:style-name="ACE-6" office:value-type="float" office:value="3">
            <text:p>3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39">
            <text:p>39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76</text:p>
          </table:table-cell>
          <table:table-cell table:style-name="ACE-7" office:value-type="float" office:value="52.911999999999999">
            <text:p>52.912</text:p>
          </table:table-cell>
          <table:table-cell table:style-name="ACE-7" office:value-type="float" office:value="4.7610000000000001">
            <text:p>4.761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199999999999998">
            <text:p>−4.7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80000000000000004">
            <text:p>0.8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2">
            <text:p>22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0">
            <text:p>40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1</text:p>
          </table:table-cell>
          <table:table-cell table:style-name="ACE-7" office:value-type="float" office:value="52.444000000000003">
            <text:p>52.444</text:p>
          </table:table-cell>
          <table:table-cell table:style-name="ACE-7" office:value-type="float" office:value="4.6559999999999997">
            <text:p>4.656</text:p>
          </table:table-cell>
          <table:table-cell table:style-name="ACE-6" office:value-type="float" office:value="7745">
            <text:p>7745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Alnu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449999999999999">
            <text:p>−16.45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6">
            <text:p>2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6">
            <text:p>4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3</text:p>
          </table:table-cell>
          <table:table-cell table:style-name="ACE-7" office:value-type="float" office:value="52.811999999999998">
            <text:p>52.812</text:p>
          </table:table-cell>
          <table:table-cell table:style-name="ACE-7" office:value-type="float" office:value="4.7460000000000004">
            <text:p>4.746</text:p>
          </table:table-cell>
          <table:table-cell table:style-name="ACE-6" office:value-type="float" office:value="6080">
            <text:p>60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2199999999999998">
            <text:p>−7.2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66">
            <text:p>6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8">
            <text:p>48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098</text:p>
          </table:table-cell>
          <table:table-cell table:style-name="ACE-7" office:value-type="float" office:value="52.686999999999998">
            <text:p>52.687</text:p>
          </table:table-cell>
          <table:table-cell table:style-name="ACE-7" office:value-type="float" office:value="5.0830000000000002">
            <text:p>5.083</text:p>
          </table:table-cell>
          <table:table-cell table:style-name="ACE-6" office:value-type="float" office:value="6980">
            <text:p>698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6">
            <text:p>−12.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78000000000000003">
            <text:p>0.78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18">
            <text:p>11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91">
            <text:p>9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0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899999999999997">
            <text:p>−6.8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2">
            <text:p>92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1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719">
            <text:p>5719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3">
            <text:p>93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2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861">
            <text:p>5861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8799999999999999">
            <text:p>−7.8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4">
            <text:p>94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3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980">
            <text:p>5980</text:p>
          </table:table-cell>
          <table:table-cell table:style-name="ACE-6" office:value-type="float" office:value="46">
            <text:p>46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599999999999994">
            <text:p>−8.3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5">
            <text:p>9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9-9111-9112</text:p>
          </table:table-cell>
          <table:table-cell table:style-name="ACE-7" office:value-type="float" office:value="52.350000000000001">
            <text:p>52.350</text:p>
          </table:table-cell>
          <table:table-cell table:style-name="ACE-7" office:value-type="float" office:value="5.2199999999999998">
            <text:p>5.220</text:p>
          </table:table-cell>
          <table:table-cell table:style-name="ACE-6" office:value-type="float" office:value="6334">
            <text:p>6334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40000000000001">
            <text:p>−10.1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6">
            <text:p>9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13-9114-av</text:p>
          </table:table-cell>
          <table:table-cell table:style-name="ACE-7" office:value-type="float" office:value="52.350000000000001">
            <text:p>52.350</text:p>
          </table:table-cell>
          <table:table-cell table:style-name="ACE-7" office:value-type="float" office:value="5.2199999999999998">
            <text:p>5.220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9900000000000002">
            <text:p>−9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7">
            <text:p>97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067</text:p>
          </table:table-cell>
          <table:table-cell table:style-name="ACE-7" office:value-type="float" office:value="52.549999999999997">
            <text:p>52.550</text:p>
          </table:table-cell>
          <table:table-cell table:style-name="ACE-7" office:value-type="float" office:value="5.6500000000000004">
            <text:p>5.650</text:p>
          </table:table-cell>
          <table:table-cell table:style-name="ACE-6" office:value-type="float" office:value="5610">
            <text:p>561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9500000000000002">
            <text:p>−6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8">
            <text:p>98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043</text:p>
          </table:table-cell>
          <table:table-cell table:style-name="ACE-7" office:value-type="float" office:value="52.549999999999997">
            <text:p>52.550</text:p>
          </table:table-cell>
          <table:table-cell table:style-name="ACE-7" office:value-type="float" office:value="5.6500000000000004">
            <text:p>5.65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tidal 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500000000000002">
            <text:p>−5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9">
            <text:p>99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5130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Jun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0">
            <text:p>100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7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320">
            <text:p>43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1">
            <text:p>10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3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350">
            <text:p>435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99999999999999">
            <text:p>−4.13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0.27000000000000002">
            <text:p>0.27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2">
            <text:p>102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6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790">
            <text:p>479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199999999999999">
            <text:p>−4.4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3">
            <text:p>103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0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099999999999996">
            <text:p>−4.81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4">
            <text:p>104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9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920">
            <text:p>49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299999999999997">
            <text:p>−4.9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5">
            <text:p>10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8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990">
            <text:p>499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1900000000000004">
            <text:p>−5.19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6">
            <text:p>10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2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5000">
            <text:p>5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very wet 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3799999999999999">
            <text:p>−5.38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7">
            <text:p>107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1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5160">
            <text:p>51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300000000000004">
            <text:p>−5.7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8">
            <text:p>108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6219-16225av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3365">
            <text:p>33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00000000000001">
            <text:p>−2.37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9">
            <text:p>109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6216-16217av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3655">
            <text:p>365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0">
            <text:p>110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2714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8900000000000001">
            <text:p>−3.89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1">
            <text:p>11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2718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41999999999999998">
            <text:p>0.42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4">
            <text:p>224</text:p>
          </table:table-cell>
          <table:table-cell table:style-name="ACE-6" office:value-type="string">
            <text:p>Dogger_Bank</text:p>
          </table:table-cell>
          <table:table-cell table:style-name="ACE-6" office:value-type="string">
            <text:p>pollen</text:p>
          </table:table-cell>
          <table:table-cell table:style-name="ACE-6"/>
          <table:table-cell table:style-name="ACE-7" office:value-type="float" office:value="54.768000000000001">
            <text:p>54.768</text:p>
          </table:table-cell>
          <table:table-cell table:style-name="ACE-7" office:value-type="float" office:value="3.4620000000000002">
            <text:p>3.462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600000000000001">
            <text:p>−46.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BehreMenke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3">
            <text:p>113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189</text:p>
          </table:table-cell>
          <table:table-cell table:style-name="ACE-7" office:value-type="float" office:value="53.939999999999998">
            <text:p>53.940</text:p>
          </table:table-cell>
          <table:table-cell table:style-name="ACE-7" office:value-type="float" office:value="8.9800000000000004">
            <text:p>8.980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limnic vs. tid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0.5">
            <text:p>−30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9,Menke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7">
            <text:p>117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75</text:p>
          </table:table-cell>
          <table:table-cell table:style-name="ACE-7" office:value-type="float" office:value="53.950000000000003">
            <text:p>53.950</text:p>
          </table:table-cell>
          <table:table-cell table:style-name="ACE-7" office:value-type="float" office:value="8.4100000000000001">
            <text:p>8.410</text:p>
          </table:table-cell>
          <table:table-cell table:style-name="ACE-6" office:value-type="float" office:value="7790">
            <text:p>779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contact fresh vs.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99999999999999">
            <text:p>−25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8">
            <text:p>118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143</text:p>
          </table:table-cell>
          <table:table-cell table:style-name="ACE-7" office:value-type="float" office:value="53.950000000000003">
            <text:p>53.950</text:p>
          </table:table-cell>
          <table:table-cell table:style-name="ACE-7" office:value-type="float" office:value="8.4600000000000009">
            <text:p>8.460</text:p>
          </table:table-cell>
          <table:table-cell table:style-name="ACE-6" office:value-type="float" office:value="7720">
            <text:p>77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4">
            <text:p>−25.8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9">
            <text:p>119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42</text:p>
          </table:table-cell>
          <table:table-cell table:style-name="ACE-7" office:value-type="float" office:value="53.939999999999998">
            <text:p>53.940</text:p>
          </table:table-cell>
          <table:table-cell table:style-name="ACE-7" office:value-type="float" office:value="8.4800000000000004">
            <text:p>8.480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roots below fresh and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2.809999999999999">
            <text:p>−22.8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0">
            <text:p>15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753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6799999999999997">
            <text:p>8.680</text:p>
          </table:table-cell>
          <table:table-cell table:style-name="ACE-6" office:value-type="float" office:value="2630">
            <text:p>263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Peat layer in beach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6">
            <text:p>166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5</text:p>
          </table:table-cell>
          <table:table-cell table:style-name="ACE-7" office:value-type="float" office:value="53.880000000000003">
            <text:p>53.880</text:p>
          </table:table-cell>
          <table:table-cell table:style-name="ACE-7" office:value-type="float" office:value="9.4299999999999997">
            <text:p>9.43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9">
            <text:p>169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8</text:p>
          </table:table-cell>
          <table:table-cell table:style-name="ACE-7" office:value-type="float" office:value="53.82">
            <text:p>53.820</text:p>
          </table:table-cell>
          <table:table-cell table:style-name="ACE-7" office:value-type="float" office:value="8.8599999999999994">
            <text:p>8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0">
            <text:p>17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3371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6799999999999997">
            <text:p>8.680</text:p>
          </table:table-cell>
          <table:table-cell table:style-name="ACE-6" office:value-type="float" office:value="1925">
            <text:p>192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eat horizon in beach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1">
            <text:p>171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9</text:p>
          </table:table-cell>
          <table:table-cell table:style-name="ACE-7" office:value-type="float" office:value="53.93">
            <text:p>53.930</text:p>
          </table:table-cell>
          <table:table-cell table:style-name="ACE-7" office:value-type="float" office:value="9.1699999999999999">
            <text:p>9.170</text:p>
          </table:table-cell>
          <table:table-cell table:style-name="ACE-6" office:value-type="float" office:value="1875">
            <text:p>18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4">
            <text:p>174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2</text:p>
          </table:table-cell>
          <table:table-cell table:style-name="ACE-7" office:value-type="float" office:value="53.740000000000002">
            <text:p>53.740</text:p>
          </table:table-cell>
          <table:table-cell table:style-name="ACE-7" office:value-type="float" office:value="9.4000000000000004">
            <text:p>9.40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">
            <text:p>−1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5">
            <text:p>17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3</text:p>
          </table:table-cell>
          <table:table-cell table:style-name="ACE-7" office:value-type="float" office:value="54.229999999999997">
            <text:p>54.230</text:p>
          </table:table-cell>
          <table:table-cell table:style-name="ACE-7" office:value-type="float" office:value="8.9900000000000002">
            <text:p>8.9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f living space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7">
            <text:p>177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4</text:p>
          </table:table-cell>
          <table:table-cell table:style-name="ACE-7" office:value-type="float" office:value="53.719999999999999">
            <text:p>53.720</text:p>
          </table:table-cell>
          <table:table-cell table:style-name="ACE-7" office:value-type="float" office:value="9.4199999999999999">
            <text:p>9.42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499999999999999">
            <text:p>−1.6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0">
            <text:p>18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6</text:p>
          </table:table-cell>
          <table:table-cell table:style-name="ACE-7" office:value-type="float" office:value="54.049999999999997">
            <text:p>54.050</text:p>
          </table:table-cell>
          <table:table-cell table:style-name="ACE-7" office:value-type="float" office:value="9.0099999999999998">
            <text:p>9.010</text:p>
          </table:table-cell>
          <table:table-cell table:style-name="ACE-6" office:value-type="float" office:value="1802">
            <text:p>1802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House of the lowermost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2">
            <text:p>182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7</text:p>
          </table:table-cell>
          <table:table-cell table:style-name="ACE-7" office:value-type="float" office:value="54.350000000000001">
            <text:p>54.350</text:p>
          </table:table-cell>
          <table:table-cell table:style-name="ACE-7" office:value-type="float" office:value="8.9399999999999995">
            <text:p>8.940</text:p>
          </table:table-cell>
          <table:table-cell table:style-name="ACE-6" office:value-type="float" office:value="1825">
            <text:p>18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lower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05">
            <text:p>−1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2">
            <text:p>192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5</text:p>
          </table:table-cell>
          <table:table-cell table:style-name="ACE-7" office:value-type="float" office:value="54.149999999999999">
            <text:p>54.150</text:p>
          </table:table-cell>
          <table:table-cell table:style-name="ACE-7" office:value-type="float" office:value="8.9600000000000009">
            <text:p>8.960</text:p>
          </table:table-cell>
          <table:table-cell table:style-name="ACE-6" office:value-type="float" office:value="1260">
            <text:p>1260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plain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000000000000002">
            <text:p>−0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3">
            <text:p>193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6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ridge over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4">
            <text:p>194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7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lough land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5">
            <text:p>19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8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9199999999999999">
            <text:p>8.92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surface of bank and base of "Wurt"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5">
            <text:p>20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5</text:p>
          </table:table-cell>
          <table:table-cell table:style-name="ACE-7" office:value-type="float" office:value="54.509999999999998">
            <text:p>54.510</text:p>
          </table:table-cell>
          <table:table-cell table:style-name="ACE-7" office:value-type="float" office:value="8.6300000000000008">
            <text:p>8.63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on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igelk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9">
            <text:p>219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47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166">
            <text:p>16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6000000000000002">
            <text:p>−0.4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0">
            <text:p>22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48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98">
            <text:p>98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5">
            <text:p>−0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1">
            <text:p>221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49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2">
            <text:p>222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50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3">
            <text:p>−0.1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3">
            <text:p>233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21</text:p>
          </table:table-cell>
          <table:table-cell table:style-name="ACE-7" office:value-type="float" office:value="54.283000000000001">
            <text:p>54.283</text:p>
          </table:table-cell>
          <table:table-cell table:style-name="ACE-7" office:value-type="float" office:value="8.0700000000000003">
            <text:p>8.070</text:p>
          </table:table-cell>
          <table:table-cell table:style-name="ACE-6" office:value-type="float" office:value="8065">
            <text:p>806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73">
            <text:p>−25.73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5">
            <text:p>225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095</text:p>
          </table:table-cell>
          <table:table-cell table:style-name="ACE-7" office:value-type="float" office:value="54.942999999999998">
            <text:p>54.943</text:p>
          </table:table-cell>
          <table:table-cell table:style-name="ACE-7" office:value-type="float" office:value="5.75">
            <text:p>5.750</text:p>
          </table:table-cell>
          <table:table-cell table:style-name="ACE-6" office:value-type="float" office:value="8190">
            <text:p>819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880000000000003">
            <text:p>−38.8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6">
            <text:p>226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094</text:p>
          </table:table-cell>
          <table:table-cell table:style-name="ACE-7" office:value-type="float" office:value="54.942999999999998">
            <text:p>54.943</text:p>
          </table:table-cell>
          <table:table-cell table:style-name="ACE-7" office:value-type="float" office:value="5.75">
            <text:p>5.75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79999999999997">
            <text:p>−38.9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7">
            <text:p>227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1</text:p>
          </table:table-cell>
          <table:table-cell table:style-name="ACE-7" office:value-type="float" office:value="54.697000000000003">
            <text:p>54.697</text:p>
          </table:table-cell>
          <table:table-cell table:style-name="ACE-7" office:value-type="float" office:value="6.1920000000000002">
            <text:p>6.192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700000000000003">
            <text:p>−46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8">
            <text:p>228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2</text:p>
          </table:table-cell>
          <table:table-cell table:style-name="ACE-7" office:value-type="float" office:value="54.957000000000001">
            <text:p>54.957</text:p>
          </table:table-cell>
          <table:table-cell table:style-name="ACE-7" office:value-type="float" office:value="5.7080000000000002">
            <text:p>5.708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5">
            <text:p>−43.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9">
            <text:p>229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5375</text:p>
          </table:table-cell>
          <table:table-cell table:style-name="ACE-7" office:value-type="float" office:value="55.076999999999998">
            <text:p>55.077</text:p>
          </table:table-cell>
          <table:table-cell table:style-name="ACE-7" office:value-type="float" office:value="5.8280000000000003">
            <text:p>5.828</text:p>
          </table:table-cell>
          <table:table-cell table:style-name="ACE-6" office:value-type="float" office:value="9165">
            <text:p>9165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8.740000000000002">
            <text:p>−48.7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Menke199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0">
            <text:p>230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3</text:p>
          </table:table-cell>
          <table:table-cell table:style-name="ACE-7" office:value-type="float" office:value="55.323">
            <text:p>55.323</text:p>
          </table:table-cell>
          <table:table-cell table:style-name="ACE-7" office:value-type="float" office:value="6.5170000000000003">
            <text:p>6.51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18">
            <text:p>−38.1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1">
            <text:p>231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0</text:p>
          </table:table-cell>
          <table:table-cell table:style-name="ACE-7" office:value-type="float" office:value="54.902999999999999">
            <text:p>54.903</text:p>
          </table:table-cell>
          <table:table-cell table:style-name="ACE-7" office:value-type="float" office:value="6.8769999999999998">
            <text:p>6.877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4.159999999999997">
            <text:p>−34.1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2">
            <text:p>232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2</text:p>
          </table:table-cell>
          <table:table-cell table:style-name="ACE-7" office:value-type="float" office:value="54.912999999999997">
            <text:p>54.913</text:p>
          </table:table-cell>
          <table:table-cell table:style-name="ACE-7" office:value-type="float" office:value="6.9509999999999996">
            <text:p>6.951</text:p>
          </table:table-cell>
          <table:table-cell table:style-name="ACE-6" office:value-type="float" office:value="8840">
            <text:p>884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59999999999999">
            <text:p>−37.3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4">
            <text:p>234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0336</text:p>
          </table:table-cell>
          <table:table-cell table:style-name="ACE-7" office:value-type="float" office:value="54.170000000000002">
            <text:p>54.170</text:p>
          </table:table-cell>
          <table:table-cell table:style-name="ACE-7" office:value-type="float" office:value="6.9829999999999997">
            <text:p>6.983</text:p>
          </table:table-cell>
          <table:table-cell table:style-name="ACE-6" office:value-type="float" office:value="8975">
            <text:p>897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9.350000000000001">
            <text:p>−39.3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5">
            <text:p>235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1603</text:p>
          </table:table-cell>
          <table:table-cell table:style-name="ACE-7" office:value-type="float" office:value="54.109999999999999">
            <text:p>54.110</text:p>
          </table:table-cell>
          <table:table-cell table:style-name="ACE-7" office:value-type="float" office:value="6.9199999999999999">
            <text:p>6.920</text:p>
          </table:table-cell>
          <table:table-cell table:style-name="ACE-6" office:value-type="float" office:value="8535">
            <text:p>8535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99999999999999">
            <text:p>−37.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6">
            <text:p>236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4</text:p>
          </table:table-cell>
          <table:table-cell table:style-name="ACE-7" office:value-type="float" office:value="54.118000000000002">
            <text:p>54.118</text:p>
          </table:table-cell>
          <table:table-cell table:style-name="ACE-7" office:value-type="float" office:value="7.2130000000000001">
            <text:p>7.213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50000000000003">
            <text:p>−38.9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7">
            <text:p>237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406</text:p>
          </table:table-cell>
          <table:table-cell table:style-name="ACE-7" office:value-type="float" office:value="53.947000000000003">
            <text:p>53.947</text:p>
          </table:table-cell>
          <table:table-cell table:style-name="ACE-7" office:value-type="float" office:value="6.944">
            <text:p>6.944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2.990000000000002">
            <text:p>−32.99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8">
            <text:p>238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407</text:p>
          </table:table-cell>
          <table:table-cell table:style-name="ACE-7" office:value-type="float" office:value="53.844999999999999">
            <text:p>53.845</text:p>
          </table:table-cell>
          <table:table-cell table:style-name="ACE-7" office:value-type="float" office:value="6.8120000000000003">
            <text:p>6.812</text:p>
          </table:table-cell>
          <table:table-cell table:style-name="ACE-6" office:value-type="float" office:value="8140">
            <text:p>814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9.539999999999999">
            <text:p>−29.5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6">
            <text:p>216</text:p>
          </table:table-cell>
          <table:table-cell table:style-name="ACE-6" office:value-type="string">
            <text:p>Langeoog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998</text:p>
          </table:table-cell>
          <table:table-cell table:style-name="ACE-7" office:value-type="float" office:value="53.75">
            <text:p>53.750</text:p>
          </table:table-cell>
          <table:table-cell table:style-name="ACE-7" office:value-type="float" office:value="7.4699999999999998">
            <text:p>7.470</text:p>
          </table:table-cell>
          <table:table-cell table:style-name="ACE-6" office:value-type="float" office:value="690">
            <text:p>69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vegetatio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4">
            <text:p>−0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5">
            <text:p>85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4</text:p>
          </table:table-cell>
          <table:table-cell table:style-name="ACE-7" office:value-type="float" office:value="53.292999999999999">
            <text:p>53.293</text:p>
          </table:table-cell>
          <table:table-cell table:style-name="ACE-7" office:value-type="float" office:value="6.4089999999999998">
            <text:p>6.409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salt-marsh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6">
            <text:p>86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641</text:p>
          </table:table-cell>
          <table:table-cell table:style-name="ACE-7" office:value-type="float" office:value="53.322000000000003">
            <text:p>53.322</text:p>
          </table:table-cell>
          <table:table-cell table:style-name="ACE-7" office:value-type="float" office:value="6.1079999999999997">
            <text:p>6.108</text:p>
          </table:table-cell>
          <table:table-cell table:style-name="ACE-6" office:value-type="float" office:value="5800">
            <text:p>58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0499999999999998">
            <text:p>−7.05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7">
            <text:p>87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644</text:p>
          </table:table-cell>
          <table:table-cell table:style-name="ACE-7" office:value-type="float" office:value="53.261000000000003">
            <text:p>53.261</text:p>
          </table:table-cell>
          <table:table-cell table:style-name="ACE-7" office:value-type="float" office:value="5.7590000000000003">
            <text:p>5.759</text:p>
          </table:table-cell>
          <table:table-cell table:style-name="ACE-6" office:value-type="float" office:value="4760">
            <text:p>476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3099999999999996">
            <text:p>−4.31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8">
            <text:p>88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090</text:p>
          </table:table-cell>
          <table:table-cell table:style-name="ACE-7" office:value-type="float" office:value="53.143000000000001">
            <text:p>53.143</text:p>
          </table:table-cell>
          <table:table-cell table:style-name="ACE-7" office:value-type="float" office:value="7.0309999999999997">
            <text:p>7.031</text:p>
          </table:table-cell>
          <table:table-cell table:style-name="ACE-6" office:value-type="float" office:value="3350">
            <text:p>335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199999999999999">
            <text:p>−1.9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9">
            <text:p>89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089</text:p>
          </table:table-cell>
          <table:table-cell table:style-name="ACE-7" office:value-type="float" office:value="53.143000000000001">
            <text:p>53.143</text:p>
          </table:table-cell>
          <table:table-cell table:style-name="ACE-7" office:value-type="float" office:value="7.0309999999999997">
            <text:p>7.031</text:p>
          </table:table-cell>
          <table:table-cell table:style-name="ACE-6" office:value-type="float" office:value="2950">
            <text:p>29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3999999999999995">
            <text:p>−0.94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3">
            <text:p>12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306</text:p>
          </table:table-cell>
          <table:table-cell table:style-name="ACE-7" office:value-type="float" office:value="53.420000000000002">
            <text:p>53.420</text:p>
          </table:table-cell>
          <table:table-cell table:style-name="ACE-7" office:value-type="float" office:value="7.1900000000000004">
            <text:p>7.190</text:p>
          </table:table-cell>
          <table:table-cell table:style-name="ACE-6" office:value-type="float" office:value="6345">
            <text:p>6345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">
            <text:p>−13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5">
            <text:p>12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321</text:p>
          </table:table-cell>
          <table:table-cell table:style-name="ACE-7" office:value-type="float" office:value="53.390000000000001">
            <text:p>53.390</text:p>
          </table:table-cell>
          <table:table-cell table:style-name="ACE-7" office:value-type="float" office:value="7.04">
            <text:p>7.040</text:p>
          </table:table-cell>
          <table:table-cell table:style-name="ACE-6" office:value-type="float" office:value="6385">
            <text:p>638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6">
            <text:p>−1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6">
            <text:p>12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4755</text:p>
          </table:table-cell>
          <table:table-cell table:style-name="ACE-7" office:value-type="float" office:value="53.409999999999997">
            <text:p>53.410</text:p>
          </table:table-cell>
          <table:table-cell table:style-name="ACE-7" office:value-type="float" office:value="7.1600000000000001">
            <text:p>7.160</text:p>
          </table:table-cell>
          <table:table-cell table:style-name="ACE-6" office:value-type="float" office:value="6320">
            <text:p>6320</text:p>
          </table:table-cell>
          <table:table-cell table:style-name="ACE-6" office:value-type="float" office:value="195">
            <text:p>19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42">
            <text:p>−11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3">
            <text:p>13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0453</text:p>
          </table:table-cell>
          <table:table-cell table:style-name="ACE-7" office:value-type="float" office:value="53.369999999999997">
            <text:p>53.370</text:p>
          </table:table-cell>
          <table:table-cell table:style-name="ACE-7" office:value-type="float" office:value="7.2999999999999998">
            <text:p>7.300</text:p>
          </table:table-cell>
          <table:table-cell table:style-name="ACE-6" office:value-type="float" office:value="5155">
            <text:p>51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wood from beach bank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400000000000004">
            <text:p>−7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1">
            <text:p>15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4</text:p>
          </table:table-cell>
          <table:table-cell table:style-name="ACE-7" office:value-type="float" office:value="53.270000000000003">
            <text:p>53.270</text:p>
          </table:table-cell>
          <table:table-cell table:style-name="ACE-7" office:value-type="float" office:value="7.3899999999999997">
            <text:p>7.390</text:p>
          </table:table-cell>
          <table:table-cell table:style-name="ACE-6" office:value-type="float" office:value="2600">
            <text:p>26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5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2">
            <text:p>15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_14C</text:p>
          </table:table-cell>
          <table:table-cell table:style-name="ACE-6" office:value-type="string">
            <text:p>Vink-05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3">
            <text:p>15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7" office:value-type="float" office:value="53.25">
            <text:p>53.250</text:p>
          </table:table-cell>
          <table:table-cell table:style-name="ACE-7" office:value-type="float" office:value="7.4000000000000004">
            <text:p>7.40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4">
            <text:p>15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9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445">
            <text:p>244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House pillar of settlement 1 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5">
            <text:p>15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1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330">
            <text:p>23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irch stubs on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197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6">
            <text:p>15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8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340">
            <text:p>234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House pillar of settlement 2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7">
            <text:p>15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300">
            <text:p>2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5 (on bank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8">
            <text:p>15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7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7.3099999999999996">
            <text:p>7.31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9">
            <text:p>15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8</text:p>
          </table:table-cell>
          <table:table-cell table:style-name="ACE-7" office:value-type="float" office:value="53.25">
            <text:p>53.250</text:p>
          </table:table-cell>
          <table:table-cell table:style-name="ACE-7" office:value-type="float" office:value="7.4000000000000004">
            <text:p>7.400</text:p>
          </table:table-cell>
          <table:table-cell table:style-name="ACE-6" office:value-type="float" office:value="2050">
            <text:p>20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Base of settlement layer 3 on D I b sediments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2">
            <text:p>16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1</text:p>
          </table:table-cell>
          <table:table-cell table:style-name="ACE-7" office:value-type="float" office:value="53.270000000000003">
            <text:p>53.270</text:p>
          </table:table-cell>
          <table:table-cell table:style-name="ACE-7" office:value-type="float" office:value="7.3899999999999997">
            <text:p>7.39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3">
            <text:p>16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2</text:p>
          </table:table-cell>
          <table:table-cell table:style-name="ACE-7" office:value-type="float" office:value="53.289999999999999">
            <text:p>53.290</text:p>
          </table:table-cell>
          <table:table-cell table:style-name="ACE-7" office:value-type="float" office:value="7.3899999999999997">
            <text:p>7.3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7">
            <text:p>16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6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footbridge in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000000000000002">
            <text:p>−2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6">
            <text:p>17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2</text:p>
          </table:table-cell>
          <table:table-cell table:style-name="ACE-7" office:value-type="float" office:value="53.600000000000001">
            <text:p>53.600</text:p>
          </table:table-cell>
          <table:table-cell table:style-name="ACE-7" office:value-type="float" office:value="6.6799999999999997">
            <text:p>6.680</text:p>
          </table:table-cell>
          <table:table-cell table:style-name="ACE-6" office:value-type="float" office:value="2090">
            <text:p>209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Hydrobia ulva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1">
            <text:p>−1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9">
            <text:p>17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1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1965">
            <text:p>1965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200000000000001">
            <text:p>−1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1">
            <text:p>18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3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6.7999999999999998">
            <text:p>6.800</text:p>
          </table:table-cell>
          <table:table-cell table:style-name="ACE-6" office:value-type="float" office:value="2120">
            <text:p>212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Cerastoderme edul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6">
            <text:p>19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9</text:p>
          </table:table-cell>
          <table:table-cell table:style-name="ACE-7" office:value-type="float" office:value="53.450000000000003">
            <text:p>53.450</text:p>
          </table:table-cell>
          <table:table-cell table:style-name="ACE-7" office:value-type="float" office:value="7.0700000000000003">
            <text:p>7.07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II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einhardt196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9">
            <text:p>19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0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1185">
            <text:p>11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2">
            <text:p>−1.2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1">
            <text:p>20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2</text:p>
          </table:table-cell>
          <table:table-cell table:style-name="ACE-7" office:value-type="float" office:value="53.329999999999998">
            <text:p>53.330</text:p>
          </table:table-cell>
          <table:table-cell table:style-name="ACE-7" office:value-type="float" office:value="7.3399999999999999">
            <text:p>7.34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2">
            <text:p>20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3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1025">
            <text:p>102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3">
            <text:p>20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4</text:p>
          </table:table-cell>
          <table:table-cell table:style-name="ACE-7" office:value-type="float" office:value="53.329999999999998">
            <text:p>53.330</text:p>
          </table:table-cell>
          <table:table-cell table:style-name="ACE-7" office:value-type="float" office:value="7.2999999999999998">
            <text:p>7.300</text:p>
          </table:table-cell>
          <table:table-cell table:style-name="ACE-6" office:value-type="float" office:value="1050">
            <text:p>10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4">
            <text:p>20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5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920">
            <text:p>920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6">
            <text:p>20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0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50">
            <text:p>65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5">
            <text:p>−1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7">
            <text:p>20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8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70">
            <text:p>67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8">
            <text:p>20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9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30">
            <text:p>63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brackish water ree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0000000000000004">
            <text:p>−0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9">
            <text:p>20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1</text:p>
          </table:table-cell>
          <table:table-cell table:style-name="ACE-7" office:value-type="float" office:value="53.600000000000001">
            <text:p>53.600</text:p>
          </table:table-cell>
          <table:table-cell table:style-name="ACE-7" office:value-type="float" office:value="6.6799999999999997">
            <text:p>6.680</text:p>
          </table:table-cell>
          <table:table-cell table:style-name="ACE-6" office:value-type="float" office:value="660">
            <text:p>66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ones of Gavia stellata in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2999999999999996">
            <text:p>−0.8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0">
            <text:p>210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6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410">
            <text:p>41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6000000000000003">
            <text:p>−0.6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1">
            <text:p>21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2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440">
            <text:p>44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0999999999999999">
            <text:p>−0.6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2">
            <text:p>21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3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515">
            <text:p>51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999999999999998">
            <text:p>−0.4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3">
            <text:p>21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1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570">
            <text:p>570</text:p>
          </table:table-cell>
          <table:table-cell table:style-name="ACE-6" office:value-type="float" office:value="155">
            <text:p>15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6000000000000001">
            <text:p>−0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4">
            <text:p>21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9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15">
            <text:p>61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5">
            <text:p>21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4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555">
            <text:p>55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29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060.5">
            <text:p>4060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799999999999998">
            <text:p>−3.78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4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370">
            <text:p>4370</text:p>
          </table:table-cell>
          <table:table-cell table:style-name="ACE-6" office:value-type="float" office:value="118">
            <text:p>11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">
            <text:p>−4.5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0.34000000000000002">
            <text:p>0.3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5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434">
            <text:p>4434</text:p>
          </table:table-cell>
          <table:table-cell table:style-name="ACE-6" office:value-type="float" office:value="116">
            <text:p>116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399999999999997">
            <text:p>−4.64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6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493.5">
            <text:p>4493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999999999999998">
            <text:p>−4.8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0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750.5">
            <text:p>4750.5</text:p>
          </table:table-cell>
          <table:table-cell table:style-name="ACE-6" office:value-type="float" office:value="109.75">
            <text:p>109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00000000000001">
            <text:p>−5.41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1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817">
            <text:p>4817</text:p>
          </table:table-cell>
          <table:table-cell table:style-name="ACE-6" office:value-type="float" office:value="106.5">
            <text:p>106.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54">
            <text:p>−5.54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2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852">
            <text:p>4852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6399999999999997">
            <text:p>−5.64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3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883.5">
            <text:p>4883.5</text:p>
          </table:table-cell>
          <table:table-cell table:style-name="ACE-6" office:value-type="float" office:value="103.25">
            <text:p>103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400000000000002">
            <text:p>−5.74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_14</text:p>
          </table:table-cell>
          <table:table-cell table:style-name="ACE-7" office:value-type="float" office:value="53.686999999999998">
            <text:p>53.687</text:p>
          </table:table-cell>
          <table:table-cell table:style-name="ACE-7" office:value-type="float" office:value="7.1779999999999999">
            <text:p>7.178</text:p>
          </table:table-cell>
          <table:table-cell table:style-name="ACE-6" office:value-type="float" office:value="4150.5">
            <text:p>4150.5</text:p>
          </table:table-cell>
          <table:table-cell table:style-name="ACE-6" office:value-type="float" office:value="62.25">
            <text:p>62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599999999999996">
            <text:p>−4.0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_7</text:p>
          </table:table-cell>
          <table:table-cell table:style-name="ACE-7" office:value-type="float" office:value="53.683">
            <text:p>53.683</text:p>
          </table:table-cell>
          <table:table-cell table:style-name="ACE-7" office:value-type="float" office:value="7.1299999999999999">
            <text:p>7.130</text:p>
          </table:table-cell>
          <table:table-cell table:style-name="ACE-6" office:value-type="float" office:value="5884">
            <text:p>5884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00000000000001">
            <text:p>−7.1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6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5969">
            <text:p>5969</text:p>
          </table:table-cell>
          <table:table-cell table:style-name="ACE-6" office:value-type="float" office:value="49">
            <text:p>49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399999999999999">
            <text:p>−6.84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8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6012">
            <text:p>6012</text:p>
          </table:table-cell>
          <table:table-cell table:style-name="ACE-6" office:value-type="float" office:value="48">
            <text:p>4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99999999999999">
            <text:p>−7.17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9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6033.5">
            <text:p>6033.5</text:p>
          </table:table-cell>
          <table:table-cell table:style-name="ACE-6" office:value-type="float" office:value="48.25">
            <text:p>48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3300000000000001">
            <text:p>−7.33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03</text:p>
          </table:table-cell>
          <table:table-cell table:style-name="ACE-7" office:value-type="float" office:value="53.688000000000002">
            <text:p>53.688</text:p>
          </table:table-cell>
          <table:table-cell table:style-name="ACE-7" office:value-type="float" office:value="7.1740000000000004">
            <text:p>7.174</text:p>
          </table:table-cell>
          <table:table-cell table:style-name="ACE-6" office:value-type="float" office:value="4235">
            <text:p>423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harred stem remains (Poaceae)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800000000000001">
            <text:p>−4.0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</text:p>
          </table:table-cell>
          <table:table-cell table:style-name="ACE-7" office:value-type="float" office:value="53.686999999999998">
            <text:p>53.687</text:p>
          </table:table-cell>
          <table:table-cell table:style-name="ACE-7" office:value-type="float" office:value="7.1779999999999999">
            <text:p>7.178</text:p>
          </table:table-cell>
          <table:table-cell table:style-name="ACE-6" office:value-type="float" office:value="4100">
            <text:p>410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700000000000003">
            <text:p>−4.5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-2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5350">
            <text:p>535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800000000000002">
            <text:p>−6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-2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800000000000002">
            <text:p>−5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470">
            <text:p>44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800000000000004">
            <text:p>−5.4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4</text:p>
          </table:table-cell>
          <table:table-cell table:style-name="ACE-7" office:value-type="float" office:value="53.685000000000002">
            <text:p>53.685</text:p>
          </table:table-cell>
          <table:table-cell table:style-name="ACE-7" office:value-type="float" office:value="7.1920000000000002">
            <text:p>7.192</text:p>
          </table:table-cell>
          <table:table-cell table:style-name="ACE-6" office:value-type="float" office:value="3580">
            <text:p>358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choenoplectus, Potentilla anserin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1">
            <text:p>−3.2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9-1</text:p>
          </table:table-cell>
          <table:table-cell table:style-name="ACE-7" office:value-type="float" office:value="53.670999999999999">
            <text:p>53.671</text:p>
          </table:table-cell>
          <table:table-cell table:style-name="ACE-7" office:value-type="float" office:value="7.1580000000000004">
            <text:p>7.158</text:p>
          </table:table-cell>
          <table:table-cell table:style-name="ACE-6" office:value-type="float" office:value="4205">
            <text:p>420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tem, rhizom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699999999999998">
            <text:p>−4.9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9-2</text:p>
          </table:table-cell>
          <table:table-cell table:style-name="ACE-7" office:value-type="float" office:value="53.670999999999999">
            <text:p>53.671</text:p>
          </table:table-cell>
          <table:table-cell table:style-name="ACE-7" office:value-type="float" office:value="7.1580000000000004">
            <text:p>7.158</text:p>
          </table:table-cell>
          <table:table-cell table:style-name="ACE-6" office:value-type="float" office:value="3940">
            <text:p>39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239">
            <text:p>239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092</text:p>
          </table:table-cell>
          <table:table-cell table:style-name="ACE-7" office:value-type="float" office:value="53.740000000000002">
            <text:p>53.740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200000000000003">
            <text:p>−43.2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0">
            <text:p>240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759</text:p>
          </table:table-cell>
          <table:table-cell table:style-name="ACE-7" office:value-type="float" office:value="54">
            <text:p>54.000</text:p>
          </table:table-cell>
          <table:table-cell table:style-name="ACE-7" office:value-type="float" office:value="4.7000000000000002">
            <text:p>4.700</text:p>
          </table:table-cell>
          <table:table-cell table:style-name="ACE-6" office:value-type="float" office:value="9445">
            <text:p>94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7.700000000000003">
            <text:p>−47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79,KidenEtal200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">
            <text:p>2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8</text:p>
          </table:table-cell>
          <table:table-cell table:style-name="ACE-7" office:value-type="float" office:value="51.637">
            <text:p>51.637</text:p>
          </table:table-cell>
          <table:table-cell table:style-name="ACE-7" office:value-type="float" office:value="4.1189999999999998">
            <text:p>4.119</text:p>
          </table:table-cell>
          <table:table-cell table:style-name="ACE-6" office:value-type="float" office:value="7510">
            <text:p>751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73">
            <text:p>−13.7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">
            <text:p>2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7</text:p>
          </table:table-cell>
          <table:table-cell table:style-name="ACE-7" office:value-type="float" office:value="51.637">
            <text:p>51.637</text:p>
          </table:table-cell>
          <table:table-cell table:style-name="ACE-7" office:value-type="float" office:value="4.1189999999999998">
            <text:p>4.119</text:p>
          </table:table-cell>
          <table:table-cell table:style-name="ACE-6" office:value-type="float" office:value="7290">
            <text:p>729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630000000000001">
            <text:p>−13.6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5">
            <text:p>2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6</text:p>
          </table:table-cell>
          <table:table-cell table:style-name="ACE-7" office:value-type="float" office:value="51.551000000000002">
            <text:p>51.551</text:p>
          </table:table-cell>
          <table:table-cell table:style-name="ACE-7" office:value-type="float" office:value="4.109">
            <text:p>4.109</text:p>
          </table:table-cell>
          <table:table-cell table:style-name="ACE-6" office:value-type="float" office:value="6730">
            <text:p>67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4499999999999993">
            <text:p>−8.4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6">
            <text:p>2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2</text:p>
          </table:table-cell>
          <table:table-cell table:style-name="ACE-7" office:value-type="float" office:value="51.43">
            <text:p>51.430</text:p>
          </table:table-cell>
          <table:table-cell table:style-name="ACE-7" office:value-type="float" office:value="4.2290000000000001">
            <text:p>4.229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andy 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6200000000000001">
            <text:p>−7.6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7">
            <text:p>2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1</text:p>
          </table:table-cell>
          <table:table-cell table:style-name="ACE-7" office:value-type="float" office:value="51.43">
            <text:p>51.430</text:p>
          </table:table-cell>
          <table:table-cell table:style-name="ACE-7" office:value-type="float" office:value="4.2290000000000001">
            <text:p>4.229</text:p>
          </table:table-cell>
          <table:table-cell table:style-name="ACE-6" office:value-type="float" office:value="6290">
            <text:p>62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599999999999996">
            <text:p>−7.5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8">
            <text:p>2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05</text:p>
          </table:table-cell>
          <table:table-cell table:style-name="ACE-7" office:value-type="float" office:value="51.454000000000001">
            <text:p>51.454</text:p>
          </table:table-cell>
          <table:table-cell table:style-name="ACE-7" office:value-type="float" office:value="3.6269999999999998">
            <text:p>3.627</text:p>
          </table:table-cell>
          <table:table-cell table:style-name="ACE-6" office:value-type="float" office:value="5720">
            <text:p>5720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400000000000004">
            <text:p>−4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9">
            <text:p>2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21</text:p>
          </table:table-cell>
          <table:table-cell table:style-name="ACE-7" office:value-type="float" office:value="51.350999999999999">
            <text:p>51.351</text:p>
          </table:table-cell>
          <table:table-cell table:style-name="ACE-7" office:value-type="float" office:value="3.9729999999999999">
            <text:p>3.973</text:p>
          </table:table-cell>
          <table:table-cell table:style-name="ACE-6" office:value-type="float" office:value="5340">
            <text:p>53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999999999999998">
            <text:p>−3.8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0">
            <text:p>3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70</text:p>
          </table:table-cell>
          <table:table-cell table:style-name="ACE-7" office:value-type="float" office:value="51.350000000000001">
            <text:p>51.350</text:p>
          </table:table-cell>
          <table:table-cell table:style-name="ACE-7" office:value-type="float" office:value="4.2670000000000003">
            <text:p>4.267</text:p>
          </table:table-cell>
          <table:table-cell table:style-name="ACE-6" office:value-type="float" office:value="4480">
            <text:p>448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1">
            <text:p>−2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1">
            <text:p>3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12</text:p>
          </table:table-cell>
          <table:table-cell table:style-name="ACE-7" office:value-type="float" office:value="51.116999999999997">
            <text:p>51.117</text:p>
          </table:table-cell>
          <table:table-cell table:style-name="ACE-7" office:value-type="float" office:value="4.3040000000000003">
            <text:p>4.304</text:p>
          </table:table-cell>
          <table:table-cell table:style-name="ACE-6" office:value-type="float" office:value="4220">
            <text:p>42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300000000000001">
            <text:p>−1.83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2">
            <text:p>3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13</text:p>
          </table:table-cell>
          <table:table-cell table:style-name="ACE-7" office:value-type="float" office:value="51.243000000000002">
            <text:p>51.243</text:p>
          </table:table-cell>
          <table:table-cell table:style-name="ACE-7" office:value-type="float" office:value="4.3860000000000001">
            <text:p>4.386</text:p>
          </table:table-cell>
          <table:table-cell table:style-name="ACE-6" office:value-type="float" office:value="3890">
            <text:p>389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4">
            <text:p>3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922</text:p>
          </table:table-cell>
          <table:table-cell table:style-name="ACE-7" office:value-type="float" office:value="51.670000000000002">
            <text:p>51.670</text:p>
          </table:table-cell>
          <table:table-cell table:style-name="ACE-7" office:value-type="float" office:value="4.25">
            <text:p>4.250</text:p>
          </table:table-cell>
          <table:table-cell table:style-name="ACE-6" office:value-type="float" office:value="6400">
            <text:p>6400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wooden statue i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">
            <text:p>−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8">
            <text:p>3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1</text:p>
          </table:table-cell>
          <table:table-cell table:style-name="ACE-7" office:value-type="float" office:value="52.055999999999997">
            <text:p>52.056</text:p>
          </table:table-cell>
          <table:table-cell table:style-name="ACE-7" office:value-type="float" office:value="4.2080000000000002">
            <text:p>4.208</text:p>
          </table:table-cell>
          <table:table-cell table:style-name="ACE-6" office:value-type="float" office:value="2275">
            <text:p>22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peat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" table:style-name="ACE-6"/>
          <table:table-cell table:style-name="ACE-6" office:value-type="float" office:value="6">
            <text:p>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1">
            <text:p>4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2</text:p>
          </table:table-cell>
          <table:table-cell table:style-name="ACE-7" office:value-type="float" office:value="51.844999999999999">
            <text:p>51.845</text:p>
          </table:table-cell>
          <table:table-cell table:style-name="ACE-7" office:value-type="float" office:value="4.7560000000000002">
            <text:p>4.756</text:p>
          </table:table-cell>
          <table:table-cell table:style-name="ACE-6" office:value-type="float" office:value="2830">
            <text:p>283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8">
            <text:p>2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2">
            <text:p>4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1</text:p>
          </table:table-cell>
          <table:table-cell table:style-name="ACE-7" office:value-type="float" office:value="51.844999999999999">
            <text:p>51.845</text:p>
          </table:table-cell>
          <table:table-cell table:style-name="ACE-7" office:value-type="float" office:value="4.7560000000000002">
            <text:p>4.756</text:p>
          </table:table-cell>
          <table:table-cell table:style-name="ACE-6" office:value-type="float" office:value="4590">
            <text:p>459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9">
            <text:p>2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3">
            <text:p>4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6</text:p>
          </table:table-cell>
          <table:table-cell table:style-name="ACE-7" office:value-type="float" office:value="51.857999999999997">
            <text:p>51.858</text:p>
          </table:table-cell>
          <table:table-cell table:style-name="ACE-7" office:value-type="float" office:value="4.5380000000000003">
            <text:p>4.538</text:p>
          </table:table-cell>
          <table:table-cell table:style-name="ACE-6" office:value-type="float" office:value="4270">
            <text:p>4270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400000000000002">
            <text:p>−3.24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37">
            <text:p>3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4">
            <text:p>4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7</text:p>
          </table:table-cell>
          <table:table-cell table:style-name="ACE-7" office:value-type="float" office:value="51.857999999999997">
            <text:p>51.858</text:p>
          </table:table-cell>
          <table:table-cell table:style-name="ACE-7" office:value-type="float" office:value="4.5380000000000003">
            <text:p>4.538</text:p>
          </table:table-cell>
          <table:table-cell table:style-name="ACE-6" office:value-type="float" office:value="3900">
            <text:p>390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699999999999999">
            <text:p>−2.6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38">
            <text:p>3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5">
            <text:p>4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8</text:p>
          </table:table-cell>
          <table:table-cell table:style-name="ACE-7" office:value-type="float" office:value="51.857999999999997">
            <text:p>51.858</text:p>
          </table:table-cell>
          <table:table-cell table:style-name="ACE-7" office:value-type="float" office:value="4.5380000000000003">
            <text:p>4.538</text:p>
          </table:table-cell>
          <table:table-cell table:style-name="ACE-6" office:value-type="float" office:value="3480">
            <text:p>348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7">
            <text:p>−1.97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39">
            <text:p>3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7">
            <text:p>4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2</text:p>
          </table:table-cell>
          <table:table-cell table:style-name="ACE-7" office:value-type="float" office:value="51.862000000000002">
            <text:p>51.862</text:p>
          </table:table-cell>
          <table:table-cell table:style-name="ACE-7" office:value-type="float" office:value="4.1799999999999997">
            <text:p>4.180</text:p>
          </table:table-cell>
          <table:table-cell table:style-name="ACE-6" office:value-type="float" office:value="4450">
            <text:p>44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5">
            <text:p>−3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LouweKooijmansvandeVelde1980</text:p>
          </table:table-cell>
          <table:table-cell table:number-columns-repeated="2" table:style-name="ACE-6"/>
          <table:table-cell table:style-name="ACE-6" office:value-type="float" office:value="80">
            <text:p>8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9">
            <text:p>4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9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800000000000001">
            <text:p>−12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6">
            <text:p>13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0">
            <text:p>5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7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920">
            <text:p>692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5">
            <text:p>−12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7">
            <text:p>13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1">
            <text:p>5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6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850">
            <text:p>685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75">
            <text:p>−1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8">
            <text:p>13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2">
            <text:p>5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5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835">
            <text:p>683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90000000000001">
            <text:p>−11.3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9">
            <text:p>13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3">
            <text:p>5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3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4">
            <text:p>−11.3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40">
            <text:p>14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4">
            <text:p>5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2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810">
            <text:p>681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08">
            <text:p>−11.0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41">
            <text:p>141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5">
            <text:p>5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8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1299999999999999">
            <text:p>−6.13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4">
            <text:p>144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6">
            <text:p>5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6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560">
            <text:p>55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400000000000004">
            <text:p>−5.9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5">
            <text:p>145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7">
            <text:p>5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4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440">
            <text:p>54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5">
            <text:p>−5.7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7">
            <text:p>14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8">
            <text:p>5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2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400000000000004">
            <text:p>−5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9">
            <text:p>14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9">
            <text:p>5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1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275">
            <text:p>527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699999999999996">
            <text:p>−5.2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0">
            <text:p>15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0">
            <text:p>6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0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070">
            <text:p>507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399999999999999">
            <text:p>−4.8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1">
            <text:p>151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1">
            <text:p>6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8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699999999999998">
            <text:p>−4.4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2">
            <text:p>152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2">
            <text:p>6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5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3">
            <text:p>153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3">
            <text:p>6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4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1">
            <text:p>−3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4">
            <text:p>154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4">
            <text:p>6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3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525">
            <text:p>45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599999999999999">
            <text:p>−3.36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5">
            <text:p>155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5">
            <text:p>6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7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57">
            <text:p>−10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59">
            <text:p>15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6">
            <text:p>6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8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">
            <text:p>−10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60">
            <text:p>16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7">
            <text:p>6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9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6495">
            <text:p>649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06">
            <text:p>−10.0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61">
            <text:p>161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8">
            <text:p>6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2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5955">
            <text:p>595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4">
            <text:p>−6.5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6">
            <text:p>16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9">
            <text:p>6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4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820">
            <text:p>38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200000000000001">
            <text:p>−2.62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7">
            <text:p>16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70">
            <text:p>7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3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510">
            <text:p>35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99999999999999">
            <text:p>−2.38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8">
            <text:p>16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71">
            <text:p>7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2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530">
            <text:p>35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9">
            <text:p>16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72">
            <text:p>7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1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455">
            <text:p>345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0">
            <text:p>170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3">
            <text:p>7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99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oak roo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1">
            <text:p>171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4">
            <text:p>7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98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2700">
            <text:p>270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alder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2">
            <text:p>172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5">
            <text:p>7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4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2955">
            <text:p>295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200000000000001">
            <text:p>−1.62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4">
            <text:p>174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6">
            <text:p>7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5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399999999999999">
            <text:p>−1.94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5">
            <text:p>175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7">
            <text:p>7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7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315">
            <text:p>331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fen-wood peat, non-claye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7">
            <text:p>−2.27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7">
            <text:p>177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8">
            <text:p>7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8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565">
            <text:p>35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clayey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000000000000001">
            <text:p>−2.6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8">
            <text:p>178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9">
            <text:p>7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20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615">
            <text:p>361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9">
            <text:p>−1.99</text:p>
          </table:table-cell>
          <table:table-cell table:style-name="ACE-6" office:value-type="float" office:value="0.070000000000000007">
            <text:p>0.07</text:p>
          </table:table-cell>
          <table:table-cell table:style-name="ACE-6" office:value-type="float" office:value="1.02">
            <text:p>1.02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80">
            <text:p>180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0">
            <text:p>8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0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515">
            <text:p>351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8">
            <text:p>−2.48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82">
            <text:p>182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1">
            <text:p>8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9</text:p>
          </table:table-cell>
          <table:table-cell table:style-name="ACE-7" office:value-type="float" office:value="52.133000000000003">
            <text:p>52.133</text:p>
          </table:table-cell>
          <table:table-cell table:style-name="ACE-7" office:value-type="float" office:value="4.367">
            <text:p>4.367</text:p>
          </table:table-cell>
          <table:table-cell table:style-name="ACE-6" office:value-type="float" office:value="3495">
            <text:p>349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499999999999999">
            <text:p>−2.6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88">
            <text:p>188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2">
            <text:p>8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7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330000000000002">
            <text:p>4.333</text:p>
          </table:table-cell>
          <table:table-cell table:style-name="ACE-6" office:value-type="float" office:value="3325">
            <text:p>332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099999999999999">
            <text:p>−1.91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90">
            <text:p>190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3">
            <text:p>8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63</text:p>
          </table:table-cell>
          <table:table-cell table:style-name="ACE-7" office:value-type="float" office:value="52.07">
            <text:p>52.070</text:p>
          </table:table-cell>
          <table:table-cell table:style-name="ACE-7" office:value-type="float" office:value="4.75">
            <text:p>4.750</text:p>
          </table:table-cell>
          <table:table-cell table:style-name="ACE-6" office:value-type="float" office:value="6430">
            <text:p>643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and 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75">
            <text:p>−8.75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96">
            <text:p>196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241">
            <text:p>241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A</text:p>
          </table:table-cell>
          <table:table-cell table:style-name="ACE-6" office:value-type="string">
            <text:p>Vink-55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3.7999999999999998">
            <text:p>3.800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6.800000000000001">
            <text:p>−26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42">
            <text:p>242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D</text:p>
          </table:table-cell>
          <table:table-cell table:style-name="ACE-6" office:value-type="string">
            <text:p>Vink-56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3.5">
            <text:p>3.500</text:p>
          </table:table-cell>
          <table:table-cell table:style-name="ACE-6" office:value-type="float" office:value="8500">
            <text:p>85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8.800000000000001">
            <text:p>−28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43">
            <text:p>243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C</text:p>
          </table:table-cell>
          <table:table-cell table:style-name="ACE-6" office:value-type="string">
            <text:p>Vink-57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3.25">
            <text:p>3.250</text:p>
          </table:table-cell>
          <table:table-cell table:style-name="ACE-6" office:value-type="float" office:value="8700">
            <text:p>87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3.799999999999997">
            <text:p>−33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44">
            <text:p>244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B</text:p>
          </table:table-cell>
          <table:table-cell table:style-name="ACE-6" office:value-type="string">
            <text:p>Vink-58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2.9199999999999999">
            <text:p>2.920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5.799999999999997">
            <text:p>−35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2">
            <text:p>22</text:p>
          </table:table-cell>
          <table:table-cell table:number-columns-repeated="255" table:style-name="ACE-6"/>
        </table:table-row>
        <table:table-row table:style-name="AROW-5">
          <table:table-cell table:style-name="ACE-6" office:value-type="float" office:value="35">
            <text:p>35</text:p>
          </table:table-cell>
          <table:table-cell table:number-columns-repeated="255" table:style-name="ACE-6"/>
        </table:table-row>
        <table:table-row table:style-name="AROW-5">
          <table:table-cell table:style-name="ACE-6" office:value-type="float" office:value="84">
            <text:p>84</text:p>
          </table:table-cell>
          <table:table-cell table:number-columns-repeated="255" table:style-name="ACE-6"/>
        </table:table-row>
        <table:table-row table:style-name="AROW-5">
          <table:table-cell table:style-name="ACE-6" office:value-type="float" office:value="90">
            <text:p>90</text:p>
          </table:table-cell>
          <table:table-cell table:number-columns-repeated="15" table:style-name="ACE-6"/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112">
            <text:p>112</text:p>
          </table:table-cell>
          <table:table-cell table:number-columns-repeated="255" table:style-name="ACE-6"/>
        </table:table-row>
        <table:table-row table:style-name="AROW-5">
          <table:table-cell table:style-name="ACE-6" office:value-type="float" office:value="223">
            <text:p>223</text:p>
          </table:table-cell>
          <table:table-cell table:number-columns-repeated="255" table:style-name="ACE-6"/>
        </table:table-row>
        <table:table-row table:style-name="AROW-6" table:number-rows-repeated="65270">
          <table:table-cell table:number-columns-repeated="256"/>
        </table:table-row>
        <table:named-expressions>
          <table:named-expression table:name="Sheet_Title" table:expression="of:=&quot;regions_format&quot;" table:base-cell-address="$'regions_format'.$A$1"/>
          <table:named-expression table:name="Print_Area" table:expression="of:=#REF!" table:base-cell-address="$'regions_format'.$A$1"/>
        </table:named-expressions>
        <gnm:selections gnm:cursor-col="1" gnm:cursor-row="145">
          <gnm:selection gnm:start-col="1" gnm:start-row="145" gnm:end-col="17" gnm:end-row="20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ndix 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ppendix 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ppendix caption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egions_format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10T07:03:30Z</dc:date>
    <meta:creation-date>2022-03-02T02:15:42Z</meta:creation-date>
    <meta:generator>gnumeric/1.12.46</meta:generator>
  </office:meta>
</office:document-meta>
</file>